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1.199cm"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text-align="center" style:justify-single-word="false" fo:text-indent="1.199cm" style:auto-text-indent="false"/>
      <style:text-properties fo:font-size="14pt" style:font-size-asian="14pt" style:font-size-complex="14pt"/>
    </style:style>
    <style:style style:name="P7"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4</text:p>
      <text:p text:style-name="P3"/>
      <text:p text:style-name="P3">Фрагмент 871 начинался с тишины. Еще при первичном анализе, когда самая мощная вычислительная машина в институте разделяла единый поток данных на неравномерные части, было как-то установлено, что тишина является частью фрагмента 871. Это выжидающее молчание в самом начале записи длилось совсем недолго - меньше, чем размеренный глубокий вздох, - и продолжалось тихим пульсирующим шумом, действительно чем-то напоминавшим дыхание.</text:p>
      <text:p text:style-name="P3">Известно - об этом рассказывали Ане, когда она только изучала анализ фрагментов, - что некоторые слова, самые важные во всем языке, в особенности слова на гали, имеющие сотни несвязанных смыслов, нельзя часто произносить вслух. Именно поэтому молитвы обычно читают шепотом, точно неуверенное признание в любви, а в храмах, где потолки такие высокие, что даже дыхание отзывается эхом, отражаясь от стен, всегда сумрачно и тихо. Произнесенное слово, которое рождается в тот момент, когда язык в последний раз касается нёба, искаженное чьим-то голосом и дыханием - в полную грудь, без малейшего стеснения - блекнет и умирает, как засвечивается на солнце фото-пленка, смысл, заключенный в нем, начинает теряться, и слово как будто распадается на ритмичные механические звуки - открытые протяжные гласные, менящие свою тональность от удивления до крика, твердые бесцветные согласные, - в которых смысла не больше, чем в отрывистых звуках, издаваемах вычислительной машиной. Однако преодолевшие расстояние в миллиарды миль сигналы - сквозь ту самую бессветную тишину, которая так усердно соблюдается в храмах, - беспощадно искаженные помехами, хоть и кажутся поначалу лишь случайным бессвязным шумом, напротив, постепенно обретают цвет и форму, если долго проговаривать их про себя - словно происходит обратная реакция смысла, и загадочное послание постепенно восстанавливается, проступает из обманчивого хаоса помех, даже если тот, кто способствовал этому необъяснимому восстановлению, не в состании ничего понять.</text:p>
      <text:p text:style-name="P3">Невнятное прерывистое шипение, из-за которого казалось, что у Аны стал плохо работать магнитограф, сменялось резким и громким треском, как во время нечеткой передачи, когда голос неожиданно уходит в истерический шум, а потом начиналось <text:s/>быстрое чередование высоких сигналов, похожее на музыку, вроде той, что играют в поездах - тонкий пунктир, в котором каждый звук нервно нарастал, переливаясь в рваный фальцет, нарушая ритм, словно кто-то торопливо отсчитывал колебания воздуха, но потом сбивался и начинал вновь - все громче и громче, с <text:soft-page-break/>нарастающим раздражением. Эта нервная музыка обрывалась оглушающей тишиной, после которой слышался тусклый шорох, шум рассыпающегося песка в пустыне, и наконец проигрыватель останавливался - один диск с пленкой был уже пуст и беспомощно застыл на шарнире, - отыграв всю запись до конца.</text:p>
      <text:p text:style-name="P3">Ана прослушала фрагмент 871 пять раз подряд, делая перерыв лишь на то, чтобы отмотать пленку, пытаясь найти какие-нибудь закономерности записи с помощью своей вычислительной машины. Ана старалась не думать ни о чем другом. К ней обычно заходила в это время подруга. Последние дни они часто говорили о Ниве. Начальник мог заглянуть, чтобы поинтересоваться, как идут дела. Но нет, только эта запись. Нужно было сосредоточиться, погрузиться в работу. </text:p>
      <text:p text:style-name="P3">Как всегда Ане казалось, что фрагмент неполон, что он не имеет смысла без других фрагментов. Интересно, существовали ли в действительности фрагменты 870 и 872? Было совсем непонятно, как, по какому принципу, первичный анализатор - так обычно называли эту чудовищную машину - разделяет неразрывный поток эфира на фрагменты и присваивает им номера. Нумерация никогда не была последовательной. В следующий раз ей могли назначить фрагмент, обозначенный двухзначным число. Это беспокоило Ану - как будто из-за того, что она не понимала закономерности в номерах фрагментов вся ее работа теряла смысл.</text:p>
      <text:p text:style-name="P3">Прослушав запись в шестой раз, Ана вдруг заметила, что ее собственное дыхание начинает подчиняться неровному сбивчивому ритму, так похожему на бызускусные мелодии переполненной надземки, который превращается в раздражающую какофонию и сменяется тишиной, кратким перерывом перед окончанием фрагмента.</text:p>
      <text:p text:style-name="P3">Это было начало.</text:p>
      <text:p text:style-name="P3">Ана сняла тяжелые наушники, положила их на металлическую консоль вычислительной машины и помассировала пальцами переносицу - там, где было воспаленное покраснение от респираторной маски. Перед ней поднимилась к потолку пустая рама от зацементированного окна. Ана старалась дышать медленно, глубоко и ровно - как делала, по совету врача, когда чувствовало приближение приступа, - но это не помогало. Она ощущала странный пульсирующий ритм во всем своем теле, с каждым вздохом, с каждым движением руки. Даже ее тесная комната, освещенная холодным светом потолочной лампы, ровные стыки стиснутых стен, фальшивое окно, идеальная плоскость потолка - все эти параллельные поверхности, пересекающиеся прямые - стала лишь продолжение, олицетворением той сложной ритмичной закономерности, которая таилась во фрагменте 871.</text:p>
      <text:p text:style-name="P3">Теперь уже фрагшмент совсем не казался Ане лишенным смысла. <text:soft-page-break/>Она начала неосознанно, как бы интуитивно понимать его - точно речь на чужом языке, в которой не разбираешь слов, но в самих интонациях, в паузах, как зияющих пустотах, между фразами, во время которых говорящий делает глубокий вздох, чтобы начать все заново, даже в звенящих окончаниях слов ощущаешь некую тень, ускользающий призрак смысла.</text:p>
      <text:p text:style-name="P3">Ана вновь надела наушники поставила ленту на перемотку. <text:s/>Дышать было тяжело, как будто ей теперь даже в помещении требовалась респираторная маска. Ана почувствовала, как у нее начинает тяжелеть как от хмеля голова. Магнитограф издал отрывистый щелчок - запись была снова готова к прослушиванию. Ана неуверенно нажала на затертую, сохранившую отпечатки тысяч прикосновений кнопку, диски с лентой тихой скрипнул, сдвинулся с места, и в наушниках послышалась глубокая осмысленная тишина.</text:p>
      <text:p text:style-name="P3">Ана не отрываясь смотрела на то, как тонкая прозрачная лента медленно тянется между двумя металлическими дисками ее магнитографа, которые синхронно закручивались вокруг своей оси, словно сжимая пространства в магнитную нить. Лента огибала блестящие серебристые стержни - сначала маленький, который мог двигаться в округлых пазах, изменяя скорость проигрывания, затем большой, затем еще один такой же, пока ее не затягивало в угловатый блок с электромагнитными головками, которые считывали с пленки звук. Лентопротяжный механизм чуть слышно поскрипывал, и сам магнитограф судорожно вибрировал под электрическим напряжением - или же это просто дрожали у Аны руки.</text:p>
      <text:p text:style-name="P3">Она подумала, что еще несколько дней назад, когда она слушала ту же самую запись, все так же пытаясь разгадать то, что казалось лишенным смысла, весь это город, ее жизнь, даже то, как она дышит, было другим. Мир вокруг нее поблек и стал казаться нереальным без него. И только магнитограф по-прежнему невозмутимо считывал помехи с пленки.</text:p>
      <text:p text:style-name="P3">Ана снова прослушала фрагмент несколько раз подряд. На мерцающем экране безустанной вычислительной машины выводились - ровными синими отблесками, строка за строкой - ее неловкие попытки вывести во фрагменте смысловые последовательности. Тишина, затем дыхание, затем рваная ритмичная музыка, затем снова тишина.</text:p>
      <text:p text:style-name="P3">С каждым прослушиванием фрагмент казался Ане не таким как прежде.</text:p>
      <text:p text:style-name="P3">Она больше не чувствовала тайный безумный смысл в хаотичной разноголосице, записанной на пленку, которую исправно, раз за разом, воспроизводил ее магнитограф. Что-то было нарушено. Глубинная непостижимая связь между ней и таинственным иррациональным шумом на пленке вдруг исказилась - все вокруг, ее дыхание, тело, которое <text:soft-page-break/>начинало казаться бесформенным и неуклюжим, страшные и странные устройства на ее столе, работающие от переменного тока, экран с расстроенным сведением, синхронно вращающиеся диски магнитографа упрямо сбивались с заложенного во фрагменте ритма, и это искажения, точно губительная радиация, охватывали всю комнату, ставя под сомнение ее кубическую геометрию, поражали все слепое здание института, где было душно и тихо в любое время дня, весь мира за незрячим окном.</text:p>
      <text:p text:style-name="P3">Ана как будто сходила с ума.</text:p>
      <text:p text:style-name="P3">Такое уже случалось раньше - она вспоминала о таких о моментах как о кошмарных приступах безумия. Неужели в этом и был смысл посланий, само предназначение эфира, который она, совместно с другими, ежедневно пыталась разгадать.</text:p>
      <text:p text:style-name="P3">Ана отключила магнитограф, потом лучевой экран, изображение на котором быстро погасло, словно выжженное темнотой, а потом и саму вычислительную машину, даже выдернув кабель из сети - желая убедиться, что напряжение не подается, что машина мертва. Тяжелые черные наушники снова лежали на металлической консоли. Ни один из индикаторов не горел, не было слышно раздражающего электричекого гула. Магнитограф беспомощно застыл, лишенный своего голоса, отмотав только половину пленки.</text:p>
      <text:p text:style-name="P3">Ане стало легче.</text:p>
      <text:p text:style-name="P3">Она откинулась на спинку скрипнувшего стула и глубоко вздохнула. В комнате по-прежнему пахло горелой проводой, и Ана даже подумала, что, быть может, этот запах только чудится ей после всех мучений, которые она перенесла на Самкаре. Просто неудачный день для анализа. Просто неудачный день. </text:p>
      <text:p text:style-name="P3">Ана вдруг подумала, что ей даже хочется, чтобы у нее начался приступ - это помогало ей сосредоточиться, не думать ни о чем, кроме дыхания. Задыхаться было легче, чем вспоминать о том, что произошло два дня назад.</text:p>
      <text:p text:style-name="P3">Лампа на потолке - единственное, что еще работало в ее комнате - на секунду мигнула и загорелась вновь, судорожно наливаясь желтоватым светом. Ана удивленно посмотрела на потолок. Перебои в электричестве. Не показалось ли ей. Такого за все годы ее работы в институте не случалось нип разу. Ана даже улыбнулась, представив, как ее начальник с раскрасневшимся потным лицом - ему постоянно было жарко, даже в залах для сборов, где у других сводило кости от искусственной химической прохлады - возмущенно говорит, что это абсолютно, абсолютно не приемлимо, что такого просто не может быть.</text:p>
      <text:p text:style-name="P3">Ничто не должно отвлекать от работы - ведь так важно сосредоточиться на анализе, не думать ни о чем другом, даже если ты <text:soft-page-break/>задыхаешься, даже если удушье кажется тебе облегчением. Именно поэтому им даже выделили собственные кабинеты, тесные настолько, что мыслям даже было негде развернуться. Раньше Ана сидела в другом крыле здания, в одной комнате со своей подругой, Илой, - собственно, и подругами они стали потому что работали вместе - но потом, согласно очередным специальным распоряжениям, их перевели в отдельные кабинеты с замурованными окнами, чтобы ничто, ни разговоры, ни туманный вид города, поездов, пролетающих по эстакаде, не отвлекало от прослушивания фрагментов. Правда, у Илы был на стене снимок - смутный, как давнее воспоминание, и, хотя касательно изображений на стене никаких распоряжений не существовало, фотография ведь могла отвлекать ничуть не меньше, чем вид за окном.</text:p>
      <text:p text:style-name="P3">Ана попыталась вспомнить, а что в действительности можно было разглядеть из их комнаты, когда она еще сидела вместе с Илой, - серую улицу, отвесные станции надземки, толпы людей, которые однообразно появлились в определенные часы - но так и не смогла. Вид из окна был стерт. Вместо этого она почему-то вспомнила, что Нив не любил фотографироваться.</text:p>
      <text:p text:style-name="P3">Свет на потолоке снова мигнул - с тонким, чуть слышным потрескиванием, словно закоротило провода. Ана потянулась к круглой металлической кнопке у двери - голая стена качнулась навстречу к ней, заскрипел стул, сдвинувшись на затоптанном полу - и выключила свет. Стало темно настолько, что Ана даже вздрогнула, как только погасла лампа на потолке - она совсем не ожидала такого, глаза уже привыкли к режущему электрическому свету, поначалу она не могла ничего разглядеть, комната была непроницаемо пуста, все вокруг затопило темнотой, исчезла ее вычислительная машина, лучевой экран, магнитограф, замерший на середине записи - не было ничего. Но дышать почему-то стало легче, бессмысленные предметы больше не отвлекали ее внимания, и Ана почувствовала себя лучше. До перерыва оставалось совсем немного, к ней могла зайти подруга или даже начальник, увидеть ее в ослепляющей темноте, но Ану это не волновало. Под ее дверью тихо бледнела невыразительная полоска света, напоминая о том, что в здании по-прежнему подается к бессчисленным осветительным приборам переменный ток, но Ана повернулась к ней спиной, снова заскрипев невидимым стулом по невидимому полу. Потом закрыла глаза - ведь смотреть все равно было не на что.</text:p>
      <text:p text:style-name="P3">Однако вскоре из-за двери послышались тревожные голоса, топот ног, даже крики. Ана решила поначалу, что задремала, и непонятный шум ей только послышался, однако взволнованный гомон в коридоре продолжал усиливаться. Полоски света под дверью больше не было. Ана потерла <text:soft-page-break/>глаза.</text:p>
      <text:p text:style-name="P3">Послышался нарастающий отдающийся в стенах грохот. Кто-то начал грубо открывать все комнаты, из глубины коридора, неотвратимо приближаясь к Ане - двери со всего размаха ударялись в стену, - и Ана испуганно вскочила. Она застыла на какое-то мгновение <text:s/>- глаза ее так и не привыкли к темноте, она с трудом могла разглядеть даже отлогие очертания комнаты, - а затем неуверенно подалась вперед, где-то здесь должна быть кнопка, нужно включить свет, как можно быстрее, пока у нее еще есть время. Ана задела о что-то ногой, больно ударилась и чуть не упала, шатко покачнувшись, упершись руками в холодный бетон. Она слепо провела рукой по стене, и ладонь ее провалилась в пустоту. Кнопка куда-то исчезла, Ана беспомощно стирала ладонью пыль, осевшую на стене. Она попыталась перейти к другой стене, но вновь зацепилась за что-то - наверное, за выставленную ножку стула - и, на секунду потеряв равновесие, покачнувшись, уперлась плечом в хлипко скрипнувшую дверь. Потом нащупала ручку.</text:p>
      <text:p text:style-name="P3">В коридоре было тоже темно. Все лампы на потолке не горели. Где-то вдалеке нервно дрожал луч фонарика, то вздымаясь вверх, то падая вниз, в ритме чьих-то торопливых шагов, выхватывая из темноты ровные бесцветные стены, одинаковые двери, оцепеневшие фигуры людей. В коридоре, казалось, собрались все сотрудники института - в хаотичном свете вдалеке, который не освещал, а лишь усиливал гнетущее чувство темноты, мелькали смутные нечеткие тени. Луч фонаря, беспомощно метавшийся в чьих-то руках, стремительно приближался к Ане. Вскоре загорелся еще один фонарь - еще луч неподвижно уставился в низкий потолок, осветив бесполезные сферические лампы. Затем еще один. Стало светлее - Ана уже могла разглядеть людей, стоявших рядом с ней, но все равно не различала лиц.</text:p>
      <text:p text:style-name="P3">Вскоре перед Аной появился Сад, ее начальник. Он был невысоким и полным, в уродливой слегко помятой серебристой каске, как у подземных рабочих. Сад держал перед собой коробку с массивными металлическими фонарями - неизвестно было, откуда он достал эти странные устройства, на вид пролежавшие в пыли не меньше сотни лет - один из которых, включенный, он засунул подмышку, рахитично скривившись, подняв одну плечо и сильно прижимая руку к телу.</text:p>
      <text:p text:style-name="P3">Сад утвердительно кивнул, как будто Ана спросила его о чем-то, и встряхнул коробку, ничего не говоря. Ана взяла один из фонарей. Сад молча направился дальше - было непонятно, как он выбирает, кому отдавать фонари, - может, он просто высматривал в темной оцепенелой от страха толпе знакомые лица.</text:p>
      <text:p text:style-name="P3">Ана неуверенно крутила в руках фонарь, тяжелый и холодный, в <text:soft-page-break/>цельнометаллическом корпусе, тщетно пытаясь найти включатель. Темнота обступала ее, отовсюду слышались нервные неровные голоса. Незнакомый мужчина, стоявший рядом с ней, стал объяснять что-то тусклой сжавшейся у стены тени - неприятно громко, точно боялся, что душный сумрак в коридоре заглушает его слова. Ана попыталась прислушаться, но не смогла понять ни слова, и это так испугало ее, что она чуть не выронило фонарь из рук.</text:p>
      <text:p text:style-name="P3">Вокруг нее были слитный шум от взволнованный разговор, темнота, редкие всполохи света. Ана наконец разобрала, как включать фонарь и направила его луч вниз, под ноги, чтобы никого не ослепить. Мужчина рядом резко замолчал и повернулся к Ане. Он о чем-то спросил ее, но Ана снова не разобрала и лишь покачала головой.</text:p>
      <text:p text:style-name="P3">И тут среди хаотичного мелькания лучей, в эхе от десятков голосов, которое отдавалось в стенах, послышался громкий возглас - яркое, короткое, такое знакомое слово. Ана взволнованно дернулась, потянулась в сторону крика, забыв о фонаре, луч которого взметнулся вверх, к потолку, на мгновение осветив весь кордиор, точно вспышкой фото-камеры.</text:p>
      <text:p text:style-name="P3">Крик повторился снова. Кто-то махал ей рукой.</text:p>
      <text:p text:style-name="P3">Ила попыталась протиснуться к ней через темноту. Ана поздно догадалась посветить ей под ноги фонариком.</text:p>
      <text:p text:style-name="P3">- Кошмар, - проговорила Ила, добравшись наконец до Аны. - Ты как? В порядке?</text:p>
      <text:p text:style-name="P3">Ана весь день боялась этого вопроса, хотя и не думала, что ей придется отвечать на него в душном коридоре, который кажется бесконечным из-за темноты, сжимая в руках тусклый неисправный фонарь, когда весь институт отключат от электрической сети.</text:p>
      <text:p text:style-name="P3">Ана молча кивнула головой, не подумав, что Ила могла и не заметить это в темноте. Фонарь беспомощно повис в ее руке, освещая пыльный пол у них под ногами.</text:p>
      <text:p text:style-name="P3">- А что произошло? - неуверенно, даже боязливо спросила Ана и тут же пожалела - ей совсем не хотелось слышать ответ, она как будто и так его знала.</text:p>
      <text:p text:style-name="P3">- Да кто бы мне самой объяснил! - возмущенно ответила Ила. - Вообще кошмар какой-то. Ты представь, я...</text:p>
      <text:p text:style-name="P3">Кто-то случайно посветил ей в глаза фонарем, и она, поморщившись, отвернулась. На какое-то мгновение лицо ее ярко вспыхнуло в темноте - бледное от неестественного гальванического света, с наморщенным лбом, тонкими, словно поджатые губами.</text:p>
      <text:p text:style-name="P3">Ила была чуть ниже и моложе Аны и в душных сумерках коридора, сухощавая, с высоким, точно ломающимся голосом она была похожа на недовольную девочку-подростка.</text:p>
      <text:p text:style-name="P3"><text:soft-page-break/>- Надо спросить у Сада, - добавила Ила. - Он где-то тут был...</text:p>
      <text:p text:style-name="P3">Она пыталась всмотреться в редкие проблески света вдалеке коридора, над головами стоящих рядом людей. Ане показалось, что Ила вытянулась и встала на цыпочки.</text:p>
      <text:p text:style-name="P3">- А ты сама-то... - сказала Ила. - Ведь это же он дал тебе фонарь?</text:p>
      <text:p text:style-name="P3">Ана заметила вдалеке знакомый, припадоточно мечущийся из стороны в сторону луч фонарика.</text:p>
      <text:p text:style-name="P3">- ...А то он прошел мимо меня, - говорила Ила, глядя, как казалось Ане, куда-то в сторону, на темную фигуру человека, стоявшего рядом с ними, - и не заметил. Я и сама, правда, не сразу поняла, что это был он...</text:p>
      <text:p text:style-name="P3">Луч фонарика уверенно приближался к ним - Сад заканчивал свое бессмысленное шествие из одного конца коридора в другой.</text:p>
      <text:p text:style-name="P3">- ...в это дурацкой каске...</text:p>
      <text:p text:style-name="P3">Ана продолжала смотреть на рассекающий сумрак коридора свет - казалось, что фонарь у Сада был самый яркий, с полностью заряженными батареями, да и сам Сад даже без этого неровного света отлично ориентировался в темноте.</text:p>
      <text:p text:style-name="P3">- Да держи ты его чуть повыше! - сказала Ила. - Я тебя не вижу совсем... Вот так хотя бы, да...</text:p>
      <text:p text:style-name="P3">Ана подняла фонарь, посветил подруге в грудь.</text:p>
      <text:p text:style-name="P3">- Слушай, а у тебя и правда все в порядке? - неожиданно спросила Ила.</text:p>
      <text:p text:style-name="P3">- Да, я просто... - сказала Ана.</text:p>
      <text:p text:style-name="P3">Сад грузно вынырнул из темноты и, посвятив зачем-то Ане в лицо - фонарь, наверное, неуклюже дрогнул у него в руке - шумно вздохнул. Он был весь потный, помятая каска съехала на бок, коробки в руках не было.</text:p>
      <text:p text:style-name="P3">- Телефонные линии работают, - удовлетворенно сказал он, как будто в этом и была цель его сумрачного путешествия в конец коридора. Пока непонятно, что произошло... Возможно, проблемы на подстанции... Возможно, из-за вчерашнего взрыва.</text:p>
      <text:p text:style-name="P3">Сад вытер рукавом пот со лба.</text:p>
      <text:p text:style-name="P3">- И надолго все это? - недовольно спросила Ила.</text:p>
      <text:p text:style-name="P3">- Сейчас подключат резервное питание, - сказал Сад. - Оно должно было включиться сразу, но там, - он снова изможденно вздохнул, - какие-то проблемы.</text:p>
      <text:p text:style-name="P3">Они некоторое время молчали. Сад стоял, как-то пьяно покачиваясь, неподвижно гляда перед собой - как человек, который не успел опомниться от шока. </text:p>
      <text:p text:style-name="P3">- Анида абаддхи, - неожиданно выругался он на гали. - Весь день работы потерян.</text:p>
      <text:p text:style-name="P3">Сад наконец снял бесполезную каску. Его темные редеющие волосы <text:soft-page-break/>слиплись от пота.</text:p>
      <text:p text:style-name="P3">- Да уж... - сказала Ила.</text:p>
      <text:p text:style-name="P3">Сад умудрялся держать фонарик так, что его мертвенный свет отражался на их лицах, которые казались бескровно-бледными.</text:p>
      <text:p text:style-name="P3">- А я успела сохранить работу, - сказала зачем-то Ана.</text:p>
      <text:p text:style-name="P3">Говорить было больше не о чем. Сад опять одел каску и, сказав, что ему надо идти, торопливо зашагал в расступавшуюся перед ним темноту, размахивая перед собой ярким широким лучом.</text:p>
      <text:p text:style-name="P3">В коридоре было душно. Вместе с отключением света все очистители воздуха в здании перестали работать, и людям, испуганно высыпавшим из своих комнат, становилось тесно от дыхания друг друга. Ана почувствовала, как у нее начинает кружиться голова.</text:p>
      <text:p text:style-name="P3">- Может, зайдем ко мне, - предложила она. - Какой смысл тут стоять...</text:p>
      <text:p text:style-name="P3">- Да уж, стоять и правда нечего, - сказала Ила.</text:p>
      <text:p text:style-name="P3">Голос у нее был немного расстроенный, как будто она обижалась на то, что ей не достался фонарь.</text:p>
      <text:p text:style-name="P3">Ана медленно - скользя широким лучом по бесцветным стенам - осветила ближайшие двери. Оказалось, что они стояли совсем близко к ее комнате.</text:p>
      <text:p text:style-name="P3">В кабинете Аны, где свет отключился еще до того, как все здание погрузилось во тьму, воздух был совсем спертый, однако возвращаться назад ей не хотелось. Ана зачем-то щелкнула включателем на стене - потолочная лампа, естественно, не горела.</text:p>
      <text:p text:style-name="P3">- Да, было бы забавно, если б у тебя одной был свет, - усмехнулась Ила.</text:p>
      <text:p text:style-name="P3">Ана положила фонарь на стол - она внимательно изучила весь его корпус, все, что было хоть как-то похоже на рычаги или кнопки - но интенсивность, видимо, никак не регулировалась. Фонарь продолжал светить тускло, точно у него садилась батарея. Надо было спросить у Сада, что он сделал со своим фонарем.</text:p>
      <text:p text:style-name="P3">- Как-то душновато у тебя... - сказала Ила.</text:p>
      <text:p text:style-name="P3">Ана попыталась пристроить фонарь на столе так, чтобы его свет падал на угол стены рядом с не до конца задвинутой дверью - и хотя бы часть ее комнаты была бледно освещенной. </text:p>
      <text:p text:style-name="P3">Ила взгромоздилась на стол рядом с черным экраном, а Ана села в свое кресло.</text:p>
      <text:p text:style-name="P3">- Думаешь, это и правда как-то связано со взрывом? - спросила Ила.</text:p>
      <text:p text:style-name="P3">- Наверное, - сказала Ана. - Не может же это быть просто...</text:p>
      <text:p text:style-name="P3">Кто-то отчетливо прошел мимо их неплотно прикрытой двери - резкие шаги отзывались звоном.</text:p>
      <text:p text:style-name="P3">- ... совпадение.</text:p>
      <text:p text:style-name="P3"><text:soft-page-break/>Ила кивнула головой.</text:p>
      <text:p text:style-name="P3">- Даже как-то не верится, что все это... - сказала она. <text:s/>- Я сама правда уже спала, но говорили, что всю ночь не могли потушить. А теперь это...</text:p>
      <text:p text:style-name="P3">Ана продолжала прислушиваться к шуму за дверью.</text:p>
      <text:p text:style-name="P3">- Да уж, лишний раз подумаешь, прежде чем идти завтра на работу, - пошутила Ила.</text:p>
      <text:p text:style-name="P3">- А я не спала, - сказала Ана.</text:p>
      <text:p text:style-name="P3">- Что? - не поняла Ила.</text:p>
      <text:p text:style-name="P3">- Я не спала.</text:p>
      <text:p text:style-name="P3">Свет в комнате не секунду мигнул, и Ана вздрогнула от неожиданности. За дверью послышались взволнованные голоса.</text:p>
      <text:p text:style-name="P3">- Абаддхи, ну неужели и правда скоро включат? - оживилась Ила.</text:p>
      <text:p text:style-name="P3">Свет загорелся опять, в коридоре послышались радостные возгласы, шумный топот. Ана почувствовала, как резко вспыхнувшая газовая лампа - казалось, что значительно ярче, чем обычно - обожгла ее глаза, и прикрыла лицо рукой.</text:p>
      <text:p text:style-name="P3">Через какое-то время свет погас снова, люди в коридоре как будто разом разочарованно вздохнули, кто-то толкнул их дверь, наверное, поскользнувшись, и плотно прижал ее к косяку.</text:p>
      <text:p text:style-name="P3">В легком полумраке комнаты было спокойнее. Хотя дышать Ане становилось все тяжелее.</text:p>
      <text:p text:style-name="P3">- Можно подумать, что играется кто-то, - сказала Ила. - Что-то мне начинает казаться, что сегодня так ничего толком и не заработает.</text:p>
      <text:p text:style-name="P3">- Должны включить... - негромко сказала Ана.</text:p>
      <text:p text:style-name="P3">- Ты, кстати, не собираешься... - начала Ила, но тут снова загорелась потолочная лампа.</text:p>
      <text:p text:style-name="P3">Они молча сидели, ожидая, когда свет вновь отключится, но лампа продолжала гореть.</text:p>
      <text:p text:style-name="P3">- Неужели... - пробормотала Ила.</text:p>
      <text:p text:style-name="P3">Она слезла со стола, подошла к двери и зачем-то выключила свет, щелкнув серебристой кнопкой, а затем снова включила. Заработал, слегка запаздывая, издавая тихое воздушное сопение, встроенный в стену очиститель. Ана почувствовала приятный холодок.</text:p>
      <text:p text:style-name="P3">Ила приоткрыла дверь. В коридоре все еще толкались какие-то люди - большинство из них выглядело так, словно только что пришли в себя после продолжительной комы. Вдалеке показался Сад, деловито спешивший куда-то - по-прежнему в каске, но уже без фонаря.</text:p>
      <text:p text:style-name="P3">Ана пододвинулась к столу и включила вычислительную машину. Стал медленно разгораться лучевой экран. Работающие от переменного тока устройства, магнитограф, замолкший на полуслове, отмотавший пленку лишь наполовину, монитор с расстроенным сведенем...</text:p>
      <text:p text:style-name="P3"><text:soft-page-break/>Хотя Ана и сохранила свою работу перед тем как отключить вычислительную машину, она вдруг подумала, что результаты ее труда, сводящего с ума анализа, были каким-то неведомым образом потеряны, стерты как мучительное наваждение.</text:p>
      <text:p text:style-name="P3">Но нет - вычислительная машина исправно загрузила данные с карты и невозмутимо продолжила вычислять всевозможные смысловые последовательности. Тишина, затем дыхание, затем рваная ритмичная музыка, затем снова тишина...</text:p>
      <text:p text:style-name="P3">- Пойдем в буфет, - обернувшись, сказала Ила.</text:p>
      <text:p text:style-name="P3"/>
      <text:p text:style-name="P4">5</text:p>
      <text:p text:style-name="P3"/>
      <text:p text:style-name="P3">Ближе к концу рабочего дня сообщили, что линия по-прежнему закрыта - никаких объяснений, лишь невразумительный шум по радио - и что нужно выбирать пути объезда. Как будто у Аны действительно был выбор. Добраться до Хоры, потом через весь деловой район до Келивана, а там перейти на линию до Самкары, откуда уже придется идти несколько кварталов пешком. Ана не знала, как можно вернуться домой иначе.</text:p>
      <text:p text:style-name="P3">Она вышла из здания инстута одна, чуть задержавшись, словно надеясь, что сможет переждать то время, когда ей придется проталкиваться сквозь плотную толпу, чтобы просто подняться на перрон станции - однако ждать пришлось бы слишком долго, она боялась, что в здании вновь отключат свет. Ила куда-то запропастилась, обычно они встречались в коридоре перед холлом на первом этаже, но Илы нигде не было - может, они просто разминулись, или Ила ушла с работы чуть раньше - в любом случае, им нужно ехать в противоположные стороны, и Ана не стала ждать.</text:p>
      <text:p text:style-name="P3">Вечер встретил ее невыразительным небом и резким кислотным запахом, которые издавали фильтры в ее респираторной маске. И снова каждый вздох обжигал ее легкие. Начинало смеркаться, необычно рано, все вокруг было блеклым и серым в мягком естестественном освещении; ни один из уличных фонарей не горел. В квартале за институтом было людно и шумно - как и обычно в такой час, когда все спешно возвращаются с работы - но из-за парализованной эстакады, без привычно мелькающих сигнальных огоньков, похожей на железный каркас бессмысленно огромного недостроенного здания, казалось, что весь город опустел.</text:p>
      <text:p text:style-name="P3">Ана направилась к ближайшей работающей линии, по которой собиралась доехать до Хоры, но долго не могла найти станцию - она сначала шла вверх по улице, по направлению к Хоре, высматривая вдалеке широкий отвесный перрон, а потом ей пришлось возвращаться назад. Это была та же самая станция, на которой Ана приехала утром от Хоры, но она забыла дорогу утуда. Как будто улицы, наэлектризованные линии <text:soft-page-break/>надземки, все эти пересечения узких кварталов необратимо изменились за прошедшие часы. Ана чувствовала себя потерянной - это был совсем другой город, не такой же, как вчера. Тяжелая конструкция эстакады отражалась черной тенью на тротуаре, пролетали над головой выцветшие поезда. Ана была уверена, что этот день не может завершиться тем, что она просто вернется домой.</text:p>
      <text:p text:style-name="P3">Когда Ана наконец приехала на Хору, то перрон был почти пустым. Небо над городом равномерно потемнело, плавно изменив оттенок на темно-серый, словно в нем отражались однообразные массивы строений, терявшие цвет с приближением сумерек. Ане пришлось ждать поезда до самой темноты - куда дольше, чем утром - но это ее даже не удивило.</text:p>
      <text:p text:style-name="P3">Сначала на станции было лишь несколько человек - один стоял в холле и торопливо говорил с коммутатором, двое других ожидали поезд на перроне, - но постепенно собралась целая толпа. Все теснились на широком балконе перед путями и шумно обсуждали, почему не приходит поезд. Ана слышала, как некоторые говорили, будто бы движение парализовано во всем северном районе.</text:p>
      <text:p text:style-name="P3">Люди начинали нервничать. Некоторые, устав от бессмысленного, как они считали, ожидания, возбудившись после разговоров о взрывах и катастрофах, куда-то уходили, - а может, и просто спускались в холл, - но вместо них вскоре появлялись другие. Ана удивлялась, что, хотя многие и не выдерживали нервной толкучки на перроне, толпа постоянно пополнялась - не приходили же эти люди с соседних линий, где тоже невозможно дождаться поезда, словно во всем городе отключили ток.</text:p>
      <text:p text:style-name="P3">Она бы ушла тоже, но не знала, как еще ей вернуться домой.</text:p>
      <text:p text:style-name="P3">Когда вдалеке засверкали огни прибывающего поезда, Ана вдруг поняла, что стоит на самом краю перрона, ей некуда отойти из-за плотной толпы за спиной, и ее сметут приехавшие на Хору люди, которые, наверное, тоже думали, что будут добираться домой целую ночь в самом медленном поезде за всю свою жизнь. Маячки на эстакаде часто замигали красным, яркий прожекторный свет стремительно приближался к перрону, окатывая стоящих людей волнами ветра. Состав неожиданно оказался совсем пустым. Тихое мерцание потолочных ламп в вагонах освещало лишь пустые голые скамьи. Наверняка в динамиках играла музыка, медленная и заунывная, которую никто не слышал.</text:p>
      <text:p text:style-name="P3">Поезд замер напротив перрона и какое-то время стоял с закрытыми дверями. По громкоговорителям на станции ничего не объявляли. По-прежнему горел ровный свет в пустых вагонах, угловато вытягивались желтоватые отражения окон под ногами. Казалось, что этот призрачный состав совершает бессмысленный круговой объезд по всей эстакаде, не забирая ни одного пассажира с переполненных станций. Люди на перроне <text:soft-page-break/>уже начали волноваться, Ана тоже подумала, что из-за чьей-то усталой рассеянности поезд и правда уедет с Хоры пустым. Кто-то глухо ударил локтем по оконному стеклу, послышались возмущенные крики. Люди на перроне как будто впадали в бешенство. Еще немного, и они попытались бы сами открыть сомкнутые двери. </text:p>
      <text:p text:style-name="P3">Наконец громкоговоритель ожил, раздался непонятный долгий гудок, и двери открылись. Стоило только створкам в вагонам раздвинуться с надсадным скрипом, как Ану грубо затолкали внутрь - они споткнулась о маленький ребристый порожек у входа и, панически представив, что будет, если она растянется на пыльном полу вагона, успела схватиться за стальной пилон в центре, подпиравший потолок.</text:p>
      <text:p text:style-name="P3">В вагон набилось столько людей, что двери поначалу даже не могли закрыться. Кому-то прищемило полу длинной куртки. Вновь раздались недовольные крики. Ану грубо проталкивали к противоположной двери симметричного вагона, и она с трудом удерживалась за пилон. Все и правда были уверены, что следующего поезда придется ждать всю ночь. </text:p>
      <text:p text:style-name="P3">После очередного гудка поезд тронулся с сильным рывком. В вагонах как будто стемнело из-за набившейся толпы людей. Стало сложно дышать.</text:p>
      <text:p text:style-name="P3">Ана почувствовала, как у нее трясутся руки, как лицо стало влажным от холодного пота, а респираторная маска больно врезается в кожу. Каждый вздох давался ей с трудом из-за саднящей боли в легких. Это было похоже на начало приступа - вдалеке от дома, без Нива, в вагоне, полном людей.</text:p>
      <text:p text:style-name="P3">Ана попыталась успокоиться - она просто устала, поезд с головокружительной скоростью проносится над смеркающимися улицами, она едет домой, этот безумный день подходит к концу. Ана стояла, прижавшись грудью к пилоту, вагон иногда передергивало от шаткой качки, и она чувствовала как скользят по хромированной поверхности ее вспотевшие руки. Обжигающий запах фильтров в респираторной маске, который она обычно не замечала по привычке, стал вдруг невыносимым - как те страшные, отравляющие дыхание препараты, запах которых иногда ощущаешь в медицинских центрах, особенно в тех отделениях, откуда никогда не выписывают больных. Ану стало подташнивать. Она подумала, что ее может вырвать прямо в респираторной маске. Она даже попыталась снять маску. Что бы ей не говорили, ей не может стать еще хуже, просто нужно избавиться от этого отвратительного запаха, от тяжелого пыточного устройства, которое сдавливало ее виски и мешало дышать. Ана заметила, что на нее смотрят другие пассажиры, с каким-то тупым безучастным интересом и просто вытерла пот со лба.</text:p>
      <text:p text:style-name="P3">Ей нужно было выходить только на Келиване, почти через дюжину остановок, а там пересесть на другую линию и доехать до Самкары, а потом...</text:p>
      <text:p text:style-name="P3"><text:soft-page-break/>Из динамикой послышалась сдавленная музыка, едва различимая в гортанном гуле голосов - поезд приближался к станции. Ана покачнулась и, не удержавшись за поручень, чуть не упала, вовремя уперевшись рукой в чью-то широкую тучную спину. Их длинный состав начал неотвратимо замедляться. Ана так и не смогла вернуть себе равновесие - ее раздраженно отпихнули назад, она наступила кому-то на ноги и тут же почувствовала, как ее начинают выталкивать в открывшиеся двери вагона. Ана попыталась ухватиться за угловатый косяк дверного проема, но руки ее дрожали, и она лишь больно ударила пальцы о стальной наличник.</text:p>
      <text:p text:style-name="P3">Ее оттеснили на самый конец перрона, где толпа наконец успокоилась - пришла в себя после краткого приступа полоумия, точно музыка, которую хрипящие динамики разносили по всему составу, вызывала помутнение рассудка. Однако вернуться Ана уже не успевала - двери вагонов закрылись, громкоговоритель на перрона исторгнал бессвязный набор слов и звуков, поезд отбывал. </text:p>
      <text:p text:style-name="P3">Ана медленно спустилась в холл, присела на единственную свободную скамейку напротив загаженного коммутатора для справок и стала дышать - ровно, спокойно, медленно - едким кислотным запахом, который издавали фильтры в ее респираторной маске. Кто-то входил и выходил. Широкие двери холла с шумом, напоминавшим дыхание, распахивались на темную улицу. Бесцветный вечер постепенно превращался в непроницаемую ночь.</text:p>
      <text:p text:style-name="P3">Домой Ана вернулась уже незадолго до начала часа тишины.</text:p>
      <text:p text:style-name="P3">Она была даже уверена в том, что на Келиване села на самый последний поезд - после которого, стоит только составу пролететь по отверстой магистрали над засыпающими улицами, начинают постепенно, один за другим, гаснуть освещающие линию огни, электрическая цепь размыкается, и вся транспортная сеть отключается до тех пор, пока не начнет светать.</text:p>
      <text:p text:style-name="P3">По дороге домой от Хоры Ана боялась, что может встретиться с патрулем, который она никогда не видела, даже из окна своего дома глубокими бессонными вечерами, однако всегда представляла как выглядят эти люди, в черных одеждах, бдительно охраняющие тишину спустившейся ночи.</text:p>
      <text:p text:style-name="P3">Вся улица перед ней тонула в синем дыму ночного освещения. <text:s/>На черном, точно сгоревшем небе нельзя было разглядеть ни одной звезды.</text:p>
      <text:p text:style-name="P3">Другие прохожие Ане по пути встречались. Она так устала после своего изнуряющего возвращения домой, что у нее подгибались ноги. Весь минувший день казался бессмысленным и жестоким мучением - как будто в наказание за что-то.</text:p>
      <text:p text:style-name="P3">Дома Ане хотелось только спать. Она даже не стала готовить себе <text:soft-page-break/>ужин, хотя за весь день ела только один раз, в буфете, и была голодна. Усталость оказалась сильнее. Не стала и включать радио как обычно. Не стала она и включать радио как обычно, словно боялась снова услышать безликую тишину и стон помех, вместо вечерних новостей. Ана нашла в себе силы только приготовить шприц и новую ампулу для утренней инъекции и положить их на столик рядом с постелью. Да еще проверить очиститель воздуха, который вновь не издавал ни звука.</text:p>
      <text:p text:style-name="P3">Ана ездила так несколько дней, и, хотя поезда теперь приходили вовремя, все северные линии после закрытия основной магистрали оказались безумно переполнены, и в вагонах по-прежнему было невыносимо душно от сотен пассажиров. Люди во что бы то ни стала торопились уехать со станций, пытаясь протиснуться в переполненные вагоны, упрямо не желая дожидаться свободного поезда, <text:s/>как будто следующий состав приходил, согласно бессмысленному расписанию, лишь спустя несколько часов. А может, им просто было к кому возвращаться.</text:p>
      <text:p text:style-name="P3">Ану дома никто не ждал, и она с удовольствием путешествовала бы по линиям хоть до самого рассвета - если бы поезда по заведенному порядку не переставали ходить ночью - только б не попадать в эту сумасшедшую давку.</text:p>
      <text:p text:style-name="P3">Ана как-то разговорилась об этом со своей подругой Илой - в скучном и бесцветном перерыве в середине рабочего дня, когда они пили подслащенную воду со вкусом растений, казавшуюся и горькой, и сладкой одновременно. Ила тоже частенько жаловалась на траспортные проблемы, хотя на ее долю выпало и меньшее количество пересадок.</text:p>
      <text:p text:style-name="P3">Ана думала, что можно как-нибудь ездить через станцию Гарни, которая была значительно ближе к ее дому, чем ненавистная Самкара.</text:p>
      <text:p text:style-name="P3">Сначала нужно пройти мимо станции Нивартан, вход в которую неизменно охраняли два человека в красной форме. </text:p>
      <text:p text:style-name="P3">Потом свернуть в узкий проулок, где, в тени от высоких <text:s/>плотно примыкающих друг к другу зданий сумрачно даже в полдень, над тобой поднимаются бессмысленные окна в обшарпанных стенах, которые не пропускают свет, а от тяжелого смрада едва спасает респираторная маска.</text:p>
      <text:p text:style-name="P3">Потом вновь выйти в открытый солнцу квартал, <text:s/>и там уже нет полицейских, только пустой тротуар, ведущий вниз, под откос, повторяя направление улицы, на которой живет Ана, а вдалеке виднеется <text:s/>высокая, похожая на трапецию башня с широким выступом перрона и сверкающие высотные пути.</text:p>
      <text:p text:style-name="P3">Ила часто брала себе в буфете только килалу и долго пила ее, пока лед в стакане не становился водой. </text:p>
      <text:p text:style-name="P3">Однако Ана сосем не знала ту, другую магистраль, начинавшуюся от этой странной, неправильной формы башни и уходившую на запад, через <text:soft-page-break/>сотни однообразных улиц, все дальше и дальше, туда, где она никогда не была.</text:p>
      <text:p text:style-name="P3">Лед в стакане уже начал таять, и напиток слегка изменил свой цвет.</text:p>
      <text:p text:style-name="P3">Ана почему-то долго не решалась заговорить об этом, а когда наконец спросила Ила, то даже пожалела об этом.</text:p>
      <text:p text:style-name="P3">- Гарни? - хмыкнула Ила так, словно Ана сказала какую-то глупость. - Ну я представляю примерно эту линию, хотя... - Ила покачала головой. - Это тебе мало поможет. Она вообще в другую сторону совсем.</text:p>
      <text:p text:style-name="P3">Ана ничего не ответила.</text:p>
      <text:p text:style-name="P3">Она пыталась вспомнить, когда в последний раз ездила куда-нибудь через Гарни. Ей почему-то казалось, что по этой магистрали весь день ходят пустые поезда.</text:p>
      <text:p text:style-name="P3">В буфете было тихо. Длинные трубчатые лампы над ними, установленные на сгибах, там, где стены переходили в потолок, горели совсем тускло, их дымчатый свет, казалось, неумолимо гас, словно наступали медленные подземные сумерки.</text:p>
      <text:p text:style-name="P3">- Ты думаешь, что теперь будет? - вдруг спросила Ила. - По радио так ничего и не говорят...</text:p>
      <text:p text:style-name="P3">- Ты про... - начала Ана.</text:p>
      <text:p text:style-name="P3">Ила кивнула головой.</text:p>
      <text:p text:style-name="P3">- Интересно, как все это отразится на нас. Я даже не про отключение... - Ила улыбнулась. - Хотя Саду, наверное, это будет сниться в кошмарах.</text:p>
      <text:p text:style-name="P3">Пустые вагоны. Гаснущий свет.</text:p>
      <text:p text:style-name="P3">- Слушай, ну неужели нельзя что-нибудь придумать? - настойчиво спросила Ана. - Наверняка же можно как-нибудь через пересадки... Нестрашно, если даже это получится значительно дольше.</text:p>
      <text:p text:style-name="P3">Буфет находился в соседнем корпусе, на нижнем, как его называли, уровне - там, где отсчет этажей переходил в другую математическую плоскость, - и Ила нередко шутил, а может, и говорила всерьез, с ней не всегда было понятно, что эта партикулярная столовая является по совместительству еще и бомбоубежищем.</text:p>
      <text:p text:style-name="P3">- Пересадку всегда можно сделать, - сказала Ила. - Но ты и так-то опоздываешь, - добавила, улыбаясь она. - А тут будешь приезжать где-нибудь этак... к концу рабочего дня.</text:p>
      <text:p text:style-name="P3">Она продолжила говорить, решив, что эта тема уже исчерпана. Было слышно унылое позвякивание порсуды и оцепенелый шепот людей за соседним столом - казалось, что все собравшиеся в буфете пришли на поминки - только голос Илы звучал резко и громко.</text:p>
      <text:p text:style-name="P3">Ана отвлеклась и не слушала о том, что говорит ее подруга, пока Ила вдруг не сказала, не произнесла его имя - когда вернется твой... - и замерла, <text:soft-page-break/>ожидая ответа.</text:p>
      <text:p text:style-name="P3">Ана почувствовала, как что-то судорожно сжалось у нее в груди.</text:p>
      <text:p text:style-name="P3">Да, когда вернется. Она просто ждет. По-прежнему ничего не известно. Нив хотя бы и правда хорошо разбирался в схемах линий скоростных поездов. Они даже познакомились благодаря этому.</text:p>
      <text:p text:style-name="P3">- Я тоже разбираюсь, - недовольно сказала Ила. - Но ехать через Гарни - это... - Она задумалась, подбирая остроумное сравнение. - Это все равно что ехать в северный район через южный.</text:p>
      <text:p text:style-name="P3">Ана нахмурилась, слова подруги смутно напомнили ей о чем-то - праздничный вечер перед торжественной пальбой, и она, волнуясь как перед свиданием, едет на поезде по северной линии, даже не зная, куда, даже не зная, что линия в действительности замыкается в круг.</text:p>
      <text:p text:style-name="P3">Едет в последний раз.</text:p>
      <text:p text:style-name="P3">- Ну может, я могла бы возвращаться так домой, - предположила Ана.</text:p>
      <text:p text:style-name="P3">Ила хмыкнула.</text:p>
      <text:p text:style-name="P3">- И что, все это ради того, чтобы не попадать в час пик? Не проще ли тогда на работе задержаться. Сад определенно обрадуется.</text:p>
      <text:p text:style-name="P3">Лед в ее стакане уже растаял. Ана молчала.</text:p>
      <text:p text:style-name="P3">- Ладно, - сказала Ила. - В конце концов можно и прикинуть. Это даже забавно, - и достала из кармана замятую сложенную вчетверо схему линий надземку. - Ты сама увидишь, какой бредовый получается маршрут.</text:p>
      <text:p text:style-name="P3">Путь домой начинался с той же линии, что и раньше - только теперь Ана ехала в противоположную сторону.</text:p>
      <text:p text:style-name="P3">После работы, когда весь город задыхался от жары и уличного шума, она отправлялась на ту самую станцию, которую в первый же день после закрытия северной магистрали так долго не могла найти и, вместе еще с несколькими пассажирами - на перроне никогда не было слишком людно - уезжала оттуда далеко на восток, потом переходила на северо-восточные линии - и так, разные поезда, по разным трактам, на разной высоте над уровнем моря, провозили ее чуть ли не через весь город прежде чем она попадала домой - уже настоявшейся темной ночью, в преддверии часа, когда на улицы выходили патрули, измотанная после запутанные путешествий по надземке, но странно по-детски счастливая.</text:p>
      <text:p text:style-name="P3">Ана составила вместе с Илой специальный маршрут - план долгого возвращения домой, начерченный синей ручкой поверх скрупулезной схемы транспортной сети, - с помощью которого она старалась объезжать все перегруженные станции и ветки, иногда сбиваясь с заранее намеченного пути, делая лишние пересадки, уезжая еще дальше от своего дома, в пустых поездах по незнакомым магистралям, чтобы потом, обогнув сверкающим полукругом вечерние улицы, вновь вернуться на нужную линию, отмеченную неровными чернилами на потрепанной карте.</text:p>
      <text:p text:style-name="P3"><text:soft-page-break/>В первый же день, когда Ана еще только садилась в поезд неподалеку от инстута, сжимая в руке подаренную Илой схему надземки, у нее вновь возникло такое чувство, что она едет к кому-то на встречу, что ее, как и всех остальных, которые осаждали переполненные вагоны на противоположном перроне, тоже кто-то ждет. </text:p>
      <text:p text:style-name="P3">Поезд уносил Ану - сквозь вечерние сумерки и досаждающий шум нарушенных коммуникаций, сиплое хрипение дежурных динамиков и занимавшиеся уличные огни - прочь от столпотворений на дублирующих закрытую северную магистраль линиях. С каждой станцией Ана все больше отдалялась от своего дома, как будто, только поехав в противоположную сторону, можно вернуться назад. Ведь все линии замыкаются в круг.</text:p>
      <text:p text:style-name="P3">Ила поначалу даже не могла поверить, что Ана серьезно относится к этому придуманному в шутку маршруту и действительно ездит через весь город домой - пока не погаснет небо и не зажгутся синие ночные огни. Это было так бессмысленно и безумно - проводить всю оставшуюся половину дня в поездах только чтобы избежать толкучки на станциях. Однако Ане казалось, что в ее блужданиях по линиям есть какой-то особенный смысл - как в запутанных номерах фрагментов, которые она слушала целые дни напролет.</text:p>
      <text:p text:style-name="P3">Частенько Ане даже удавалось найти в вагонах свободное местечко - особенно на одной из старых линий, последнему проведенному чернильной ручкой пунктиру в сбивчивом графике ее пути, по которой она доезжала до самой Гарни.</text:p>
      <text:p text:style-name="P3">По этой линии ходили старые выцветшие составы, незаслуженно снятые с производства еще до рождения Аны. Сидения в вагонах стояли не в два, а в три ряда, но и проходы между рядами были совсем узкие, и, в особо напряженные часы, сразу после рассвета или под закат рабочего дня, протиснуться по такому вагону оказывалось совсем непросто. Эти поезда, созданные для другого времени, за много лет до того, как Ана сделала свой первый вздох, когда даже радио работало иначе, очень нравились Ане. Ей казалось, что попала в другое время или в непонятный чужой город где-то за окраинами спящих земель, у нее есть семья, ее ждут, и уже не нужно каждый день разгадывать искаженные космические послания, все понятно и просто, как не было в ее жизни никогда.</text:p>
      <text:p text:style-name="P3">Город, пусть даже и тот же самый, по-прежнему расположенный по этот берег мертвого моря, с подветренной стороны, все равно как-то по-новому открывался Ане, точно она впервые была здесь, первый раз ездила по надземке. Ана побывала во многих районах, о которых и не слышала раньше. Пусть даже пролетая над ними в скоростном поезде и глядя сквозь стремительные отражения в окно.</text:p>
      <text:p text:style-name="P3"><text:soft-page-break/>Ана нередко задерживалась на работе и, когда она ехала по последней линии - где были старые вагоны и странные вымышленные воспоминания - уже наступала ночь. </text:p>
      <text:p text:style-name="P3">Эстакада там пролегала выше чем обычно, и поезд, рассекая ночную сень, навстречу ветру, стремительно проносился над невысокими зданями старых кварталов, над узкими улицами с разреженным светом тусклых газовых фонарей, а потом, после неприметной станции, на которой никто не выходил, и название которое Ана всегда забывала, шумно въезжал в новый недавно отстроенный район, и Ана даже прикрывала глаза от разноцветного сияния - казалось, что ночь уже завершилась, и наступил яркий электрический рассвет.</text:p>
      <text:p text:style-name="P3">Город был живым, по улицам искрился ток - даже в час тишины на свет не было запрета, - но улицы становились по мере того, как разгорались подкрашенным газом иллюминации, и поезд постепенно пустел с каждой остановкой. Можно было подумать, это этот огромный выцветший состав с неправильными сидениями в три ряда уносит Ану на какую-то заброшенную станцию, где весь день горит яркий электрический свет, но люди бывают так редко, что никто даже не помнит ее названия.</text:p>
      <text:p text:style-name="P3">Когда поезд проезжал через безвидные трущобы, лишенные ярких ночных цвет, и начинал скользить над новыми сверкающими кварталами, Ана обычно перебиралась поближе к окну - если места уже были свободны - и, склонив голову, смотрела на бездыханный город внизу. По стеклу, исцарапанному, с серыми клочками оборванных объявлений, скользили отблески городской иллюминации - переливчатые гирлянды, которые позабыли снять после отгремевшего праздника, уличные фонари, круглые как электрические наполненные газом планеты, красные маячки, точно призывные посадочные огоньки, синхронно мелькавшие на поднимавшихся в черное опрокинутое навзничь небо крышах. Отражения двоились и расходились по затертому стеклу неровными волнами, ярко вспыхивали и неумолимо гасли, а когда поезд проносился совсем рядом с бессветными глубами муниципальных зданий, где даже окна были залиты бетоном, исчезали совсем, и на какие-то мгновения окно гасло, отражая лишь глубокую черную темноту и лицо Аны в респираторной маске.</text:p>
      <text:p text:style-name="P3">Ана чувствовала, как от сидения телу ее передается частая судорога вагона. Внизу что-то немощно поскрипывало, был слышен шум ветра за окном, и столетний поезд, чудом еще ходивший по этой забытой линии, несся, превозмогая усталость металла, сквозь какую-то ненастоящую расцвеченную яркими огнями ночь.</text:p>
      <text:p text:style-name="P3">Ана слышала, как негромко разговаривают другие пассажиры, но все, что они говорили, после дня, проведенного в тяжелых наушниках, после скрипов и шорохов космических помех, казалось ей лишь навязчивой <text:soft-page-break/>бессмыслицей. От города в окне, освещавшего миллионами огней пустоту ночного неба, ее отвлекала только музыка - протяжная или ритмичная, - которая играла в динамиках над головой всякий раз, когда поезд, усиленно замедляя свой ход, приближался к очередной станции.</text:p>
      <text:p text:style-name="P3">У каждой станции была своя мелодия - обычные названия, разные Самкары и Гарни, часто менялись в честь какого-нибудь события или человека, которых благополучно бы забыли, если б не эта странная машинальная память в схемах линий скоростных поездов. Музыка же не менялась никогда.</text:p>
      <text:p text:style-name="P3">Ана выходила на Гарни - длинная протяжная нота, словно молитвенный напев, который на долгом выдохе тянет чей-то голос, потом быстро чередование грубых неказистых басов и резкое неуместное завершение, словно продолжение записи было кем-то рассеянно стерто, и музыкальное объявление обрывалось на полуслове, еще перед тем, как поезд останавливался напротив ночного перрона.</text:p>
      <text:p text:style-name="P3">Иногда, чтобы не пропустить нужную станцию, Ана вставала со своего удобного места у смотрового окна за одну станцию до Гарни и становилась, держась рукой за высокий поручень, напротив плотно сомкнутых дверей вагона, глядя на свое призрачное отражение - затянутые назад черные волосы, уставший взгляд, респираторная маска, которая страшно двоилась в многослойном стекле - поверх сливающихся от скорости очертаний соседних с ее домов улиц. Город после сумерек становился совсем незнакомым и чужим, даже прежде знакомые кварталы, и Ана все время боялась, что она уедет не туда, собьется с пути, попадет на линии, которые не отмечены на ее карте.</text:p>
      <text:p text:style-name="P3">Когда состав подходил к последней для Аны станции, вагоны становились почти пустыми, и даже уличная иллюминация за окнами гасла, уступая место темноте. Никому не нужно было ехать в тот непонятный район, куда уносился поезд, высадив Ану на Гарни, незадолго до наступления часа тишины. Редкие пассажиры, встречавшие с Аной ночь, как-то невольно привлекали ее внимание.</text:p>
      <text:p text:style-name="P3">Ана помнила пожилую женщину, сидевшую неподалеку от нее, прикрывая лицо платком, точно в поезде плохо пахло, хотя Ана не чувствовала никаких запахом. Заметив Ану, уже стоявшую напротив двери, бессильно повиснув на поручне, женщина быстро убрала платок от лица и стала как-то наигранно смотреть в другую сторону. В другой раз - молодой человек, сидевший, сцепив руки, нога на ногу, склонив голову, которая покачивалась в такт движению поезда, - быть может, давно уже пропустивший свою станцию.</text:p>
      <text:p text:style-name="P3">Один раз и Ана, особенно устав после работы, - от нескончаемых помех и духоты тесных комнат института у нее весь день болела голова - <text:soft-page-break/>случайно задремала у окна, проехав нужную ей остановку.</text:p>
      <text:p text:style-name="P3">Ане снилось, что она едет на поезде, в вагонах, кроме нее, никого нет, старый состав проносится над одинаковыми строениями без окно, на улицах - ровная спокойная ночь. Сон был лишь монотонным продолжением утомительного дня, ее воображение оказалось не способным на большее, и она лишь видела, как медленно возвращается домой - до нужной ей станции еще много миль, ее никто не ждет, можно не торопится.</text:p>
      <text:p text:style-name="P3">Ану не смогу потревожить даже нескладный гимн Гарни. Она проснулась от совсем уже незнакомой мелодии, ритмичной, со стремительно нарастающим темпом, напоминающей помпезный военный марш. Ана не сразу сообразила, где находится. Некоторое время она взволнованно озиралась по сторонам, надеясь увидеть в вагоне хоть кого-нибудь, кто мог бы объяснить ей, куда она приехала - и едва успела выйти на перрон перед тем, как закрылись двери.</text:p>
      <text:p text:style-name="P3">Станция была пуста - как и подобает в такой час. Ана никогда раньше не была в этом районе - по крайней мере в сумерках все казалось пугающе незнакомым, улица под ней, которая проваливалась вниз, в темноту безлюдной мостовой, была и вовсе лишена света, ни один из фонарей не горел, и лишь в стеклах здания напротив, когда она запрокидывала голову, чтобы посмотреть наверх, отражался какой-то тусклый безотносительный свет, не имевший источника.</text:p>
      <text:p text:style-name="P3">Ана попыталась рассуждать спокойно. Если только поезд, миновав последнюю станцию, не поехал назад - она никак не могла вспомнить, была ли линия Гарни круговой, а может, никогда и не знала об этом, - то все, что ей нужно - это всего лишь перейти на противоположную сторону улицы, где был другой перрон, и вернуться обратно. Но Ана почему-то продолжала стоять на перроне, глядя теперь уже на затянутое копотью ночное небо, на котором, совсем высоко, тускло поблескивали две звезды. Один из огоньков едва заметно плыл в темноте, скрывшись за редким облаком и заблестев вновь, над остроконечной крышей высокой бессветной башни. Спутник. Нив наверняка смог бы даже определить высоту орбиты, наблюдая за движением этой искусственной звезды. Они любили вместе смотреть на небо.</text:p>
      <text:p text:style-name="P3">Ана подумала, что именно так, непременно в такую ясную черную ночь, она всегда представляла его возвращение домой. Она поедет встречать его, неважно куда, на безвестную станцию, совсем одна, и будет ждать его на пустом перроне - непонятно, почему именно так, но в ее фантазиях никогда не было других людей - и будет ждать много часов, пока на небе не начнут загораться настоящие звезды, пока все небо над головой не заблестит сотнями созвездий, тусклых и ярких, далеких и близких, <text:soft-page-break/>огоньками спутников связи, совершающих неторопливый оборот над планетой, почти неотличимых от звезд. И тогда он придет.</text:p>
      <text:p text:style-name="P3">Подул ветер, теплый, наверняка принесший запахи, которые Ана не различала. С противоположного перрона зазвучала блеклая приглушенная музыка.</text:p>
      <text:p text:style-name="P3">Когда вернется твой... - говорила Ила.</text:p>
      <text:p text:style-name="P3">И тут Ана поняла - ведь ничего не изменилось, она по-прежнему ждет. Ничего и не могло измениться. Пусть даже она теперь возвращается домой вторую половину дня, проезжая через весь город на старых поездах. Пусть радио уже не ловит те же станции, что и раньше. Она по-прежнему ждет.</text:p>
      <text:p text:style-name="P3">Музыка стала громче, послышался высокий мужской голос, словно дрожащий от волнения - это было похоже на протяжную заупокойную молитву, которую играли на этой заброшенной бессветной окраине по ночам. Песня казалась Ане странно, мучительно знакомой и навевала тоску. Ана как-то потянулась к ней, ей хотелось узнать, кто включил приемник перед часом тишины.</text:p>
      <text:p text:style-name="P3">Она спустилась в ярко освещенный холл, где лишь стоял неодобрительно посмотревший на нее охранник, пересекла улицу и снова зашла в холл станции, с точно таким же охранником, смотревшим на нее с осуждением, ничего не говоря. Музыка стала громче, голос судорожно нарастал и как будто начинал фальшивить. Все вокруг словно бы искажалось вместе с этой песней, дальняя стена казалась ближе, чем та, у которой стояла Ана, потолок, падая под отвесным углом, превращался в пол.</text:p>
      <text:p text:style-name="P3">Ана начала дышать неровно и часто, голова закружилась, но ее все равно что-то тянуло к этой надрывной песне, и она даже не думала о приближающемся часе тишины. Так бывает, если внезапно осознаешь, что позабыла о чем-то важном - и какое-нибудь прохладное эхо, резонирующий рокот пролетающего корабля или мелькнувшее в стекле отражение как-то неуверенно, тоскливо напоминают о том, что забывать было нельзя.</text:p>
      <text:p text:style-name="P3">Ана невольно сунула руку в карман куртки и нащупала свернутую вчетверо записку от Нива - список навязчивых напоминаний, которые он оставил ей перед отъездом.</text:p>
      <text:p text:style-name="P3">Пункт первый. Длинное непонятное число, показавшееся Ане вначале радио-частотой - все подходило, даже цифры были знакомыми, - но, попытавшись настроить свой старый комнатный приемник, она не услышала ничего, кроме шума помех.</text:p>
      <text:p text:style-name="P3">Музыка стала тише, а затем совсем сникла. Казалось, что кто-то и правда игрался с неисправным приемником и решил наконец перенастроить частоту, переключившись с раздражающего унылого шума <text:soft-page-break/>на новую волну, по которой транслируется идеальная темно-синяя тишина.</text:p>
      <text:p text:style-name="P3">Час тишины.</text:p>
      <text:p text:style-name="P3">Когда перестанет работать радио...</text:p>
      <text:p text:style-name="P3">Поднимаясь на перрон, Ана подумала, что ей, возможно, только послышалась эта бессвязная какофония - после долгого дня на работе, проведенного в тяжелых наушниках, слушая шум и думая о Ниве.</text:p>
      <text:p text:style-name="P3">У путей стоял мужчина - среднего роста, в темной одежде. Он как будто прятался в тени широкой колонны - так, что его не было видно с противоположного перрона. Однако приемника у него не оказалось. Ана нерешительно стояла у прохода на перрон. Мужчина быстро взглянул и сразу отвернулся. Ана хотелось спросить его - у нее было столько вопросов, куда ее привез поезд, пока она спала, что за музыка играла здесь совсем недавно - но не решалась. Она прошла мимо незнакомца и встала у ограничительной полосы на краю перрона, взволнованно сжимая в кармане памятку Нива. Мужчина даже не смотрел на Ану, но в то же время можно было подумать, что он чего-то ждет.</text:p>
      <text:p text:style-name="P3">Ана обернулась, но незнакомец стоял, прислонившись к колонне, и вовсе не обращал на нее внимания. Ана вздохнула. Она слишком устала, ей нужно было возвращаться сегодня коротким путем. Поезда не было видно даже вдалеке.</text:p>
      <text:p text:style-name="P3">- Вы что-то хотели? - неожиданно раздался голос у нее за спиной.</text:p>
      <text:p text:style-name="P3">Ана вздрогнула. Мужчина смотрел на нее, как-то неприятно улыбаясь.</text:p>
      <text:p text:style-name="P3">- Нет, нет, - поспешно ответила Ана. - Я просто...</text:p>
      <text:p text:style-name="P3">- Ну как хотите, - хмыкнул мужчина. - Только имейте в виду, завтра меня уже здесь не будет.</text:p>
      <text:p text:style-name="P3">Динамики, висевшие над выходом с перрона, чуть слышно заскрипели, как будто кто-то проверял, по-прежнему ли работает громкая связь.</text:p>
      <text:p text:style-name="P3">- А что вы здесь делаете? - удивилась Ана, не понимая, о чем он говорит.</text:p>
      <text:p text:style-name="P3">- Жду поезда! - резко ответил мужчина и отвернулся.</text:p>
      <text:p text:style-name="P3">- А музыка... - начала Ана.</text:p>
      <text:p text:style-name="P3">- Какая музыка? - перебил ее мужчина. - Вам, судя по всему, и правда стоит сделать перерыв. - И добавил, чуть мягче: - Я буду здесь послезавтра.</text:p>
      <text:p text:style-name="P3">Ана кивнула головой, не зная, что ответить. Они какое-то время стояли молча. Громкоговорители продолжали шипеть как расстроенный радиоприемник. Ана беспокойно вглядывалась в темные пролеты улицы, ожидая, когда появится поезд. Она больше никого не ждала, на черном небе не стали загораться новые звезды, ей просто хотелось вернуться домой.</text:p>
      <text:p text:style-name="P3"><text:soft-page-break/>- Как называется эта станция? - неуверенно спросила Ана.</text:p>
      <text:p text:style-name="P3">- Гхоса, - ответил мужчина, даже не глядя на нее.</text:p>
      <text:p text:style-name="P3">Ана достала из кармана схему транспортной сети и стала искать Гхосу. Оказалось, что поезд и правда увез ее совсем далеко. Следующая станция была уже конечной. Ана развернула памятку Нива, сложив ее вместе со схемой надземки, словно желая убедиться, что в записке ничего не говорилось про Гхосу.</text:p>
      <text:p text:style-name="P3"/>
      <text:p text:style-name="P4">8</text:p>
      <text:p text:style-name="P3"/>
      <text:p text:style-name="P3">Если Ана долго пыталась понять тишину, проигрывая несколько раз один и тот же фрагмент, - даже когда магнитограф молчал, возвращаясь назад, к тому что уже было прослушано, - то начинались, словно вспыхивая в едкой темноте, навязчивые слуховые галлюцинации.</text:p>
      <text:p text:style-name="P3">Ана перематывала запись - отрывисто пощелкивали массивные кнопки со стершимися надписями, протяжно скрипел лентопротяжный механизм - как будто обращая время вспять, и начинала сначала, снова и снова, множество раз поряд. Матовые диски магнитографа вновь синхронно вращались вокруг своей оси, закручивая блестящую пленку, сохранившую, как кажется, лишь тень невиданного голоса, неотличимую от молчания - в сторону, <text:s/>противоположную той, куда движется часовая стрелка, - и Ане слышалась бодрая дробь дождя, столь редкого на Дёзе, завывание жаркого пустынного ветра, от которого у многих людей идет горлом кровь, неровные возгласы, зыбкие и призрачные, исчезающие, как только она старается прислушаться, тонкое пение во время молитвы, как бессильное послание, призыв, признание, переданное со скоростью света через миллиарды миль пустоты, раскаты грома, рев пролетающего корабля, совсем низко, опалив огнем бесконечно черное небо.</text:p>
      <text:p text:style-name="P3">Никакая вычислительная машина была не в силах разгадать то, что заключалось в простой тишине, особенно, если Ана ставила на паузу проигрыватель. Частотный анализ, нормальные величины, центральные величины, референтные величины - другие многозначительные термины, приемы, эвристики - все это становилось бесполезным и бессмысленным, как работающий очиститель воздуха во время дождя. Была только тишина, и собственные мысли, и непонятные видения, и странное чувство, что ты чего-то ждешь.</text:p>
      <text:p text:style-name="P3">Во время эфира все сотрудники института собирались на последнем этаже главного корпуса - там, куда весь год не пускали даже тех, кто имел особенный допуск, хотя это, как казалось на первый взгляд, не имело никакого смысла, кроме разве что странной попытки внушить всем ощущение какой-то таинственной значимости обычных канцелярных <text:soft-page-break/>помещений, находившихся под запретом, кроме одно-единственного дня. Церемония проходила в широком прямоугольном зале, где от яркого гальванического света - столь непривычного после дремотного сумрака глухих комнат и коридоров - начинали болеть глаза. В зале, как и полагалось в соответствии с новоявленными традициями института, не было - лишь высокие прямоугольные проемы в стенах, выкрашенные с испода в темно-синий ночной свет. В конце зала поднимался отлогой степенькой треугольный уступ непонятной площадки, похожей на символичную сцену неправильной формы, часть которой несоразмерно затягивал плотный занавес из грубой ткани - как будто и правда перед началом особенного неправильного представления. Стульев и скамей не было - все люди в зале должны были стоять как на молитве.</text:p>
      <text:p text:style-name="P3">Многие считали день эфира самым заметным событие в жизни института. Быть может, потому что других событий за весь год практически не происходило. В зале слышался взволнованный шепот - иногда совсем тихий, неотличимый от дыхания, иногда громче, неожиданно отчетливо и ясно, как будто кто-то ненарочно забывал, что нужно говорить впоголоса. Кто-то нервно покашливал, шелестела одежда - что-то было потеряно и срочно искалось по всем карманам. Люди менялись местами, некоторые пытались придвинуться поближе к остроконечной сцене, другие же, напротив, отходили дальше, к дверям. Ана даже чувствовала, как ей передается это радостное возбужденное волнение. Темная штора, которая закрывала сцена, придавала всему происходящему оттенок какой-то неестественности.</text:p>
      <text:p text:style-name="P3">Когда занавес опустится, все разговоры должны прекратиться.</text:p>
      <text:p text:style-name="P3">Разговаривать во время эфира беспрекословно запрещалось, и запрет этот многим представлялся вполне обоснованным, как если бы у него была отчетливая техническая причина - вроде того, что живые голоса мешают работе первичного анализатора. Правда, Илу, с которой Ана обычно приходила в зал на последнем этаже, чтобы слушать эфир, это никогда не останавливало. Вспоминая о своей подруге, молчать для которого было невыносимо - ведь именно в этот момент, в последние минуты перед началом приема, она непременно вспоминала, что о стольких вещах досадно позабыла рассказать - Ана представляла себе строгое лицо пожилового мужчины, который недовольно хмурился и прикладывал палец к губам.</text:p>
      <text:p text:style-name="P3">Тишина.</text:p>
      <text:p text:style-name="P3">В этот раз Ана разминулась с подругой и пришла в зал эфира одна. Опаздывать на эфир было также запрещено, еще до того, как опускался занавес на сцене все двери закрывались изнутри. Некоторое время Ана пыталась высмотреть Илу в толпе, но в зале собралось столько людей - <text:soft-page-break/>многих из них Ана видела впервые, - что она уже не различала лиц.</text:p>
      <text:p text:style-name="P3">Зато Ану сумел разглядеть Сад.</text:p>
      <text:p text:style-name="P3">Он радостно помахал ей издалека - рукав его нарядной куртки сполз до самого локтя - и стал протискиваться к Ане через толпу. Сад довольным и счастливым - как будто даже моложе, чем обычно. Его зачесанные назад волосы лоснились.</text:p>
      <text:p text:style-name="P3">- Что-то тут сегодня как-то... - сказал, вздыхая, он. - Я каждый год забываю, каково это. </text:p>
      <text:p text:style-name="P3">- И правда, - согласилась Ана.</text:p>
      <text:p text:style-name="P3">- Когда еще доведется увидеть всех в одном месте.</text:p>
      <text:p text:style-name="P3">Сад удовлетворенно кивал головой.</text:p>
      <text:p text:style-name="P3">- Кстати, - сказал он. - Я только что получил очень... интересные новости. Результаты нашего последнего анализа, как обычно в твоем исполнении, - Сад ухмыльнулся, - очень понравились.</text:p>
      <text:p text:style-name="P3">- Новости и правда интересные, - улыбнулась Ана.</text:p>
      <text:p text:style-name="P3">Сад как будто ожидал от нее чего-то. Он коснулся рукой своих волос, но, вспомнив о чем-то, резко отдернул руку.</text:p>
      <text:p text:style-name="P3">- А где твоя подруга? - спросил он.</text:p>
      <text:p text:style-name="P3">- Потерялась где-то, - сказала Ана, оглядываясь по сторонам.</text:p>
      <text:p text:style-name="P3">Где-то над головами, у ярких обжигающих светильников, послышалась неторопливая протяжная мелодия.</text:p>
      <text:p text:style-name="P3">Перед началом эфира всегда включали музыку, одну и ту же, вплоть до единого звука, за все годы работы Аны в институте, и музыка эта словно вводила собравшихся в транс - разговоры затихали, не слышалось больше шаркание ног, никто не пытался уже протолкнуться поближе к сцене или неуверенно отойти назад. <text:s/>Многие из новичков, наверное, даже думали, что уже началась трансляция, и они слышают небесную мелодию, сложенное по музыкальным законам послание, которое именно сейчас принимает самая большая в мире радио-антенна на орбите планеты.</text:p>
      <text:p text:style-name="P3">У сцены, там, где суетились люди в бесформенных серых униформах, всегда что-то происходило - слышались торопливые переговоры, скрежет каких-то непонятных механизмов, которые никак не удавалось рассмотреть за головами впереди стоящих - успокаивающая музыка не действовала на техников. Ана никогда толком и не видела, что происходит перед началом эфира - перед тем, как опускается занавес - ей не хотелось пробиваться в первые ряды, отталкивая остальных как во время толкучки в надземки, и она все время стояла поодаль, ближе к теперь уже закрытом выходу в коридор.</text:p>
      <text:p text:style-name="P3">- У меня такое чувство, что эта трансляция будет особенной, - неожиданно сказал Сад.</text:p>
      <text:p text:style-name="P3">Все трансляции были особенными. На посмотрела на Сада - на его <text:soft-page-break/>новый украшенный пестрой вышивкой костюм, - но ничего не сказала.</text:p>
      <text:p text:style-name="P3">- Не хочешь подойти ближе? - спросил Сад.</text:p>
      <text:p text:style-name="P3">Свет на секунду погас и разгорелся вновь, но уже не так ярко. Ана вздрогнула от неожиданности, подумав, что во всем здании опять отключился ток.</text:p>
      <text:p text:style-name="P3">- Пойдем быстрее, скоро начнется, - сказал Сад.</text:p>
      <text:p text:style-name="P3">Ана вспомнила, как кто-то, - наверное, Ила, которая любила такие истории - рассказывал ей, что, когда после музыкальной прелюдии начинается прием, во всех коридорах института одновременно отключается свет, перестают работать вычислительные машины, гаснут экраны, перекрываются подземные переходы между корпусами. Только в зале на последнем этаже по-прежнему горят лампы. Наступает час эфира, час тишины.</text:p>
      <text:p text:style-name="P3">- Скоро начнется, - повторил Сад.</text:p>
      <text:p text:style-name="P3">Вспышки угасающей мелодии, которые раздавались где-то у потолка, точно их порождали обжигающие газовые лампы, монотонно чередовались друг с другом и казалось, что музыка рассыпается на бессвязные звуки, легкие колебания воздуха, похожие на призывный сигнал перед началом трансляции, только замедленный в тысячи раз.</text:p>
      <text:p text:style-name="P3">Сад потащил Ану за руку к треугольной сцене, все еще таинственном скрытой от глаз, хотя занавес уже слегка покачивался, точно вздрагивал на ветру. Сад громко говорил: "Пропустите, я координатор!", - и люди испуганно расступались. Саду пришлось остановиться уже совсем недалеко от сцены - массивная штора начала медленно опускаться. Стоявшие в первых рядах замерли, как будто даже задержав дыхание от волнения. Остальные еще не понимали, что происходит. Музыка продолжала играть.</text:p>
      <text:p text:style-name="P3">Глазам Аны открылся - постепенно проявляясь, показываясь во весь рост, со всеми своими бесчисленными деталями - страшный, поднимавшийся до самого потолка механизм, первичный анализатор. Тень от шторы медленно спадала с него, аппарат еще не работал. Какой-то человек в мешковатой серой одежде раболепно стоял перед ним на коленях, копаясь в переплетениях цветных проводов, уродливо торчавших из открытого люка у подножия механизма. Как будто что-то было не в порядке.</text:p>
      <text:p text:style-name="P3">Музыка неожиданно смолкла - последнюю протяжную ноту безжалостно прервали в тот самый, казалось, момент, когда должна была начаться новая, из-за чего у Аны возникло странное ощущение какое-то недосказанности. Вступительная мелодия на завершилась как должна была, а резко оборвалась. В зале повисла глубокая <text:s/>пугающая тишина.</text:p>
      <text:p text:style-name="P3">Сад стоял рядом с Аной, воротник его рубашки помялся и <text:soft-page-break/>выправился из-под куртки, но он не обращал на это внимания, напряженно вглядываясь в анализатор. Занавес уже совсем опустился, соскользнув в прямоугольные проемы на сцены. Лючок, открывавший электрические артерии, захлопнулся с металлическим звоном. Человек в униформе поднялся - <text:s/>ноги у работника заболели из-за согбенной позы, и он вставал, неловко опираясь одной рукой о колено - и поспешно, но в то же время как-то прихрамывая удалился за край сцены, куда-то, в темный застенок, в который не проникал свет. Первичный анализатор стоял, упираясь мощными острыми стержнями в пол, как-то неустойчиво склонившись над залом; он был похож то на механическое насекомое, которое силилось сделать первый свой шаг, то на чудовищное металлическое божество, взиравшее с холодным презрением на свою собравшуюся в зале паству.</text:p>
      <text:p text:style-name="P3">Ана впервые видела первичный анализатор так близко.</text:p>
      <text:p text:style-name="P3">Это был самый совершенный в мире радио-приемник, созданный для того, чтобы ловить одну-единственную волну - закодированный послания, которые посылала станция-ретранслятор с орбиты планеты. Первичный анализатор был соединен с мощными вычислительными машинами, умевшими превращать переменный ток в сверхчеловеческие электрические мысли, и эти машины сразу же, как только гасла музыка, и вступление перед эфиром сменялось тишиной, начинали обрабатывать загадочные сигналы, чтобы не терять ни единой секунды.</text:p>
      <text:p text:style-name="P3">Ана вздохнула. Ожидание - после того, опустился занавес - длилось, как могло показаться, невыносимо долго. Наконец послышался низкий нарастающий гул - анализатор выключился. Все шесть его экранов, смотревшие в разные части зала, - как головы великого бога, которому подвластно все, кроме перепадов напряжения в сети - стали медленно разгораться.</text:p>
      <text:p text:style-name="P3">Ану так заворожило это зрелище - пугающая конструкция нечеловеческого роста, неразборчивые изображения, божественный или машинный язык, которые проявлялись в залитых синим экранах, пристально осматривавших зал, - что она даже не заметила, как начался эфир. Поначалу ей показалось, что гул от чудовищного устройства просто усилился, перешел на другую тональность, но этот резонирующий шум был уже частью трансляции, неясного послания, переданного с расстояния в несколько световых лет.</text:p>
      <text:p text:style-name="P3">Гул постоянно усиливался, в лучевых экранах анализатора синхронно мелькали непонятные символы и цифры, и машина словно сходила с ума от этого священного хаоса, непрерывного потока информации, посланной из пустоты. В зале вдруг запахло озоном, а у Аны закружилась голова. Потом к гулу присоединился высокий протяжный звук - как голос, который пыталась безуспешно имитировать расчетливая машина, - и Ана вдруг <text:soft-page-break/>поняла, что не может уже следить за вычислениями, выводившимися на экраны, все расплывалось у нее в глазах, а от шума закладывало в ушах. Это было похоже на искаженную музыку, которую воспроизводил неисправный проигрыватель.</text:p>
      <text:p text:style-name="P3">И тут Ана почувствовала волнующий холодок, словно озноб в помещении, где становилось душно из-за толпы дышавших в едином ретиме людей. Ана как будто только сейчас осознала, что это был прямой эфир, настоящий прямой эфир, живая трансляция, которую похожий на техногенное божество анализатор принимал от ретранслятора, из темноты стационарной орбиты, а тот в свою очередь - из далеких просторов космической пустоты. И все это безостановочно передавалось в оцепеневший зал, выводилось на экраны, а первичный анализатор пытался на ходу расшифровать сигналы, чтобы благодаря работе его мощных вычислительных слитное послание можно было разделить на сотни непоследовательных фрагментов, которые им предстоит слушать весь следующий год, чуть больше, чем год, перед началом другого эфира.</text:p>
      <text:p text:style-name="P3">Раздражающий гул стал тише, поблекнув, отступив на второй план, а протяжная электрическая нота зазвучала уже мягче и ниже, но в то же время отчетливее и ритмичнее, распадаясь на выверенные равные такты, теперь уже действительно напоминая грудной женский голос, произносившийся по слогам бессмысленные слова, точно бездушное устройство постепенно училась подражать речи людей. Это звучало так противоестественно и страшно - машинальное подражание тому, что беспомощный механический разум был не в силах понять. У Аны участилось сердцебиение, она подумала, что еще немного, и она потеряет способность понимать нормальную человеческую речь, что если кто-нибудь, если Сад вдруг решит поверхнуться к ней и, презирая запреты, произнести что-то едва различимым неуверенным шепотом, она не услышит ничего, кроме бесцветных сигналов, отдаленно напоминающих слова искаженного языка.</text:p>
      <text:p text:style-name="P3">Голос, или то, что казалось голосом, преврался сухим открывистым треском, и вновь усилился электрический гул.</text:p>
      <text:p text:style-name="P3">Ана посмотрела на Сада - тот стоял с серьезным сосредоточенным лицом, как будто сам, одновременно с машиной, пытался разгадать смысл только что прозвучавшей передачи. Ана представила, как он говорит ей, что это невозможно и необъяснимо, что бесплитоный корабль никак не может передавать запись женского голоса, что мнимый речитатив, вероятно, представляет собой лишь странные причуды помех. На лбу Сада выступил пот.</text:p>
      <text:p text:style-name="P3">Наступила неожиданная тишина - как бы новый фрагмент в трансляции, - которую лишь зыбко прерывал бледный медленный шорох, <text:soft-page-break/>почти заглушенный шумом работающего первичного анализатора.</text:p>
      <text:p text:style-name="P3">Ана подумала, что ей непременно достанется фрагмент с тишиной. Никакая вычислительная машина была не в силах разгадать то, что заключалось в обычном молчании.</text:p>
      <text:p text:style-name="P3">Ана наконец заметила Илу - та стояла совсем рядом с первичным анализатором, в первом ряду - настолько близко, что, казалось, синеватый свет выпученных экранов отражался у нее на лице. Ила тоже нарядилась в пеструю праздничную одежду, узоры у нее на рукавах напоминали чем-то завихрения огня, однако сама она была спокойной и как будто даже немного уставшей. Ила обнимала себя за плечи руками, словно ей было холодно, несмотря на духоту, и напряженно наблюдала за мельканием разборчивых символов на массивных экранах анализатора.</text:p>
      <text:p text:style-name="P3">Вместе с Илой стоял молодой мужчина - Ана не видела его раньше, возможно, его и правда совсем недавно перевели в институт. Можно было даже подумать, что они вместе - мужчина иногда прижимался к Иле плечом, склоняясь в сторону сцены, пытаясь рассмотреть что-то - символы на экранах, металлический скелет возвышавшегося над ними анализатора - Ана не могла понять, что.</text:p>
      <text:p text:style-name="P3">Шорох сначала усилился, а потом началось монотонное раздражающее шипение, которое снова оборвалось тишиной.</text:p>
      <text:p text:style-name="P3">Ила по-прежнему невозмутимо вглядывалась в хаотичные отблески на мониторах, будто бы не замечая никого вокруг. Было сложно поверить, что еще год назад Ила не могла вытерпеть молчание во время эфира. Ана даже начала сомневаться - а не обозналась ли она.</text:p>
      <text:p text:style-name="P3">Анализатор по-прежнему издавал лишь сдавленный электрический гул.</text:p>
      <text:p text:style-name="P3">Мужчина рядом с Илой повернулся в стороны Аны, почувствовав ее взгляд - он был совсем молод, возможно, даже младше Илы, и красив. Ана улыбнулась, представив, как завершится утомительная трансляция, будет снят невольный обет молчания, ее подруга вновь станет прежней - такой же, как и несколько часов назад - и начнет увлеченно рассказывать о своем новом знакомом - в коридорах с приглушенным светом, в пустеющем буфете, у входа в институт, перед тем, как они попрощаются, чтобы пойти домой.</text:p>
      <text:p text:style-name="P3">Тишина вновь сменилась причудливым шумом, послышался нарастающий как в самом начале трансляции гул, а потом - сначала зыбко и чуть заметно, а потом все сильнее и ярче - зазвучала тонкая пронзительная нота, которая прерывалась на едва ощутимые мгновения, и продолжалась снова, отчетливее и громче. Это было похоже на какой-то особый федеральный код - изощренный настолько, что теперь они и сами не могут его разгадать.</text:p>
      <text:p text:style-name="P3"><text:soft-page-break/>Сад неожиданно закашлялся - лицо его было совсем красным и лоснилось от пота, даже на воротнике выступили темные пятна. Он стал поспешно протирать лоб и шею скомканным цветастым платком. Ана испугалась - воздух в зале стал точно раскаленным, пропитанным пылью, от яркого света перед глазами расплывались круги, как будто все было сделано для того, чтобы вызвать у собравшихся недомогание, - однако дышать ей было на удивление легко, то ли из-за странного воздействия этого космического эфира, то ли из-за нового лекарства.</text:p>
      <text:p text:style-name="P3">Ана подумала о том, какой ей в итоге достанется фрагмент - что-нибудь из уже прозвучавшего или же еще не услышанное, быть может, даже самые последние отблески послания или же начало, вступительная тишина, каким окажется номер ее записи, больше или же необъяснимо меньше последнего. Она размышляла о том, есть ли и правда тайна логика во всех этих числах, в том, как непоследовательно нумеруются фрагменты, когда свист стал резко усиливаться. Первичный анализатор едва заметно вздрогнул и стал мелко дрожать, точно его било током. Свист становился все громче и гроче - до такой степени, что Ана почувствовала боль в ушах. Она попыталась успокоиться, глубоко вздохнула, закрыла глаза - такое иногда происходило во время эфира, никто не настраивал уровень громкости, в отличие от ее рабочего магнитографа здесь нельзя убавить звук, но совсем скоро это дикий шум вновь сменится бесцветной тишиной или слабым электрическим гулом или ритмичными колебаниями, напоминающими человеческий голос. </text:p>
      <text:p text:style-name="P3">Однако свист только продолжал нарастать.</text:p>
      <text:p text:style-name="P3">Огромный шестиглавный приемник неуклюже возвышался над залом, сверкая выпученным экранами, судорожно исторгая из себя истерический надрывный вопль. Высокий металлический скелет первичного анализатора немного покачивался, неровно упираясь в сцену блестящими стрежнями. Ана даже пожалела, что подошла вместе с Садом так близко к анализатору.</text:p>
      <text:p text:style-name="P3">Сосредоточенное задумчивое молчание, которое еще несколько мгновений назад царило в задыхающемся зале, неожиданно сменилось бессвязными шорохами, шелестом праздничных одежд, неразборчивым бормотаниям. Слышались резкие конвульсивные вздохи, влажный кашель, шарканье ног. Потом кто-то отрывисто вскрикнул - совсем неподалеку, за спиной у Аны. Ана обернулась - одновременно с Садом, лицо которого стало болезненно красным, точно воспалилась от пота кожа, - и в этот момент свист стал настолько громким, что казалось, будто сейчас разлетятся от звуковой волны даже сферические лампы на потолке, рассыпятся на искрящиеся осколки, и весь зал погружится в непроницаемую звеняющую темноту.</text:p>
      <text:p text:style-name="P3"><text:soft-page-break/>Терпеть больше не было сил. Ана зажала уши руками, конвульсивно согнувшись, наклонив голову, точно защищаясь от чего-то.</text:p>
      <text:p text:style-name="P3">Свист продолжал безостановочно нарастать. Никто не собирался отключать анализатор.</text:p>
      <text:p text:style-name="P3">Ана сильно сдавливала уши руками, но это не помогало. У нее потемнело в глазах, ноги дрожали от слабости. Кто-то резко оттолкнул Ану в сторону, и она чуть не упала - под ногами глухо отдавались тяжелые удары от чьих-то шагов - но Ана не решилась поднять голову. Пол в зале стал страшно раскачиваться в разные стороны, все окружающее пространство потеряло равновесие, Ана почему-то подумала, что сейчас на них упадет потолок. Кто-то рядом упал на колени.</text:p>
      <text:p text:style-name="P3">И тут свист прекратился, мгновенно сменившись тишиной.</text:p>
      <text:p text:style-name="P3">Некоторое время Ана еще чувствовала пульсирующее эхо от этого надрывного шума, а пол под ногами казался неровным и шатким, но потом она медленно подняла голову и недоверчиво убрала руки от ушей. Было и вправду совсем тихо. Все также ровно горел газовый свет на потолке. На экранах появлялись и исчезали неразборчивые синеватые отблески. Ана чувствовала себя как после контузии, перед глазами у нее расплывались темные круги. Люди вокруг двигались медленно и как будто через силу. Вот Сад, беззвучно открыв рот, тянул руку к слипшимся от пота волосам. Мужчина рядом все еще пытался выпрямиться, но однако нога его была полусогнута, а бесплотный рукав куртки беспомощно свисал вдоль тела.</text:p>
      <text:p text:style-name="P3">Анализатор не издавал ни звука, и Ана вначале подумала, что он отключился - перегорела цветная проводка, которую перед трансляцией не слишком добросоветстно проверял техник, - однако все шесть его экранов по-прежнему выводили какую-то информацию, и эфир продолжался, только они ничего не слышали, как будто потеряв слух.</text:p>
      <text:p text:style-name="P3">Но потом раздался сухой треск помех, Сад пригладил волосы на голове, мужчина рядом выпрямился во весь рост, и Ана облегченно вздохнула.</text:p>
      <text:p text:style-name="P3">Ана попыталась найти глазами Илу, но не смогла - ее подруга где-то потерялась, скрылась во взволнованной толпе. Ана беспокойно озиралась по сторонам, встретилась с вопросительными взглядом Сада, который вновь держал в руке захватанный платок и лишь торопливо покачала головой, поджав губы. Потом она заметила Илу. молодой мужчина словно нарочно скрывал ее своей спиной от Аны. Ила уже не выглядела такой спокойной и безразличной как раньше. Ее кофта с огненными узорами были расстегнута, а волосы растрепались, как будто она закрывала ими лицо.</text:p>
      <text:p text:style-name="P3">Анализатор тем временем транслировал гладкую бессветную тишину. После разрывающего барабанные перепонки свиста Ана перестала <text:soft-page-break/>различать тонкие оттенки звуков - она даже не слышала электрический гул, который издавала передающая автоматическое послание машина.</text:p>
      <text:p text:style-name="P3">Люди в зале постепенно успокоились. Ила наконец тоже заметила Ану и приветливо улыбнулась. Ана захотела помахать ей рукой, но не решилась - словно этот жест нарушил бы очередной бепрекословный запрет, священные правила поведения во время эфира. Или же руки просто не слушались ее.</text:p>
      <text:p text:style-name="P3">Сад снова вытирал платком лоб. Ила повернулась к своему спутники и что-то тихо сказал - а может быть, просто кивнула головой. Огромный транслятор на сцене передавал теперь шум пустынного ветра - глухой и ровный как бесконечный вздох. Молодой мужчина рядом с Илой сделал какой-то неопределенный жест рукой и неожиданно с интересом посмотрел на Ану. Сад убрал в карман скомканный платок.</text:p>
      <text:p text:style-name="P3">Снова выжидающая пауза в трансляции, несколько секунд тишины. Ана глубоко вздохнула и тут почувствовала, что ей становится трудно дышать. Голова была тяжелой как после долгого болезненного сна, от которого никак не можешь проснуться под действием лекарства.</text:p>
      <text:p text:style-name="P3">Первичный анализатор снова стал издавать медленно нарастающий гул - тот же самый, что и после краткой тишины в начале трансляции, точно это машинальное послание не имело конца и обречено было повторяться, пока в зале не выгорит весь воздух или не кончится ток, от которого работало безжалостная машина. Ана ощущала слабость во всем теле - она была не в силах даже повернуть голову, чтобы посмотреть на Илу. В напряженном гуле, который издавал анализатор, постепенно выделился тихий, но в то же время пронзительный свист. Сад что-то оторопело прошептал, невольно нарушив обет молчания. Ане показалось, что угловатый остов анализатора начинает медленно покачиваться на сцене.</text:p>
      <text:p text:style-name="P3">После окончания эфира люди в зале, принимая глубокое затишье лишь за продолжение трансляции, после которого вновь последуют электрические разряды, механический голос, свист, продолжали стоять до тех пор, не отключили анализатор - неприметный человек в серой униформе снова вышел на сцену и осторожно опустился на колени перед люком, скрывавшем переплетения раскрашенной проводки, все шесть экранов одновременно погасли, а занавес стал медленно подниматься, скрывая ослепшее электрическое божество. Но даже после этого было сложно поверить в то, что послание от Вимауны закончилось - и зал без окон, коридоры за ним, шестиглавая машина, издающая раздражающий гул, будут заперты на весь следующий год.</text:p>
      <text:p text:style-name="P3">Ане казалось, что она до сих пор слышит шум ветра, голоса, искаженные открытым пространством, гулкой пустотой, порождающей эхо, <text:soft-page-break/>пронзительные сигналы, напоминающие федеральный код. </text:p>
      <text:p text:style-name="P3">Свет на потолке загорелся с ослепительной яркой и захотелось даже прикрыть глаза рукой, двери открылись. Ана подумала, что в этот момент оживают, проявляясь из сумрака, коридоры, а во всех комнатах, одновременно, включаются сотни вычислительных машин.</text:p>
      <text:p text:style-name="P3">Сад, выглядевший так, словно он только что перенес смертельный приступ, кровоизлияние, нарушившее его координацию и речь, невнятно бормотал что-то, вытирая лицо уже расшитым рукавом - ему нужно куда-то идти, Ана понимала через слово, кто-то срочно его ждет, он должен что-то закончить.</text:p>
      <text:p text:style-name="P3">Люди в зале не торопились расходиться. Ана сама никак не могла прийти в себя. Дышать было по-прежнему тяжело, что-то словно давило на грудь, голова начинала кружиться. Во время трансляции Ана думала, что, как только отзвучит последний сигнал, и анализатор отключат от электрической сети, чувство сонного безразличия вновь вернется к ней, дышать опять станет легко, люди вокруг начнут шумно обсуждать произошедшее, Сад попробует неуместно пошутить, а Ила, делая вид, что трансляция ее совсем не впечатлила, расскажет о каких-нибудь причудливых слухах, в которые сама же не верит. Однако Сад неуверенной походкой направлялся к двери, а люди, оставшиеся в зале, боялись говорить даже шепотом, точно не хотели слышать звук собственного голоса.</text:p>
      <text:p text:style-name="P3">Ана медленно побрела к выходу из зала, пытаясь вспомнить, как нужно правильно дышать. Ила догнала ее уже в коридоре и предложила сходить в буфет. Она была одна.</text:p>
      <text:p text:style-name="P3">- Ну ты как? - сочувственно спросила Ила.</text:p>
      <text:p text:style-name="P3">Ана покачала головой.</text:p>
      <text:p text:style-name="P3">Ила пожаловалась, что после всех этих звуков, спертого воздуха, яркого освещения и долгого стояния на ногах, ей хочется пить, как будто автоматические послания от беспилотного корабля вызывали болезненную жажду.</text:p>
      <text:p text:style-name="P3">Они спустились в буфет.</text:p>
      <text:p text:style-name="P3">Ана неторопливо, как бы нехотя потягивала свой напиток. Дышать стало легко, но она по-прежнему чувствовала тяжесть в груди. Ана думала, что нужно вернуться домой, самым коротким путем, и сделать себе укол - в некоторых случаях дополнительная инъекция допускалась, даже была желательна, как уверяли ее врачи - и тогда до самого рассвета ее вновь не будет мучать удушья, она быстро заснет, и ей приснятся красивые прохладные сны. Но потом Ана вспомнила, что из-за безжалостных прогнозов дождя очиститель в ее квартире лишь бессмысленно перегоняет воздух, и там, наверное, страшная духота.</text:p>
      <text:p text:style-name="P3"><text:soft-page-break/>В буфете почти никого не было - другим, видимо, не захотелось освежающих напитков после эфира. Ила устало задумалась о чем-то и даже не притронулась к своему стакану, хотя и уверяла, что ей хочется пить.</text:p>
      <text:p text:style-name="P3">- Да, это было как-то... - неуверенно проговорила Ила. - Интересно, что это все означает? Это повлияет как-нибудь на...</text:p>
      <text:p text:style-name="P3">Ила замолчала на полуслове.</text:p>
      <text:p text:style-name="P3">- Сад мне говорил перед началом, что эта трансляция должна быть особенной, - сказала Ана.</text:p>
      <text:p text:style-name="P3">- Ну надеюсь, что ему понравилось, - хмыкнула Ила.</text:p>
      <text:p text:style-name="P3">Ана иногда думала, что ее подруга как-то необъяснимо недолюбливает Сада, хотя они никогда не говорили об это открыто. Но причин для этого не было. Впрочем, Ане иногда казалось, что Ила просто хотела читать статистику вместо нее.</text:p>
      <text:p text:style-name="P3">Ана ждала, когда же Ила заговорит наконец о своем новом знакомом, но та упрямо молчала.</text:p>
      <text:p text:style-name="P3">- Судя по тому, как он... выглядел после эфира, - сказала Ана, - видимо, не очень.</text:p>
      <text:p text:style-name="P3">Ила улыбнулась.</text:p>
      <text:p text:style-name="P3">- Хотя бы сегодня не было дождя, - сказала она.</text:p>
      <text:p text:style-name="P3">По стенкам стакана с напитком, стоявшего напротив Илы, медленно стекали прозрачные капли - как будто само стекло таяло в темплом сумраке буфета.</text:p>
      <text:p text:style-name="P3">Они некоторое время молчали.</text:p>
      <text:p text:style-name="P3">- А кто это был? - решилась наконец спросить Ана.</text:p>
      <text:p text:style-name="P3">Она сделала торопливый глоток, и напиток вдруг показался ей тошнотворно сладким. От резкого приторного вкуса у нее даже сводило губы.</text:p>
      <text:p text:style-name="P3">- Кто? - не поняла Ила.</text:p>
      <text:p text:style-name="P3">- Ну парень, с которым ты была во время эфира, - сказала Ана. - Или вы...</text:p>
      <text:p text:style-name="P3">- А... - кивнула Ила. - Да, он недавно к нам устроился. Мы только сегодня с ним познакомились...</text:p>
      <text:p text:style-name="P3">Она наконец взяла свой напиток, сделала небольшой глоток и тут же отставила стакан в сторону.</text:p>
      <text:p text:style-name="P3">- Он раньше где-то работал, - продолжала Ила, - то ли в транспортном бюро, то ли еще где... Короче, - Ила с влажным скрипом сдвинула стакан по затертой поверхности стола, - он мне такие вещи рассказывал про надземку.</text:p>
      <text:p text:style-name="P3">Напиток на дне оказался еще более сладким, его почти невозможно было пить. Видимо, не весь подсластитель растворился.</text:p>
      <text:p text:style-name="P3"><text:soft-page-break/>- А я ему рассказал, как ты теперь ездишь домой, - добавила Ила.</text:p>
      <text:p text:style-name="P3">Вечером, когда Ана вышла из института, небо над городом все еще было безоблачным - привычного цвета дюн южного моря, - однако стемнело необычно рано, и на стенах некоторых домов уже зажглись преждевременные синие фонари. Ана некоторое время стояла, вдыхая тусклые вечерний воздух - словно в ожидании дождя. Где-то вдалеке, увлекая за собой длинные слепые вагоны, пронесся по эстакаде поезд.</text:p>
      <text:p text:style-name="P3">- Хотя бы сегодня... - тихо пробормотала она.</text:p>
      <text:p text:style-name="P3">Она вновь поехала в противоположную от дома сторону, по разным скоростным путям, делая множество запутанных пересадок, хотя Ила и уверяла ее, что сегодня, из-за прогноза, давки не будет. Но Ане уже не собиралась возвращаться домой раньше обычного. Она как будто втайне хотела попасть под дождь. Или же просто понимала, что дома ее ждут только лекарства и духота.</text:p>
      <text:p text:style-name="P3">В вагонах и правда оказалось совсем не людно. Еще в первом забравшем ее неподалеку от работы поезде были свободные места. Ветер хлестал в приоткрытое окно.</text:p>
      <text:p text:style-name="P3">Улицы постепенно темнели, небо меняло свой цвет с пепельного на темно-серый, когда Ана делала очередную пересадку, и казалось, что поезда увозят ее в сумерки, когда над институтом все еще разливается солнечный свет.</text:p>
      <text:p text:style-name="P3">Ана вернулась домой ночью - на улицах, даже в старых кварталах уже горели синие фонари, непонятные прожектора, лучи которых осматривали погасшее небо, иногда высвечивали редкие пасмурные облака, однако обещанный дождь так и не начался, порывистый ветер приносил из-за домов запах песка и соли, а дорожный камень все еще был горячим после дневного солнцепека.</text:p>
      <text:p text:style-name="P3">Ана включила радио. На той частоте, по которой передавали неутешительный прозноз, были лишь тишина - как будто весь канал отключили, стерли за несвоевременную ошибку.</text:p>
      <text:p text:style-name="P3">В ее тесной комнате, завершавшейся широким окном, видом на улицы с высоты восьмого этаже, была почти невозможно дышать. Весь воздух выгорел перед началом дождя. Очиститель бесполезно шипел, продолжая работать в режиме внутренней циркуляции - Ана оставила его в таком состоянии, когда ушла на работу. Она переключила очиститель, но механизм заработал не сразу - он тихо вбирал в себя каленый чад улицы, затем с легким гулом раскручивал в своих недрах электрическую центрифугу, пока наконец не выдохнул слабую теплую струю воздуха.</text:p>
      <text:p text:style-name="P3">Потом Ана достала из тумбочки у кровати ампулу и многоразовый шприц. Резкий запах шара, которым она смачивала бинт, ударил ей в нос.</text:p>
      <text:p text:style-name="P3">Ана вернулась к приемнику. В это время обычно передавали новости <text:soft-page-break/>- по одной из станций, частота которой была записана в памятке Нива на столе. Прием был таким же ясным, как и день назад.</text:p>
      <text:p text:style-name="P3">- ...Хотя изначально было рассчитана совсем другая траектория, - заговорили по радио, - один из метеоритов, размеры которого...</text:p>
      <text:p text:style-name="P3">Ана задыхалась. После укола ей не стало легче.</text:p>
      <text:p text:style-name="P3">- ...прошел совсем недалеко от Дёзы. По оценкам ученым...</text:p>
      <text:p text:style-name="P3">Очиститель натруженно гудел, однако в комнате так и не стало прохладнее. Ана выключила свет - так дышать было почему-то легче. Радио продолжало работать.</text:p>
      <text:p text:style-name="P3">- Считается, что некоторые из кратеров, которые были обнаружены...</text:p>
      <text:p text:style-name="P3">Ана подумала, что очиститель и вовсе неисправен - что-то замкнуло в электрической цепи и, вместо того, чтобы охлаждать комнатый воздух, он лишь судорожно выдыхает углекислый газ, точно страшные механические легкие.</text:p>
      <text:p text:style-name="P3">- Возможные последствия, - голос по радио вздрогнул от неожиданных помех, - возможные последствия случая должны привести к неизбежности открытия.</text:p>
      <text:p text:style-name="P3">Ана закрыла глаза - препарат все еще не действовал, ей лишь сильнее захотелось спать.</text:p>
      <text:p text:style-name="P3">- Сочетание факторов, нарушающих всеобщее равновесие, - невозмутимо продолжал голос, - приводит к ощущению незащищенности. Через течение космического ветра предсказывается изменение траектории.</text:p>
      <text:p text:style-name="P3">Ана, продолжая тяжело дышать, вытащила из кармана сложенную вчетверо записку Нива. Новый фрагмент был получен. Сочетание факторов, нарушающих всеобщее равновесие. В полумраке ничего нельзя было разобрать - строчки сливались, - но включать свет Ане не хотелось.</text:p>
      <text:p text:style-name="P3">Ана придвинулась поближе к окну, к зыбкому уличному свету, которые распадался на призрачные отражения в многослойном стекле. Она как будто искала что-то - что-то, что поможет ей дышать.</text:p>
      <text:p text:style-name="P3">- ...и как следствие непонимания возможность столкновения с бесконечностью, когда, при обозначенной скорости...</text:p>
      <text:p text:style-name="P3">Ана выключила радио, но после этого в комнате стало словно еще темнее. Она напряженно всматривалась в список, но различила только аккуратные последовательные номера строк. Ана и сама не понимала, что она пытается найти в записке.</text:p>
      <text:p text:style-name="P3">Было уже поздно, наступил час тишины.</text:p>
      <text:p text:style-name="P3">И тут Ана вспомнила о пункте под номером девять - очередное загадочное число и безотносительный адрес, - которые именно сейчас, за несколько минут до того, как сильнодействующий препарат вызовет у нее паралич чувств, сонное оцепенение, приобрели вдруг пронзительно важный смысл, как будто она наконец поняла, что это означают эти <text:soft-page-break/>названия и цифры, - назначенное время и место, там где они встретятся снова, где она будет его ждать - и ей достаточно лишь еще раз прочитать, проверить эту запись в памятке Нива. </text:p>
      <text:p text:style-name="P3">Однако никакого пункта девять там не было.</text:p>
      <text:p text:style-name="P3"/>
      <text:p text:style-name="P3"/>
      <text:p text:style-name="P5">ВОЗВРАЩЕНИЕ</text:p>
      <text:p text:style-name="P4"/>
      <text:p text:style-name="P4">1</text:p>
      <text:p text:style-name="P3"/>
      <text:p text:style-name="P3">Ночью в городе было почти не видно звезд. Небо, бледно подсвеченное синим у горизонта - неустанное городское освещение, бессмысленное, ведь в этот час, согласно закону, никого не должно быть - постепенно темнело в вышине, поднимаясь над домами, которые казались бесформенными развалинами в разреженном ночном воздухе, возвращая себе свой естественный глубокий цвет, но не звезды, которые пыталось заменить электричество.</text:p>
      <text:p text:style-name="P3">Под этим открытым небом, в котором отражалась пустота, ваккум вселенной, но только не свет, рассеянный в атмосфере, все казалось нереальным и бесплотным, теряло естественные очертания, сливалось с темнотой, и даже вездесущий свет ночных фонарей становился чем-то вроде навязчивых галлюцинации, объяснимых и изученных, как миражи в пустыне.</text:p>
      <text:p text:style-name="P3">Изредка в вышине можно было заметить одну или две тусклые песчинки, хотя все равно, уверившись в то, что свет от города мешает настоящим созвездиям проснуться, казалось, что это вовсе не звезды, а спутники связи, по яркости свечения которых можно определить высоту орбиты, совершающие свой круговой полет над планетой.</text:p>
      <text:p text:style-name="P3">Спутники часто выходили из строя.</text:p>
      <text:p text:style-name="P3">Это было подобно смерти, замедленной агонии, когда чувствуешь как медленно умирает твое тело. Сведенные судорогой мышцы, у которых живую ткань заменяет эластичная резина, а вместо крови - теплая вода, сжимают грудь и спину так сильно, что, кажется, сейчас не выдержат кости. Все тело изнывает от боли, а во рту чувствуется металлический привкус крови. Вздохнуть почти невозможно, смертельная тяжесть подбирается до самого горла, и все вокруг начинает застилать темнота - как небо, лишенное звезд. Почему-то в этот момент думаешь, что именно так должен чувствовать себя человек, умирающий от удушья - зрение становится ненужным из-за отсутствия света, медленно умирают все органы, тебя словно вытолкнули в пустоту, в бесконечное пронизывающее одиночество вселенной, где жизнь длится мгновения. И в тот момент, когда <text:soft-page-break/>понимаешь, что тело твое уже отказывается сопротивляться боли, что боль поглотила его целиком, и даже мертвая хватка резиновых мышц не в силах противостоять обезумевшей силе притяжения,внезапно становится легче, напряженные мышцы костюма ослабевают, ты уже можешь вздохнуть и, приподнявшись, все еще не веря в то, что снова обрел зрение, видишь в иллюминатор удивительную звездную ночь.</text:p>
      <text:p text:style-name="P3">Корабль Адхини выходил из атмосферы Дёзы в сто двенадцатый раз. И во второй раз - вместе с Нивом.</text:p>
      <text:p text:style-name="P3">После кольца ветров, окружавших планету, и короны газов, химический состав которых все еще подвергался усиленному исследованию, начинались концентрические круги орбит - всего девять, у всех свои названия, похожие на имена давно умерших людей, - на высоте от нескольких сотен до двадцати тысяч миль.</text:p>
      <text:p text:style-name="P3">Все спутники последней орбиты образовывали <text:s/>единое кольцо, вереницу постепенно удаляющихся огней, сокращавшую расстояние между людьми, и казалось, что их сосредоточенное существование во тьме орбиты настолько взаимосвязано и едино, что, стоит лишь одному из спутников выйти из строя, как вся система неизбежно выбьется из ритма, начнут хаотично мигать сигнальные маячки, а затем коммуникационная линия погаснет, точно размокнутая электрическая цепь. Но спутники часто ломались, а вместо них продолжали работать другие, перехватывая их сообщения и транслируя их дальше, по релейной линии, пока ослабевающую радио-волну не принимал другой скрытый в тени Дёзы спутник.Но если бы станция вышла из строя, то ее никто не смог бы заменить. </text:p>
      <text:p text:style-name="P3">Об этом Ниву сказали еще перед первым полетом - наверное, считая, что данный факт должен вселить в него чувство гордости за свой труд - но Нив почувствовал лишь страх, как человек, осознающий, что одно его неверное действие может вызвать катастрофу.</text:p>
      <text:p text:style-name="P3">У всех спутников - даже у самых старых и бессмысленных, умевших передавать лишь похожий на ритмичный контрапункт федеральный код, давно забытый, вышедший из моды - были названия, обязательно на гали, длинные и волнующие, как имена богов. И только станция оставалась безымянной. Вместо этого у нее был номер - несколько цифр, дробный знак и окончание, отсчитывающее остаток, - похожий на странную космическую радио-частоту.</text:p>
      <text:p text:style-name="P3">Когда Нив впервые прилетел на станцию, то сильно нервничал, считая, что ему непременно поручат какое-нибудь невыносимо сложное задание, жестокий тест на профессиональные навыки, на умение справляться с ситуацией, преодолевать сопротивление потерявшего опору тела, и если он не справится, если бдительные наблюдатели с Дёзы <text:soft-page-break/>окажутся недовольными исполнением дотошных инструкций, то ему никогда больше не позволят увидеть эту звездную ночь.</text:p>
      <text:p text:style-name="P3">Но ничего не происходило.</text:p>
      <text:p text:style-name="P3">Скучная профилактика, однообразные дни в невесомости, когда пытаешься привыкнуть к тому, что перестал ощущать разницу между положениями в пространстве, жизнь по утвержденному командованием расписанию, плановая проверка всех систем, дотошные отчеты, регулярные выходы на связь с механическим голосом в командном центре, который говорил словно по инерции, повторяя слова, никогда не меняя интонации.</text:p>
      <text:p text:style-name="P3">Самым <text:s/>ярким воспоминанием о полете стало чувство тошноты и легкого расстройства координации, когда Нив спустился из корабля на выжженную посадочную полосу в доке. Вокруг стоял тяжелый разъедающий легкие чад. </text:p>
      <text:p text:style-name="P3">Их вышли встречать - люди в медицинской форме и люди в форме военной полиции, все в масках, как того требовали инструкции. Они повели Нива, бережно держа его под руки и ничего не говоря, с таким видом, что разговоры строго запрещены по уставу встречи, а он с трудом волочил ноги, оглядываясь на обгорелый остов корабля, радуясь этой молчаливой деловито помощи, словно отучившись ходить самостоятельно.</text:p>
      <text:p text:style-name="P3">Ощущения того, что он был в космосе, за пределами планеты, так и не появилось. Ниву казалось, что он пережил двухнедельные пытки. Именно это в центре называли космической программой.</text:p>
      <text:p text:style-name="P3">Все эти дни, которые измерялись по часам, а не по движению солнца, всегда одна и та же сторона планеты, страшное чувство, что ты запаян в герметичной камере, выброшенной за пределы знакомого мира, в пустоту, где не распространяется звук, и какое-то необъяснимое нарушение чувства окружающего пространства, нарушение представлений о собственном теле, нарушение сна и непрекращавшаяся сонная слабость в постоянном полумраке из-за распоряжений экономить электричество, хотя батарей на станции хватило бы еще на сотни лет, а затем возвращение на Дёзу, чудовищное испытание, еще худшее, чем при взлете, во время которого не выдерживает кровеносная система, глаза застилает кровью и кажется, что весь мир вывернут наизнанку. У Нива даже остались синяки от <text:s/>эластичных мышц противоперегрузочного костюма, сжимавших тисками тело в безуспешных попыток остановить приток крови к голове. </text:p>
      <text:p text:style-name="P3">Нив был сначала удивлен, а потом, когда дурнота и головокружение прошли, и он снова привык к неуклюжей тяжести своего тела, досадно разочарован, хотя никому об этом не говорил. В конце концов это просто работа. Работа, о которой мечтают многие - как и он сам когда-то.</text:p>
      <text:p text:style-name="P3">Но во время второго своего полета - хотя по-прежнему не было <text:soft-page-break/>никаких чрезвычайных происшествий, все та же бессветная плановая проверка, невесомость, лишавшая сна, предписанная правила экономия электричества и ненастоящий воздух, вернее, заменявшая его смесь газов, рождавшаяся в результате химического синтеза, которой они дышали все эти дни - Нив вдруг изменил свое мнение.</text:p>
      <text:p text:style-name="P3">Станция, которую он не понял, не увидел в первый раз, неожиданно представилась ему не просто еще одним спутников связи, с самой большой радио-антенной из тех, что когда-либо строили на Дёзе, а таинственным святилищем, выведенном на самую высокую орбиту их иссушенной планеты, центром космического радио, все принципы работы которого были Ниву отлично известны, как того требовали его должность и профессия, однако начинали казаться неисследимыми. Само существование этой станции было противоестественным, нарушало все законы физики, действие которых, наряду с законами здравого смысла, ослабевало тем сильнее, чем больше они удалялись от Дёзы, как будто в темноте космического пространства переставали иметь силу принципы любых человеческих наук, и станция, поднимаясь на самую верхнюю точку, на высоту в двадцать тысяч миль над вечной пустыней, начинала обращать пространство во время, двигаться со скоростью света, оставаясь неподвижной, принимать сигналы, прошедшие через миллиарды миль пустоты. </text:p>
      <text:p text:style-name="P3">Нив подумал, что у станции есть имя, но имя это нельзя произносить вслух.</text:p>
      <text:p text:style-name="P3">Нив работал вместе с тремя другими техниками, старшим инженером профилактической команды. Каждый год его командна должна была убедиться, что станция готова к приему сигналов от исследовательского корабля, летевшего в произвольно выбранную точку в пространстве, официально названную Анади, где не было никаких туманностей или звездных систем, лишь пустота, бессмысленная, как центр бесконечности - со скоростью, которую не мог бы вынести ни один живой человек.</text:p>
      <text:p text:style-name="P3">Проверки всегда шли по строгому плану, и от от плана этого, казалось, нельзя было отступать, даже если станция сойдет с девятой орбиты и начнет падать в пески спящих земель. На все случаи существовала дотошная инструкция, выученная Нивом наизусть как молитва. Все проверки были расписаны по часам. Нива избавляли от необходимости принимать решения, оставалось лишь усердно следить за тем, как выполняют свои обязанности другие и составлять машинальные отчеты о ходе проверок. Часто работы было так много, что Нив почти не видел своих коллег, но даже когда они отдыхали, то часто проводили время в нерешительнолм молчании - им казалось, что каждое их слово записывается и передается в командный центр на Дёзе - и они попросту не <text:soft-page-break/>знали, о чем можно говорить.</text:p>
      <text:p text:style-name="P3">Каждому отводилась своя каюта, тесный отсек в глубине цилиндрических коридоров, где фотографии - один и тот же вид на анильское море, в желтых тонах, с таким же неестественным засвеченным небом - заменяли собой иллюминаторы. Тяжелее всего становилось во время положенного отдых, условной ночью, которая начиналась по часам, когда приходилось мучаться от бессоницы, пытаясь найти удобное положение в пространстве, никогда не знавшем силы тяготения, не предназначенном для жизни, думая, что вид пустыни на стене напоминает не о доме, а об окружающей их пустоте. В эти моменты, на грани сна, болезненно обострялось восприятие, и можно было услышать усталый стон металла, треск приборов в далеких отсеках, методично васчитывающих очередной никому ненужный отчет, ровный гул в бесконечных коридорах, которые проваливались в темноту и другие слуховые галлюцинации. А потом, незаметно, вдруг приходило понимание, что ты находишься внутри самого большого в мире радиоприемника, который принимает сигналы из других миров. Тем временем южный полюс планеты затягивала тень.</text:p>
      <text:p text:style-name="P3">Станция представлялась необъяснимо огромной - помещения под кодовыми номерами, длинные, уходящие в темноту туннели, машинные отсеки, заставленные вычислительными машинами, которые не выключались никогда, - но Нив всегда ощущал какую-то тесно, возможно, из-за искусственного воздуха, который казался пропитанным кислотой как после дождя и тусклого электрического света. На него давила темнота.</text:p>
      <text:p text:style-name="P3">Иллюминаторы на станции были только в одном помещении, которое все называли рубкой. Там - рядом с неизменным видом на одну и ту же сторону планеты, не более реальным, чем фотографии пустыни в каютах - они регулярно отчитывались перед командным центром. Говорил всегда только Нив, а все остальные, согласно уставу, должны были безмолвно присутствовать на церемонных сеансах связи. Там же они нередко собирались вместе во время перерывом - и не решались говорить.</text:p>
      <text:p text:style-name="P3">Со станцией никогда ничего не случалось. Другие техники, летавшие на профилактику задолго до Нива, даже не могли вспомнить, чтобы хоть раз что-нибудь переставало работать. Можно было подумать, что их миссия заключалась вовсе не в проверке исправности всех приборов, ретранслятора, приемной антенны, питающих элементов, срок службы которых во много раз превышал продолжительность жизни любого из них, а в чем-то другом, куда более значительном, что от них старательно скрывали, как если бы само человеческое присутствие изменяло что-то в работе приборов, выдаваших разные показания в зависимости от напряжения в электрической сети.</text:p>
      <text:p text:style-name="P3"><text:soft-page-break/>После второго полета был длительный перерыв - Нива заменили на другого техника, не удосужившись даже объяснить причины. Он уже решил, что никогда больше не полетит на станцию - это вызывало у него странное облегчение и огорчало одновременно - но потом пришло распоряжение, что он утвержден в составе экипажа, в той же должности, что и раньше, на новый полет. Третий, в жизни Нива.</text:p>
      <text:p text:style-name="P3">Адхини был небольшим грузовым кораблем, способным садиться и даже взлетать без ракетоносителя и преодолевать небольшие расстояния в пределах солнечной системы - до ближайших планет. Нив всегда мечтал отправиться туда, в темноту, где, казалось, само распространение света происходило по особым законам, к другим мирам, ради которых приходилось выдерживать куда более жестокие перегрузки, чем во время обычного орбитального полета, но у него была другая миссия, даже более важная, как убеждал он себя.</text:p>
      <text:p text:style-name="P3">Станция, наполовину скрытая черной тенью, была похожа на расколотый купол древнего храма, страшно тонущий в темноте. Адхини медленно приближался к ней - на самой маленькой тяге, в абсолютной тишине. Нив все еще сидел, крепко привязанный тугими ремнями к креслу. В иллюминаторе проплывал подсвеченный солнцем нимб Дёзы, пустынные кратеры помноженные на слитные серые плато городов, отталкиваемый прочь из поля зрения той силой, которая неумолимо тянула их вперед, и у Нива не было сил даже повернуть голову, чтобы посмотреть вслед исчезающей планете. </text:p>
      <text:p text:style-name="P3">Тело его не успело справиться с обморочным ощущением легкости и какой-то зияющей пустоты внутри, словно, вырвавшись из гравитационного колодца, все предметы начинают терять плотность и массу, и он сам превращается в призрака и лишь по привычке считает себя живым, принимая память за реальные ощущения - жжение в легких, тяжесть в ногах, пульсирующая боль под левым веком, из-за которой подводит зрение.</text:p>
      <text:p text:style-name="P3">Грудь и спина болели, обожженные судорожной хваткой эластичной мускулатуры костюма. Все еще не верилось, что мучения закончились, перегрузки сменились невесомостью, а рев моторов - оглушающей тишиной, но станция, вернее огни, условно обозначавшие ее скрытые в тени очертания, уже проступали вдалеке, сменив в иллюминаторе сгинувшую планету.</text:p>
      <text:p text:style-name="P3">Это было похоже на священнодействие, под звук собственного дыхание, сбившегося с ритма, на торжественный обряд в непроницаемом вакууме - плавная, выверенная до каждого малейшего движения стыковка с гигантской приемной антенной на последней орбите, после которой сила гравитации Дёзы окончательно ослабевала, и циклический порядок <text:soft-page-break/>сменялся жутким хаосом открытого космоса.</text:p>
      <text:p text:style-name="P3">Нив смотрел в иллюминатор на то, как станция неумолимо притягивает их к себе, как постепенно возникает из пустоты вытянутый стыковочный шлюз - словно он всегда был рядом, и им лишь не хватало света, - на котором синхронно мигают сигнальные маяки, и поднимается, сначала наискозь, а затем выравниваясь по направлению часовой стрелки, потускневший едва различимый номер - кодовое обозначение станции, напоминающее радио-частоту. </text:p>
      <text:p text:style-name="P3">Все было в точности так же, как и во время предыдущего полета, как будто по-другому и не могло быть - по их кораблю пробежала дрожь, раздался неприятный громкий сигнал, которым рефлекторный автомат, отслеживавший их движение, извещал о превращении двух искусственных тел в одно большое подчиненное законам кругового движения тело, и что-то вокруг, что-то в воздухе на корабле неуловимо изменялась.</text:p>
      <text:p text:style-name="P3">Хотя, соответственно должности, Нив единолично отвечал за проведение всей профилактики, в действительности все его руководство сводилось к проверке, насколько точно исполняются инструкции и приказы, подгтовленные на Дёзе за много дней до их полета. Сначала они должны были проверить питательные элементы и включить систему жизнеобеспечения - терморегуляторы, генераторы кислорода, рециркуляцию воздуха. Этим занимался Нибхат, специалист во всем, что поддерживало их существование в замкнутом пространстве на самой высокой орбите, а Нив должен был сопровождать его, хотя помощь Нибхату никогда не требовалась.</text:p>
      <text:p text:style-name="P3">Они плыли в темноте по узкому коридору, держась руками за поручни в стенах и освещая себе путь мощным прожекторными фонарями. Нив знал - по крайней мере, так рассказывали другие, - что даже при выключенных генераторах на станции еще сохранялся воздух, дыхание сотен людей, побывавших здесь до них.</text:p>
      <text:p text:style-name="P3">Освещая монотонные стены фонарем, Нив вдруг подумал, что станция, когда не работают все эти многочисленные машины, благодаря которым они могут дышать, похожа на склеп.</text:p>
      <text:p text:style-name="P3">Первоначальная проверка и включение систем жизнеобеспечения - когда остальные члены команды оставались на Адхини, а Нив вместе с Нибхатом совершали свой обход - длилась несколько часов. Все это время они дышали воздухом из невесомых баллонов за спинами, который вызывал опьянение и легкую тошноту. Даже когда начинала работать циркуляция, они не снимали, как того требовал устав, свои маски. Работал в основном Нибхат, а Нив лишь безучастно следил за его действиями. После включения системы, Нибхат проводил диагностику, несколько раз подряд проверял показания приборов, а затем - короткий кивок головой, <text:soft-page-break/>лицо, лишенное выражения, в черной кислородной маске - они перебиралась в следующее помещение, проплывая по очередному длинному туннелю.</text:p>
      <text:p text:style-name="P3">Нибхат летала на станцию дольше Нива, однако он проверял все системы с такой тщательностью, что можно было подумать, будто ему поручили это впервые, прочитав прощальное напутствие о том, насколько важен и незаменим его труд.</text:p>
      <text:p text:style-name="P3">Они не снимали маски, пока все системы не начинали работать, и наконец, когда станция оживала, восстанавливалось энергоснабжение, коридоры освещались приглушенным светом, а у потолков тихо шуршали воздуховоды, Нибхат поднимал бесполезную маску и, протерев ладонью потное лицо, удовлетворенно вздыхал. Ниву каждый раз хотелось сказать ему что-то ободряющее, похвалить за выполненный труд, но он не мог подобрать слова. Им еще предостояло настроить передатчик для первого сеанса связи с Дёзой, чтобы отчитаться за проделанную работу.</text:p>
      <text:p text:style-name="P3">Станция неотвратимо проваливалась в тень.</text:p>
      <text:p text:style-name="P3">Через иллюминатор в рубке была видна глубокая ночь на южной стороне планеты. Хотя Нив прекрасно знал, что над городом, над морем Анила, ночь по сравнению с крайним югом всегда спешит на несколько часов, и там уже занимается рассвет, но почему-то, глядя на затмение планеты, ему было так сложно представить обычные городские улицы, дома в абитинском стиле, синий свет газовых фонарей, словно все это существовало лишь в его воображении, а в действительности на Дёзе была лишь мертвая пустыня и безграничная темнота.</text:p>
      <text:p text:style-name="P3">Нив всегда сам зачитывал отчет, подготовленный согласно официальным формулярам. После того, как он заканчивал говорить, ответ из центра приходил не сразу - невидимый оператор с машинным голосом, обезличенность которого требовали сами законы космической связи,</text:p>
      <text:p text:style-name="P3">никогда не торопился, и его рассудительное неторопливое заключение раздавалось из коммуникатора после гнетущего промедления, как будто командный центр и станция были разделены не двадцатью тысячами, а двадцатью миллионами миль. Это было так неестественно и странно - молча ждать ответа из центра, слушая легкое потрескивание на линии. Из-за таких задержек Нив словно начинал физически ощущать, как далеко находится человек, с которым он говорил.</text:p>
      <text:p text:style-name="P3">После этого наступал час тишины.</text:p>
      <text:p text:style-name="P3">На следующий день - они продолжали измерять время по часам, как на Дёзе, хотя законы планетарного времени теряли смысл на орбите, позволяя сохранить лишь призрачную неправдоподобную связь с теми голосами внизу, что исправно передавало их радио - нужно было начать проверку главной антенны, такой огромной, что ее строили из готовых <text:soft-page-break/>блоков, доставленных ракетоносителями, уже на орбите, в невесомости и черной пустоте вакуума, там, где переставали действовать законы тяготения, из-за которых ее раздавил бы собственный вес.</text:p>
      <text:p text:style-name="P3">Нив руководил по инструкции.</text:p>
      <text:p text:style-name="P3">Хотя послание с Вимауны приходило лишь раз в год - интервал между передачами плавно увеличивался по мере того, как корабль удалялся от планеты - станция работала все время, гудели вычислительные машины, тратился заряд вечных, как их называли, батарей, и приемная антенна продолжала ловить разнообразные шумы - случайные обрывки передач от других кораблей, адресованные в пустоту послания, причудливый федеральный код, похожий на мелодию для душевнобольных, треск помех - как будто весь спутник космической связи терпеливо ждал какого-то другого, помимо неразборчивых сигналов с Вимауны, послания.</text:p>
      <text:p text:style-name="P3">Все это исправно протоколировалось, сохранялось на магнитную ленту и хранилось до прибытия профилактической команды, которая должна была изучить эти записи непоследовательных шумов, после чего они навсегда стирались из памяти. Нив сам проверял все данные о работе антенны за последний год. Он спускался в машинный отсек, где потолочный свет был особенно ярким, а голова начинала болеть от низкочастотного гула вычислительных устройств, неустанно просчитывавших длину и амплитуду безымянных радио-сигналов, электромагнитый мусор эфира, и, привязав себя ремнями к неудобному креслу, слишком узкому, сжимавшему таз жесткими боковыми поручнями, словно его создали те, кто имел лишь относительное представление о строении человеческого тела, просматривал все записи, сделанные после того, как на станции в последний раз были люди.</text:p>
      <text:p text:style-name="P3">Эти архивы не имели ни малейшего смысла. Нив не знал, зачем нужно проверять это бессвязное эхо от случайных передач, пытаясь определить их источник и темное беззвучное происхождение - другой спутник, сошедший с ума из-за изменения солнечной фазы, корабль, летящий от ближайших планет. Однако так полагалось по инструкции. Приятель Нива, Акар, говорил, что так, возможно, легче всего убедиться в работоспособности антенны, хотя его объяснение казалось беспомощным и <text:s/>неубедительным, особенно учитывая тот факт, что, перед тем как приступить к изучению шума, они выполняли и стандартную программу диагностики антенны.</text:p>
      <text:p text:style-name="P3">Записи подслушанных передач, которые Нив утомленно штудировал в специальном отсеке, где стены украшал такой же снимок анильского моря, как и в его каюте, нужно было проверить и перепроверить, тщательно и дотошно, и эта ненавистная бессмысленная процедура отнимала у него больше суток.</text:p>
      <text:p text:style-name="P3"><text:soft-page-break/>Несколько лет назад, когда первичный анализатор на Дёзе не смог сам расшифровать сигналы, приходящие с Вимауны, многие были уверены, что это проблема на станции, и антенну проверяли сотни раз подряд - несколько команд вылетали на девятую орбиту, сменяя друг друга на изнурительной вахте, но ничего так и не смогли найти. В итоге все склонились к тому, что произошли непредвиденные неполадеки на Вимауне, вышли из строя передатчики, обезумел автопилот или наблюдается эффект Апараса, как называли его ученые, из-за которого сигналы от корабля, по мере его удаления от Дёзы, загадочно искажаются под действием неизвестных излучений - в том неизученном пространстве, откуда ведется автоматическая передача - и теряют какие-то существенные признаки, которые отличают кодированное послание и обычный шум. Но Нив иногда представлял себе, что проблема все же на станции, что ее просто никто не мог заметить раньше, и неожиданно, проверяя архивы записанного на ленту шума, он обнаружит какую-нибудь незначительную деталь, маленькую ошибку, повлекшую за собой катастрофический сбой всего оборудования, искажая, точно ядерная реакция, весь эфир.</text:p>
      <text:p text:style-name="P3">Незадолго до перерыва к Ниву заглянул Акар, техник, с которым они часто работали вместе. Нив подружился с ним во время первого полета - несколько часов слаженного молчания сближали. Акар был почти того же возраста, что и Нив, хотя выглядел старше, - возможно, из-за того, что у него начинали седеть волосы на висках.</text:p>
      <text:p text:style-name="P3">- Все как обычно? - спросил Акар вместо приветствия.</text:p>
      <text:p text:style-name="P3">Нив почти разочаровано кивнул головой. Он снял наушники и по привычке попытался положить их на консоль, но они, отлетев в сторону, на какое-то мгновение повисли на проводе, точно сила притяжения на станции в этот миг необъяснимо восстановилась и лишь перепутала верх с низом, а потом плавно поплыли в воздухе.</text:p>
      <text:p text:style-name="P3">- Я уже почти с ума схожу от этих проверок, - сказал Нив. - И еще столько всего осталось... Просто нет сил уже.</text:p>
      <text:p text:style-name="P3">- Я тебя немного отвлеку, если ты не против, - сказал Акар.</text:p>
      <text:p text:style-name="P3">Нив заинтригованно посмотрел на своего друга.</text:p>
      <text:p text:style-name="P3">Акар с недовольным хрипом устраивался в кресле напротив Нива - видно было, что он еще не привык к невесомости, движения его казались грубыми и неловкими. Акар посмотрел на снимок на стене, указал на него пальцем и, улыбаясь, хотел что-то сказать, но передумал.</text:p>
      <text:p text:style-name="P3">- Давно хотел с тобой поговорить, - проговорил он, наконец разобравшись с креслом. - Еще с прошлого раз. Но как-то...</text:p>
      <text:p text:style-name="P3">Нив намекающе посмотрел на потолок.</text:p>
      <text:p text:style-name="P3">- Да нет здесь ничего! - хмыкнул Акар. - Уж поверь мне, больно им нужно... К тому же я не собираюсь говорить ни о чем противозаконном.</text:p>
      <text:p text:style-name="P3"><text:soft-page-break/>- Так в чем же дело? - спросил Нив.</text:p>
      <text:p text:style-name="P3">Ближе к перерыву на станции изменилось освещения - как будто упало напряжение в электрической сети, свет стал глуше и мягче и вызывал усталую сонливость, а вид на пустыню в отсеке казался более темным, чем обычно, как будто солнечный день на неудачной фотографии превратился в ранние сумерки над морем дюн.</text:p>
      <text:p text:style-name="P3">- В прошлый раз, - начал Акар, - когда мы проверяли сведение сигналов на ретрансляторе, я заметил одну странную... особенность, и я...</text:p>
      <text:p text:style-name="P3">Нив вдруг понял, что ему даже сложно заставлять себя вдумываться в то, о чем говорил Акар. Голова у него болела. После нескольких часов, проведенных в наушниках, ему начинали мерещиться бессвязные искаженные эхом металлических туннелей звуки, словно запись обрывочных сигналов не кончалось, хотя он и отключил магнитограф.</text:p>
      <text:p text:style-name="P3">- А почему ты мне об этом сообщаешь только сейчас? - сказал Нив. </text:p>
      <text:p text:style-name="P3">Ниву хотелось спросить об этом с властным возмущением - ведь, согласно инструкциям, ему полагалось знать обо всем, что происходило на станции, - но на возмущение у него просто не было сил.</text:p>
      <text:p text:style-name="P3">- Дело в том, - Акар кашлянул и как-то неловно помялся, - что я заметил это только во время перепроверки, а потом уже не смог ничего найти. Может, я просто устал и мне показалось. В любом случае мне не хотелось... ну ты сам понимаешь...</text:p>
      <text:p text:style-name="P3">- Ну ты все-таки решил мне об этом сказать, - продолжил за него Нив, - а значит все-таки не считаешь, что тебе показалось?</text:p>
      <text:p text:style-name="P3">- Может, и показалось, - вздохнул Акар, - но я постоянно думаю об этом. Ведь я проверял несколько раз. Очень сложно так ошибиться.</text:p>
      <text:p text:style-name="P3">- И что ты предлагаешь? - спросил Нив.</text:p>
      <text:p text:style-name="P3">Акар уже собирался ответить, но Нив его опередил:</text:p>
      <text:p text:style-name="P3">- Хотя нет, предложу я. Будем считать, что этого разговора не было. Вернее... Просто продолжим проверки по плану. Если останется время, то проведем дополнительные проверки на сведение, а пока, - Нив хотел развести руками, но вместо этого получился странный нелепый жест, словно он падает и пытается восстановить равновесие, - пока тут в действительности нечего обсуждать.</text:p>
      <text:p text:style-name="P3">- Да, я понимаю, - согласился Акар.</text:p>
      <text:p text:style-name="P3">Он отщелкнул ремень, сжимавший его грудь, привстал из кресла и потянулся к выходу. Нечего обсуждать.</text:p>
      <text:p text:style-name="P3">- Просто я хотел, чтобы ты знал, - сказал он, остановившись у выхода из отсека и нырнул в коридор.</text:p>
      <text:p text:style-name="P3">Во время перерыва в рубке Акар был хмур и неразговорив - казалось, что он даже жалеет о том, что рассказал о своих опасениях Ниву. Нив относился к Акару с уважением, но поверить в то, что тот умудрился найти <text:soft-page-break/>ошибку в сведении, которую сам же потом не смог подтвердить, он никак не мог. И Акар понимал это.</text:p>
      <text:p text:style-name="P3">На следующий день Нив по-прежнему проверял данные по работе антенны, но никак не мог сосредоточиться. Он постоянно думал о том, как Акару, такому дотошному и правильному, могло померещиться расхождение сигналов. Можно было подумать, что это сама станция, ее темные коридоры, утробная тишина, так действуют на людей, и сам он тоже, после очередного полета, начнет замечать то, чего нет.</text:p>
      <text:p text:style-name="P3">На следующий день, незадолго до перерыва, произошла первая на памяти Нива неполадка - начал сбоить генератор, и в отсеке, где он сидел, замигал свет, а вычислительная машина, обезумевшая от перепадов напряжения, вывела на экран какую-то бессмыслицу. Нив уже решил, что это ему лишь померещилось - после его удручающих мыслей об Акаре и надуманной ошибке в сведении сигналов, - но через несколько минут отключилась система рециркуляции воздуха.</text:p>
      <text:p text:style-name="P3">Воздуховоды, равномерно шелестевшие у потолка, застыли, и несколько секунд в отсеке была глубокая тишина, как в безвоздушном пространстве, где не поднимается звуковая волна, а потом засвистел высокочастотный аварийный сигнал, от которого начинали болеть барабанные перепонки, и освещение резко сменилось на красный, как будто глаза затянуло кровавым полотном.</text:p>
      <text:p text:style-name="P3">Нив стал поспешно выбираться из кресла и даже забыл отключить магнитограф, отбросив в сторону ненужные наушники, в которых назойливо шипел чей-то искаженный голос. В коридоре, быстро хватаясь за поручни в стенах, Нив почувствовал, как у него трясутся руки. Нужно было успокоиться. Ведь действия в таких ситуациях также описывались в предусмотрительной инструкции. </text:p>
      <text:p text:style-name="P3">Нив столкнулся с Акаром, который посмотрел на него так, словно совсем недавно предупреждал о том, что подобное может случиться. Нив ничего ему не сказал, молча проскользнув вниз, к другим отсекам, все еще пытаясь унять дрожь в руках. Нибхат, которого Нив застал в его каюте, уже одевал кислородную маску. <text:s/></text:p>
      <text:p text:style-name="P3">Тоннель, который вел в отсек с генератором, был темным - здесь свет отключился совсем, и только негромко звучала у потолка аварийная сигнализация, похожая на тонкий протяжный свист. Казалось, что даже система оповещения о неполадках вышла из строя. Нив видел, как взволнованно дышал Нибхат - он хватался за поручни в стенах так, словно боялся, что сейчас провалится в темноту, широкий луч его фонарика беспомощно метался по коридору.</text:p>
      <text:p text:style-name="P3">Жилые отсеки оставались у них за спиной, они медленно удалялись от последнего источника света, и станция, по мере того, как тускнело <text:soft-page-break/>аварийное освещение, вновь возвращалась в свое исходное состояние - лишенная человеческого присутствия, со всеми этими машинами, которые преобразывавали электромагнитное излучение в ток.</text:p>
      <text:p text:style-name="P3">Нив пытался успокоить себя - это должно было рано или поздно произойти, все эти системы работали уже много лет, и их осмотр даже не являлся приоритетной задачей во время ежегодных проверок. Но все равно, уже после первого своего полета, Нив как-то необъяснимо верил в то, что со станцией ничего не может произойти, что неизменность всех их плановых проверок, работа сотен вычислительных машин, циркуляция воздуха и бесперебойные электрические сети были такими же несомненными, как и их размеренное движение по орбите, как ощущение невесомости собственного тела. </text:p>
      <text:p text:style-name="P3">Они передвигались медленно, как если бы экстренная экипировка, с маской во все лицо и массивными баллонами за спиной - бесполезная, но обязательная по инструкции, хотя генераторы по-прежнему исправно работали - стесняла их движения. Нив слышал каждый свой вздох, и от чистого обжигающего воздуха, поступавшего через резиновые трубки, начинала кружиться голова. И из-за этого все вокруг - темнота впереди, красное марево аварийного освещения за спиной, звук собственного дыхания - становилось еще более нереальным.</text:p>
      <text:p text:style-name="P3">Высокочастотный свист аварийной системы постепенно отдалялся - они спускались в темноту. У Нива было такое чувство, что все законы физики были нарушены, и они пробираются через искаженное пространство к сошедшей с ума машине, которая скоро начнет выкачивать воздух из станции в пустоту. Тоннель, по которому они спускались вниз, был точно такой же, как и предыдущий - с такими же погасшими лампами у потолка и поручнями на стенах. Внизу тускло горел какой-то безотносительный свет.</text:p>
      <text:p text:style-name="P3">Спустившись в отсек, Нив снял маску - его лицо вспотело, дышать через респиратор становилось тяжело. Нибхат удивленно посмотрел на него и тоже снял маску.</text:p>
      <text:p text:style-name="P3">- Ты как? - спросил Нив.</text:p>
      <text:p text:style-name="P3">- Да все отлично, - быстро сказал Нибхат. - Немного... А ты спокоен, как...</text:p>
      <text:p text:style-name="P3">Акар не смог подобрать сравнения.</text:p>
      <text:p text:style-name="P3">- Это только кажется, - сказал Нив. - Хотя меня, наверное, больше испугало то, как неожиданно все это... Второй полет - а почему-то начинаешь думать, что со станцией никогда ничего не может произойти.</text:p>
      <text:p text:style-name="P3">Нибхат кивнул.</text:p>
      <text:p text:style-name="P3">- Это просто неполадка, - продолжал Нив, повторяя те же слова, которыми он сам себя пытался убедить в том, что ничего страшного не <text:soft-page-break/>произошло. - Все это работает уже черт знает с какого года. Некоторые из цепей, наверное, перегорели, поэтому отключился свет в коридорах и перестала работать система рециркуляции.</text:p>
      <text:p text:style-name="P3">- Да, ты прав, - сказал Нибхат и одел маску.</text:p>
      <text:p text:style-name="P3">Он прикрепил фонарик к металлической скобе у входа в отсек - так, чтобы его луч освещал противоположную стену - и стал открывать щиток с предупредительными желтыми пиктограммами, по-прежнему тяжело дыша.</text:p>
      <text:p text:style-name="P3">- Остальные, наверное, даже рады, что что-то наконец случилось, - сказал Нив, хотя Нибхат и не мог ему ответить в маске. - За все эти годы...</text:p>
      <text:p text:style-name="P3">Нибхат закрыл щиток и, странно примкнув к стене, как будто его прижимала к ней непонятная сила, давление в десятки атмосфер, переместился вглубь комнаты.</text:p>
      <text:p text:style-name="P3">Просто смотреть на то, как он работает, было невыносимо.</text:p>
      <text:p text:style-name="P3">- Да, сегодняшний отчет центру будет... Они, видимо, будут... - сказал, путаясь в словах, Нив просто потому что ему было невыносимо молчать.</text:p>
      <text:p text:style-name="P3">Нибхат открывал уже третий щиток.</text:p>
      <text:p text:style-name="P3">- Если здесь все в порядке, то мы можем посмотреть еще... - Нив лихорадочно соображал, вспоминая соответствующие распоряжения. - Тут ведь... не так много...</text:p>
      <text:p text:style-name="P3">Свет на потолке загорелся - неожиданно ярко, так что Нив даже прикрыл лицо рукой, но все равно перед глазами поплыли красные круги, как следы от ожогов на сетчатке. Нив уже привык к темноте, и электрический свет, сопровождавшийся мерным гудением газовым ламп,</text:p>
      <text:p text:style-name="P3">стал раздражать его даже больше, чем аварийная сигнализация.</text:p>
      <text:p text:style-name="P3">Нибхат повернулся к Ниву и, не снимая маски, привычно кивнул головой. Работа сделана. Нибхат аккуратно закрыл щиток, как если бы одно неправильно движение могло вновь привести к замыканию во всей сети, снял со стены фонарь, и они направились в следующий отсек. Рециркуляция все еще не работала.</text:p>
      <text:p text:style-name="P3">В коридоре, соединявшем технические отделения станция, по-прежнему приглушенно свистела неисправная сигнализация. </text:p>
      <text:p text:style-name="P3">Хотя фонари уже были не нужны, Нибхат забыл выключить свой, и круглое отражение от его луча скользило по стенам. Нив подумал, что Нибхат, должно быть, переживает из-за того, что ничего не заметил во время первоначального осмотра, когда они включали систему жизнеобеспечения, возвращая станцию из сна.</text:p>
      <text:p text:style-name="P3">Нив нес свою маску в руке - хотя воздух в коридорах был спертым, у него по крайней мере не было привкуса кислоты, как у концентрированного кислорода из баллонов у них за спиной.</text:p>
      <text:p text:style-name="P3">В следующем отсеке Нибхат встал у прохода и уже собирался вновь <text:soft-page-break/>прикрепить фонарь к скобе рядом с дверью.</text:p>
      <text:p text:style-name="P3">- Что ты делаешь? - спросил Нив.</text:p>
      <text:p text:style-name="P3">Нибхат раздраженно мотнул головой и наконец отключил фонарь. Затем, слегка оттолкнувшись от стены, поплыл в центр отсека.</text:p>
      <text:p text:style-name="P3">Нив стоял в дверях, оглядывая пустой и светлый коридор.</text:p>
      <text:p text:style-name="P3">- Надо бы еще раз проверить генератор, - сказал он. - Если отключится генератор, то это будет... несколько более...</text:p>
      <text:p text:style-name="P3">Нибхат кивнул головой.</text:p>
      <text:p text:style-name="P3">Он вел себя как человек, который понимает, что, если он не поторопится, что если хоть немного замешкается и пропустит тот момент, когда свист у потолка станет вызывающе громким, сменив тревожную тональность предупреждения на вопль безнадежной паники, то вся станция лишится жизни, воздух будет бить фонатами в пустоту, антенна перестанет принимать обращенные в никуда сигналы, и они неотвратимо провалятся в окружающую их пустоту - но при этом пытается себя успокоить, сосредоточиться, понимая, что из-за спешки он только наделает непозволительных ошибок, и поэтому все его движения какие-то неестественно медленные, напряженные, а дыхание частое и тяжелое.</text:p>
      <text:p text:style-name="P3">- Да сними ты уже эту маску, - сказал Нив. - Без нее дышать значительно легче.</text:p>
      <text:p text:style-name="P3">Нибхат остановил на секунд, посмотрел на Нива и снял маску, точно безропотно подчиняясь приказу. </text:p>
      <text:p text:style-name="P3">- Как там дела? Что-то не получается? - спросил Нив.</text:p>
      <text:p text:style-name="P3">- Разбираюсь, - сказал Нибхат.</text:p>
      <text:p text:style-name="P3">- Тебе ничем не нужно помочь? - предложил Нив. - А то я...</text:p>
      <text:p text:style-name="P3">Нибхат лишь помотал головой. Ему нужно было исправить это самому.</text:p>
      <text:p text:style-name="P3">Когда система рециркуляции наконец заработала, раздражающий свист сигнала наконец отключился, и Нив на какое-то мгновение решил, что он потерял слух. Нибхат, по распоряжению Нива, стал проверять генератор кислорода - делал все то же самое, что и в первый их день на станции.</text:p>
      <text:p text:style-name="P3">Нив следил за его работой. Неисправность была устранена, но он почему-то не чувствовал облегчения.</text:p>
      <text:p text:style-name="P3">- Ну вот и все, - сказал Нив. - Все снова работает. Небольшое разнообразие в наших проверках. Осталось только доложить...</text:p>
      <text:p text:style-name="P3">Нив и сам не понимал, как отреагирует центр на сообщение об этих неполадках - они могли прекратить все работы, направить на станцию новую команду, чтобы сделать повторную проверку или же просто похвалить за уверенные и расчетливые действия, благодаря которым неисправность удалость ликвидировать так быстро.</text:p>
      <text:p text:style-name="P3"><text:soft-page-break/>Уверенные и расчетливые, подумал Нив.</text:p>
      <text:p text:style-name="P3">- Да, извини, - сказал Нибхат, в четвертый раз проверяя показания приборов. - Просто я был немного... застигнут врасплох всем этим.</text:p>
      <text:p text:style-name="P3">- Ты отлично справился, - сказал Нив.</text:p>
      <text:p text:style-name="P3">Когда Нибхат стал в пятый раз проверять генератор кислорода, Нив остановил его.</text:p>
      <text:p text:style-name="P3">- Ладно, хватит, - сказал он. - Все закончено. Ты молодец.</text:p>
      <text:p text:style-name="P3">Все было закончено. Свет везде горел, тихо шипели воздуховоды. Нив подумал, как сообщить центру о произошедшем. Во время первоначального осмотра, проведенного под моим руководством, ничто не указывало на возможность выхода из строя... Было оперативно устранено... Проведена полная дополнительная проверка всех систем. На настоящий момент...</text:p>
      <text:p text:style-name="P3">Приглушенный голос из передатчика после продолжительного молчания, когда все собравшиеся в рубке даже стали растерянно перешептываться, наконец произнес:</text:p>
      <text:p text:style-name="P3">- Хорошо. </text:p>
      <text:p text:style-name="P3">Снова молчание.</text:p>
      <text:p text:style-name="P3">- Вы считаете, что можно выполнять профилактику по плану?</text:p>
      <text:p text:style-name="P3">Вопрос был задан так, как если бы единственным ответом на него было "да". <text:s/>Да, несомненно. Конечно же, да. Даже если бы навсегда отключился генератор кислорода, и во всей станции погас свет, можно было бы продолжать профилактику.</text:p>
      <text:p text:style-name="P3">- Хорошо, - повторил голос. - На сколько часов вы отстаете от графика?</text:p>
      <text:p text:style-name="P3">Все смотрели на Нива так, словно он действительно мог принимать какие-то важные решения, а не просто следовать дотошной инструкции. За иллюминатором в рубке была неизменная звездная ночь. Нив подумал, что в городе в это время уже начинает светать, поднимается в воздух священный аэростат, символизирующий утреннее зарево, и первые поезда, после перерыва длиною в ночь, проносятся по эстакадам над сумеречными улицами.</text:p>
      <text:p text:style-name="P3">На следующий день Нив уже заканчивал проверку записей всего, что перехватила за прошедший год приемная антенна. Следующей по плану работ была диагностика ретранслятора. Нив сам взялся прослушать запись последнего эфира, вспомнив о своем недавнем разговоре с Акаром. Это было вовсе не обязателшьно и не являлось частью сведения сигналов, за которое отвечал Акар, однако Нив сам никогда не слушал послания от Вимауны, и ему вдруг захотелось почувствовать то де, что и Ана, которая проводила целые дни в наушниках - как будто он мог разобраться, понять, что же привиделось тогда Акару, лишь проиграв запись на магнитной <text:soft-page-break/>пленке.</text:p>
      <text:p text:style-name="P3">Все на станции словно бы ждали того, что вновь в металлических стенах зазвучит протяжный аварийный сигнал, отключится свет, перестанет поступать воздух или тепло. Во время перерыва коллеги Нива были еще менее разговорчивы, чем обычно. Нив заметил, как <text:s/>Акар подставляет лицо под легкую струю из воздуховода, устало сощуривая глаза.</text:p>
      <text:p text:style-name="P3">Очередной сеанс связи с центром был таким же, как обычно. Выжидающее молчание людей, собравшихся в рубке, плавное шипение приемника, мерцание приборов на панели, хаотичное, постоянно сбивавшееся с ритма. Дёза в иллюминаторе почти сливалась с темнотой.</text:p>
      <text:p text:style-name="P3">Нив в этот раз говорил с трудом, горло у него пересохло от волнения, хотя он уже давно привык к отчетам перед центром, к их монотонным неторопливым ответам, которые приносила с Дёзы радио-волна. Достаточно было лишь говорить то, что от тебя ожидали услышать, то, что следовало говорить по инструкции. Но Нив все равно беспокойно покашливал и запинался.</text:p>
      <text:p text:style-name="P3">Проведены работы... Успешно завершено... Наверстывают графика... Благодаря стараниям... Хорошо. <text:s/>Голос в приемнике словно впитывал в себя холод <text:s/>окружающей пустоты, становился блеклым, обезличенным, неодушевленным. Динамики в рубке немного резонировали, когда голос произносил некоторые слова. Хорошо. Сообщение. Совместно. Продолжайте. Затем бесцветная пауза, точно связь разомкнулась на несколько секунд, и погасли в темноте радиорелейные пути. Планета заходила в тень.</text:p>
      <text:p text:style-name="P3">По завершению сеанса связи Нив позволил себе задержаться в рубке чуть дольше обычно, глядя в иллюминатор на черную планету, он направился вместе с Акаром в отсек, где их ждал Эвам, в окружении никогда не смолкавших вычислительных машин. Акар заметно воодушевился после того, как Нив и правда начал проверку всех протоколов ретранслятора; он был словно благодарен за то, что его стали воспринимать всерьез. </text:p>
      <text:p text:style-name="P3">- А ты ведь говорил, что твоя жена работает в том самом институте, - сказал Акар, когда они вместе пробирались по коридору в машинный отсек.</text:p>
      <text:p text:style-name="P3">- Да, как-то неохотно ответил Нив.</text:p>
      <text:p text:style-name="P3">Акар уважительно качнул головой.</text:p>
      <text:p text:style-name="P3">Они почти не говорили о его жене, их дружба ограничивалась работой. Акар хотел спросить еще о чем-то, но не решился.</text:p>
      <text:p text:style-name="P3">- Надеюсь, мы ничего не найдем, - неожиданно сказал Нив.</text:p>
      <text:p text:style-name="P3">Тоннель, по которому они пробирались, уходил вверх, но там, у <text:soft-page-break/>плотно сомкнутой створки далекого отсека, было темнее - наверное, перегорели какие-то лампы - и казалось, что они неуверенно, неумело пытаясь справляться с невесомостью, поднимаются в темноту. </text:p>
      <text:p text:style-name="P3">В самом отсеке тоже было сумрачно и шумно, точно весь ток поглощали десятки вычислительных машин, издававших ровный электрический гул, и даже лампы на потолке тускнели.</text:p>
      <text:p text:style-name="P3">Эвам, самый молодой из их команды, прилетевший на станцию в первый раз, сидел, ссутулившись у широкого экрана, как-то странно вцепившись в поручни недобного узкого кресла, точно неведомая сила пыталась поднять его к потолку.</text:p>
      <text:p text:style-name="P3">- Ты чего сидишь впотьмах? - сказал Акар.</text:p>
      <text:p text:style-name="P3">Эвам посмотрел на них невидящим взглядом - как у человека, который спит наяву - и ничего не сказал. Акар недовольно покашлял и стал возиться с тумблерами на стене - что-то опять не включалось.</text:p>
      <text:p text:style-name="P3">- Как успехи? - спросил Нив.</text:p>
      <text:p text:style-name="P3">Он слегка оттолкнулся от стены и заскользил вглубь отсека. Акар продолжал возиться с переключателями у дверей.</text:p>
      <text:p text:style-name="P3">- Пока... ничего... - ответил Эвам, странно растягивая слова.</text:p>
      <text:p text:style-name="P3">Ниву вдруг показалось, что он чувствует, как станция медленно изменяет свое положение в пространстве - это движение, которое ощущалось всем телом, было почти неуловимо, как колебания воздуха от истошных сигналов вычислительной машины Эвама, нервно сообщавшей о конце записи и об ошибках ввода. </text:p>
      <text:p text:style-name="P3">Нив улыбнулся, решив, что он сам, должно быть, выглядит так же, как Эвам, после нескольких часов сосредоточенного прослушивания записей космического шума и изучения системных протоколов. Когда приходится изо дня в день проверять эти безотносительные бесплотные данные, начинаешь терять ощущение реальности. Нив подумал, что должна чувствовать его жена, которая целыми днями анализирует фрагменты эфира.</text:p>
      <text:p text:style-name="P3">- Мне нужен магнитограф, - сказал Нив. - Здесь где-то должен быть...</text:p>
      <text:p text:style-name="P3">Эвам не сразу отреагировал на его слова и, лишь когда Нив повторил свой вопрос, то, вспохватившись, стал торопливо оглядываться по сторонам в поисках проигрывателя. В отсеке загорелся яркий свет - Акар удовлетворенно хмыкнул.</text:p>
      <text:p text:style-name="P3">- Так ведь лучше, не правда ли? - сказал он.</text:p>
      <text:p text:style-name="P3">- Не уверен, - сказал Нив, глядя, сощурившись, на потолок.</text:p>
      <text:p text:style-name="P3">Нив чувствовал какое-то гнетущее волнение, хотя ему доводилось слушать разрозненные обрывки сигналов с Вимауны и раньше. Он поставил пленку, одел наушники и включил магнитограф. За спиной Акар что-то настойчиво втолковывал Эваму, склонившись вместе с ним над <text:soft-page-break/>экраном вычислительной машины. От яркого обжигающего света болели глаза.</text:p>
      <text:p text:style-name="P3">Нив слушал записи эфира несколько часов подряд. Они были так похожи на тот случайный шум и обрывки призрачных передач, по записям которых он совсем недавно проверял исправность приемной антенны. Ниву хотелось рассказать об этом кому-то, как если бы всего лишь за половину своего орбитального дня, между сеансом связи и отключением света во время часа тишины, когда приходилось заставить себя заснуть, он умудрился понять то, что многие годы не могли разгадать другие, первичный анализатор, десятки инженеров в институте, их никогда не отключавшиеся вычислительные машины, Ана. Но потом он понимал, что рассказывать в действительности было не о чем, да и вся его работа лишена смысла - не внесенная в план работ, нарушающая беспрекословные инструкции, сводящая с ума.</text:p>
      <text:p text:style-name="P3">Акар и Эвам весь оставшийся день занимались сведением сигналов и, конечно же, не нашли никаких ошибок. Нив был уверен, что их дотошная проверка не принесет никаких результатов и дальше, что проблема в самой Вимауне, в немыслимом расстоянии, преодоленном слабеющим радио-сигналом, в неизвестных излучениях других солнечных систем, через которые пролетает пилотируемые машиной корабль, а сама станция, антенна, ретранслятор работают так же исправно, как и в первые дни на орбите.</text:p>
      <text:p text:style-name="P3">Однако Нив пристально следил за работой своих коллег, спрашивал о результатах, старательно показывая свой интерес, не жалея обидеть своим безразличием Акара.</text:p>
      <text:p text:style-name="P3">Ночью Нив никак не мог заснуть - тело его все еще не привыкло к невесомости, хотя прошло уже несколько дней с их прилета. Даже когда он был на станции впервые, ему так не досаждало это чувство противоестественной бесплотности, потеря точки опоры для собственного тела, когда путается верх с низом и лишь по косвенным признакам, вроде положения намертво прикрепленных к полу к предметов, фотографии анильского моря, выключенным светильникам на потолке, можно восстановить неуверенное зыбкое равновесие.</text:p>
      <text:p text:style-name="P3">Нив старался думать только о работе, это успокаивало его, возвращало из страшного сумрака к знакомой расчисленной действительности, где все было предсказуемо и понятно. План на завтра. Отчет перед командным центром в нервной напряженной тишине рубки. Несмотря на недавние проблемы с электроэнергией, удалось наверстать график работ. В силу этого хотелось бы особенно отметить... Выделять сотрудников во время отчет было не принято, хотя и не запрещалось. Нив подумал, как поведет себя Акар, если он упомянет его при следующем <text:soft-page-break/>сеансе связи. Текущие проверки не выявили никаких аномалий. Благодаря стараниям... удалось... и теперь мы даже опережаем... Анализ системных протоколов ведется согласно... Решено провести ряд дополнительных проверок... Смещение, нет сведение сигналов. </text:p>
      <text:p text:style-name="P3">Нив все еще не мог заснуть. Он чувствовал, как станция медленно меняет свое положение в пространстве, а вместе с ней и весь его отсек - с потухшими лампами на потолке и блеклой фотографией южной пустыни - проваливается в какую-то бессветную пропасть, за границы его зрения, и он остается один на один с пустотой. </text:p>
      <text:p text:style-name="P3">Нив представлял, как он вместе рассматривает что-то на экране вычислительной машине. Эвам медленно нажимает на кнопки - кажется, что пальцы его окоченели и не сгибаются, отрывисто пощелкивает клавиатура, раздаются резкие сигналы, конец записи, неправильный ввод - а затем руки Эвама соскальзывают в темноту. Акар говорит что-то неразборчивое, показывает на экран, но Нив ничего не может разглядеть, синие строчки текста сливаются перед ним, превращаясь в какие-то непонятные символы.</text:p>
      <text:p text:style-name="P3">- Вот здесь, - говорит Акар, и Нив отчетливо слышит его голос. - А еще здесь и здесь. Как будто две совершенно разные записи.</text:p>
      <text:p text:style-name="P3">Ниву хочется возмущенно возразить ему, он уверен, что его друг заблуждается, однако изображение на экране по-прежнему неразборчиво, и в этот момент Нив с ужасом осознает, что он единственный, кто не может прочитать записи протокола, которые вычислительная машина выводит на экран.</text:p>
      <text:p text:style-name="P3">Все эти мысли, хаотичные воспоминания о прошедшем дне вызывали у Нива неприятную болезненную слабость, его тело как будто медленно покидала жизнь, он не мог двинуться, даже вздохнуть было тяжело. Нив начинал постепенно засыпать, но как только связь между ним и окружающим пространством начинало блекнут, ему вдруг казалось, что он тонет, захлебывает в глухой тишине отсека, что ему нечем дышать.</text:p>
      <text:p text:style-name="P3">Мысли о работе не помогали. Нив пытался заставить себя думать о чем-то однородном, повторяющемся, как бесконечные отражения, как звезды, как коридоры на станции, в которых неизбежно путаются направления, и вся станция превращается в безвыходный лабиринт. Округлые металлические стены, переходящие в потолок, прорези работающих воздуховодов, из-за которых безлюдную пустоту технических коридоров наполняет шум слабого механического дыхания, газовые лампы, всегда на равных расстояниях, свет которых постепенно тускнеет, каждая следующая горит тише, чем предыдущая, из-за чего вся станция плавно смещается в темноту, решетки на стенах исчезают, отключается подача воздуха, коридоры переходят в ваккум в пустоту. Нет, это не это. Нив <text:soft-page-break/>попытался представить, как он сам пробирается по коридору в очередной машинный отсек. Неизменно тусклый свет, но равномерный, везде одинаковый, ровные поручни тянутся по стенам, коридор заканчивается поворотом и начинается новый, точно такой же коридор. Затем дверь в отсек... Нет, - Нив поморщился с закрытыми глазами, - все должно быть однообразно, неизменно. Затем еще один коридор.</text:p>
      <text:p text:style-name="P3">Когда Нив наконец засыпал, то никогда не видел снов. Он помнил, он был уверен в том, что на станции ему ни разу не снились сны. Ни в одну из предыдущих ночей, которые в старательно воссозданной темноте этой искусственной ночи казались бесчисленными, хотя он и летал на станцию только второй раз. Как будто самая большая в мира радио-антенна над голова мешала приему сновидений.</text:p>
      <text:p text:style-name="P3">На следующий день все опять шло согласно плану. Акар и Эвам делали сведение, а Нив продолжал слушать записи сигналов с Вимауны. Они работали в одном отсеке - у него за спиной, - и Ниву постоянно казалось, что сейчас Акар радостно вскрикнет - хотя что могло быть радостного в ошибке ретранслятора - Нив не слышал их голоса, даже совсем убавляя громкость магнитографа.</text:p>
      <text:p text:style-name="P3">Когда они закончили делать первую проверку, Нив отправил Эвама работать в другой отсек, и Акар стал заниматься поисками расхождений в сигналах в одиночку. У них был график. От которого нельзя было отсутпать.</text:p>
      <text:p text:style-name="P3">Акар вел себя так, словно сама природа ошибки такова, что ее невозможно обнаружить при первом сведении. Нив почти завидовал его убежденности.</text:p>
      <text:p text:style-name="P3">Во время перерыва коллеги Нива казались более оживленными чем обычно, как будто никого уже не беспокоили мнительные подозрения, что их могут подслушивать с Дёзы, и все привыкли к станции, к ее коридорам и пустоте. О перебоях в питании больше не вспоминали.</text:p>
      <text:p text:style-name="P3">Нибхат, который на тот момент занимался проверкой энергосбережения, увлеченно рассказывал о том, как он познакомился со своей подругой во время недавнего праздника в городе. Он машинально жевал толстый рассохшийся брикет, похожий цветом на известку. Это был их стандартный паек, который утолял голод, но после него всего равно хотелось есть. Нибхат рассказывал о каком-то праздничном представлении, когда факир подбрасывал в воздух веревку, и она не падала, оставаясь висеть, как в невесомости, точно магическая связь неба и земли. Правда, уточнял Нибхат, фокус срабатывал только в том случае, если выпить много шара.</text:p>
      <text:p text:style-name="P3">Все смеялись. Их работа подходила к концу.</text:p>
      <text:p text:style-name="P3">Во время передачи с командным центром Нив собирался в очередной <text:soft-page-break/>раз сообщить об успехах проверки, о том, что не обнаружено никаких ошибок, что станция работает так же исправно, как и годы назад. </text:p>
      <text:p text:style-name="P3">Неожиданно вмешались сильные помехи - столь неестественные, когда находишься внутри гигантского радио-приемника на орбите планеты. Обезличенный голос рассыпался в шорохе и треске, как будто само излучение солнца препятствовало связи.</text:p>
      <text:p text:style-name="P3">Ниву приходилось просить повторить. Он думал, что на Дёзе, в городе, в этот момент занимается рассвет.</text:p>
      <text:p text:style-name="P3">Голос говорил:</text:p>
      <text:p text:style-name="P3">- Как вы оцениваете... - снова помехи, стирающие из эфира целые слова, - ... работ?</text:p>
      <text:p text:style-name="P3">Нельзя было просить повторить бесконечно. Приходилось догадываться, о чем их могут спросить.</text:p>
      <text:p text:style-name="P3">Во время приема в рубке по-прежнему говорил только Нив, никто не пытался вмешиваться, все ждали его ответов. Такова была его роль. Он стал голосом станции. Он отвечал за всех присутствующих. Он всегда действовал по инструкции. У него был план работ.</text:p>
      <text:p text:style-name="P3">Акар снова стал понурым и задумчивым. Он не мог найти никаких ошибок в работе ретранслятора, и это угнетало его. Нив знал, что он занимается проверкой сведения уже в третий раз.</text:p>
      <text:p text:style-name="P3">Ночь Нив опять не могу заснуть. </text:p>
      <text:p text:style-name="P3">Мысли о работе больше не помогали. Нив даже не мог представить себе плавно плывущим по бесконечно одинаковому коридору, что-то постоянно вмешивалось, металлические стены исчезали, все вокруг заполнял вакуум, электрический свет превращался в сияние звезд, как если бы он потерял контроль над своим воображением.</text:p>
      <text:p text:style-name="P3">Нив стал думать об Ане - как она просыпается по утрам без него, сама делает себе укол, едет в переполненном вагоне в институт. Это было похоже на сон, но только Нив не переставал бодрствовать - он слышал шелест воздуховодов в своем отсеке, глухие металлические удары в стенах, которые раздавались из самых недр станции, из бесчисленных машинных отделений, но при этом видел город, неправдоподобно точно воссозданный по памяти, длинные тени на мостовых, серые улицы в начале пасмурного рассвета, и дождь, столь редкий на выжженной планете, на который никто обращал внимания. И жизнь - движение скоростных поездов, опережавших ветер, черные виманы над каменными домами, толкучка на станциях - продолжалась своим чередом. Ана стояла напротив окна вагона, ухватившись двумя руками за поручень. Нив особенно ясно представил себе ее глаза, такие красивые и уставшие, хотя день только начинался, набирал оборот, люди в поезде говорили все громче, шипели громкоговорители, изрыгая бессвязную музыку и треск помех. </text:p>
      <text:p text:style-name="P3"><text:soft-page-break/>Постепенно всем эти мысли заставили его заснуть, Нив перестал сопротивляться страшному ощущению пустоты, окружавшей его, и провалился в темноту.</text:p>
      <text:p text:style-name="P3">Под утро его разбудил Акар. Свет в отсеке Нива еще не горел, но дверь была открыта, а в коридоре уже зажглись все лампы, и отблески от них, как причудливо казалось Ниву, плыли по металлической стене напротив него. Лицо Акара было бледным и словно состарившимся. Он явно не спал всю ночь. Во взгляде его читались усталость и страх.</text:p>
      <text:p text:style-name="P3">- Извини, - прошептал Акар, - но ты должен это увидеть. Пойдем...</text:p>
      <text:p text:style-name="P3">- Ты что... - простонал Нив. - Ты всю ночь...?</text:p>
      <text:p text:style-name="P3">- Пойдем, - настойчиво повторил Акар.</text:p>
      <text:p text:style-name="P3">И они поплыли по коридору. Нив даже не был уверен, зачем его разбудил Акар. Он думал, что ему снился какой-то сон - впервые за все время, которое он провел на станции, - однако сон ускользнул от него в первые секунды пробуждения, и он никак не может его вспомнить. Нив с упреком посмотрел на Акара.</text:p>
      <text:p text:style-name="P3">- Что случилось? - спросил Нив.</text:p>
      <text:p text:style-name="P3">Он все еще чувствовал парализующую слабость после сна. Было сложно сосредоточиться на чем-то.</text:p>
      <text:p text:style-name="P3">- Да, - быстро ответил Акар, устало поморщившись. - Я тебе говорил. Сведение.</text:p>
      <text:p text:style-name="P3">Когда Нив в шутку представлял, как Акар обнаружит все-таки свою клятую ошибку в сведении, то всегда видел его самодовольное и гордое лицо, но Акар был измотан и испуган - как человек, который нашел то, что вовсе не собирался находить.</text:p>
      <text:p text:style-name="P3">Они проскользнули в отсек. Горел свет. Работала вычислительная машина.</text:p>
      <text:p text:style-name="P3">- Вот здесь, - сказал Акар, неподвижно глядя перед собой.</text:p>
      <text:p text:style-name="P3">- Что зесь? - спросил Нив.</text:p>
      <text:p text:style-name="P3">Он напряженно всматривался в синие строчки системной протокола на мерцающем лучевом экране.</text:p>
      <text:p text:style-name="P3">- Ну здесь же, здесь! </text:p>
      <text:p text:style-name="P3">Акар как-то нервно дернулся и нетерпливо посмотрел на Нива.</text:p>
      <text:p text:style-name="P3">- Слушай, - сказал Нив. - Я с трудом сейчас соображаю. Ты меня разбудил... Давай во всем спокойно разберемся.</text:p>
      <text:p text:style-name="P3">- Да, извини, - проговорил Акар, устало вздыхая. - Сейчас...</text:p>
      <text:p text:style-name="P3">Он присел в кресло и повернул к Ниву экран.</text:p>
      <text:p text:style-name="P3">- Вот посмотри, это сигнал... - Акар осекся, точно говорил на выдохе, и ему не хватило воздуха. - А это...</text:p>
      <text:p text:style-name="P3">- Не вижу, - сказал Нив.</text:p>
      <text:p text:style-name="P3">- Как не видишь? - возмутился Акар. Вот же, я показываю!</text:p>
      <text:p text:style-name="P3"><text:soft-page-break/>Нив потер руками лицо. Ему хотелось спать. Он чувствовал себя так, словно мучался от бессоницы много дней поряд и, когда наконец сумел избавиться от всего, что мешало ему заснуть, забылся, провалился в болезненный тревожный сон, его бессердечно разбудили и заставили пялиться в монитор.</text:p>
      <text:p text:style-name="P3">- Знаешь, я не могу до бесконечности потакать твоим безумствам, - раздраженно сказал Нив. - Я тебе уже сказал, я ничего не вижу. И если ты проспишься, то...</text:p>
      <text:p text:style-name="P3">Акар перебил его - он стал громко зачитывать данные с экрана. Нив хотел остановить его - было уже достаточно, он не собирался и дальше терпеть эти безумства - но Акар, казалось, перестал его замечать. Оставаться вместе с ним уже не имело смысла. Нив в сердцах подумал, что обязательно сообщит о произошедшем центру. Он оттолкнулся от спинки кресла, слегка не рассчитав усилие, и его стало относить к стене, а не к закрытому люку отсека. Нив уперся в стену рукой и еще раз подтолкнул себя к двери. Ему хотелось только спать. У него еще был час или два <text:s/>перед тем, как согласно их распорядку, начнется рабочий день. Акар продолжал говорить. Его голос звучал бесстрастно и ровно как запись.</text:p>
      <text:p text:style-name="P3">Уже открывая дверь, Нив вдруг замер и обернулся. Акар замолчал и с укором посмотрел на Нива.</text:p>
      <text:p text:style-name="P3">- Где это? Не может быть! - выдохнул Нив.</text:p>
      <text:p text:style-name="P3">Он заскользил обратно, борясь с сонным нарушением координации.</text:p>
      <text:p text:style-name="P3">- Покажи!</text:p>
      <text:p text:style-name="P3">- Я только что это делал, - сказал Акар.</text:p>
      <text:p text:style-name="P3">- Покажи еще раз, - настойчиво повторил Нив.</text:p>
      <text:p text:style-name="P3">- Вот здесь. - Акар стал водить пальцем по экрану. - И здесь. Очевидное расхождение.</text:p>
      <text:p text:style-name="P3">Нив увидел.</text:p>
      <text:p text:style-name="P3">- Да и правда, - озадаченно произнес он.</text:p>
      <text:p text:style-name="P3">Он не мог поверить в то, что показывал экран.</text:p>
      <text:p text:style-name="P3">- Но ведь это...</text:p>
      <text:p text:style-name="P3">- Незначительно? - предложил Акар.</text:p>
      <text:p text:style-name="P3">- Да, неужели ты думаешь, что это могло повлиять на работу первичного анализатора? К тому же машина могла ошибиться при выводе записей протокола из-за скачка напряжения, ты же знаешь - такое бывает.</text:p>
      <text:p text:style-name="P3">- Я проверил десять раз, - сказал Акар.</text:p>
      <text:p text:style-name="P3">Нив еще раз посмотрел на синие строчки на экране.</text:p>
      <text:p text:style-name="P3">- Такое ничтожное, - ошеломленно сказал он. - Автоматическая проверка и близко не смогла бы... Я не могу поверить, что из-за такой мелочи...</text:p>
      <text:p text:style-name="P3">- Я знаю только одно, - сказал Акар. - Допустимое количество <text:soft-page-break/>расхождений при сведении - ноль. Без уточнения, насколько они могут быть значительными. </text:p>
      <text:p text:style-name="P3">В этот момент Нив даже пожалел о том, что Акар нашел свою ошибку в сведению, которая еще несколько часов назад казалась причудливым вымыслом, невозможным согласно самому порядку вещей, - не нужно было разрешать ему делать дополнительные проверки, не нужно было самому проверять запись последнего эфира.</text:p>
      <text:p text:style-name="P3">- И что теперь? - сказал Нив. - Ты ведь понимаешь, что это впервые за все время существования станции.</text:p>
      <text:p text:style-name="P3">- Я понимаю, что подобные ошибки возникают уже много лет подряд, и просто мы первые кто смог их заметить, - сказал Акар и добавил: - Нужно немедленно сообщить в центр.</text:p>
      <text:p text:style-name="P3">Нив несколько раз проверил этот злополучный фрагмент протокола. Не оставалось сомнений - его друг нашел ошибку в сведении. Когда они напрявлялись в рубку, то Нив почему-то подумал, что расхождение сигналов - это экстренная ситуация, а в экстренных ситуациях освещение должно смениться на красный, и зазвучать пронзительный аварийный сигнал.</text:p>
      <text:p text:style-name="P3">Резонирующий голос из приемника как всегда была неестественно спокоен:</text:p>
      <text:p text:style-name="P3">- Сколько раз вы сами проверил результат? - спросил он.</text:p>
      <text:p text:style-name="P3">Нив попытался вспомнить, сколько раз в таких случаях полагалось проверить результаты, полученные другим сотрудником. Ведь в этом и заключалась его основная обязанность - проверять, как работают другие.</text:p>
      <text:p text:style-name="P3">- Четыре раза, - сказал он.</text:p>
      <text:p text:style-name="P3">Они собрали в рубке всех остальных инженеров - в спешке, ничего не объясняя, сказав лишь то, что у них внеплановый сеанс связи с центром. Нибхат и Эвам, наверное, думали, что на станции вновь какие-то неполадки, перестала работать система жизнеобеспечения, они сходят с орбиты, и страшная непонятная сила выталкивает их в пустоту.</text:p>
      <text:p text:style-name="P3">- Вы пытались определить причины расхождения? - спросил голос.</text:p>
      <text:p text:style-name="P3">Причины расхождения? Но ведь расхождение невозможно. Они пытались определить, что расхождение действительно есть.</text:p>
      <text:p text:style-name="P3">- Вы и сотрудник, нашедший расхождение, должны определить причины расхождения, -методично говорил голос. - Остальные сотрудники должны сделать повторную проверку сведения. Мы ждем подробного отчета во время следующего сеанс связи.</text:p>
      <text:p text:style-name="P3">Нив даже не думал о том, что придется искать причины расхождения сигналов. Он посмотрел на Акара, но тот лишь непонимающе покачал головой.</text:p>
      <text:p text:style-name="P3">- Они надеются, что мы за несколько часов решим эту проблему, - <text:soft-page-break/>сказал Акар, когда Нив отключил передатчик.</text:p>
      <text:p text:style-name="P3">- Но мы ведь ее создали, - сказал Нив.</text:p>
      <text:p text:style-name="P3">Они снова плыли по коридору, который уходил в темноту - туда, где тускнели лампы, или же начинали подводить глаза, уставшие от электрического света - и казалось, что коридор бесконечно огибает всю станцию по кругу. Нив пытался отталкиваться от поручней на стенах, чтобы поспевать за Акаром, но руки его дрожали.</text:p>
      <text:p text:style-name="P3">Завтра - последний их день на станции. По крайней мере так было до того, как он проснулся. Впрочем, Нив хорошо представлял себе, что произойдет в ближайшие часы. Они ничего не найдет. Голос из передатчика - возможно, им снова начнут мешать помехи - будет все таким же бесстрастным. Нив зачитает свой отчет - результатов нет.</text:p>
      <text:p text:style-name="P3">- Меня больше беспокоит, что Нибхат и Эвам ничего не найдут, - сказал Акар. - Как и ты сам поначалу.</text:p>
      <text:p text:style-name="P3">И они вышлют другую команду - Нив в этом не сомневался. До начала эфира, до того, как зашифрованный сигнал с Вимауны дойдет до станции, еще было время. А их отправят на Дёзу, где будут долго держать как заключенных, заставляя отвечать на одни и те же вопросы. И они больше никогда не полетят на станцию.</text:p>
      <text:p text:style-name="P3">- Я даже не знаю, как искать эту... причину расхождения, - продолжал говорить Акар, словно сам с собой.</text:p>
      <text:p text:style-name="P3">Нив чувствовал себя так же, как и в тот день, когда он вместе с Нибхатом продирался через темноту коридора, чтобы устранить неполадки в системе рециркуляции воздуха - только на лице его не было дыхательной маски.</text:p>
      <text:p text:style-name="P3">- Ты ве</text:p>
      <text:p text:style-name="P3">дь понимаешь, что нас скорее всего уже никогда не пошлют на станцию, - сказал Нив с упреком, как будто обвиняя Акара в том, что тот нашел расхождение.</text:p>
      <text:p text:style-name="P3">- Почему? - удивился Акар. - Я лично никогда не понимал, как они там определяют состав команды. Я летаю сюда уже черт знает сколько лет подряд, хотя наверняка не все отзывы обо мне были такими уж положительными. Так что я бы не загадывал.</text:p>
      <text:p text:style-name="P3">И тут Ниву вдруг захотелось вернуться домой, в город, к Ане. Завтрашний день должен быть последним. Станция, ее погребальный сумрак и тишина, вновь стала казаться ему безжизненной и пустой - в ней не было ничего священного, только старая электрическая проводка. Пусть ему дадут новое назначение, он поедет в другой город, в пустыню, в спящие земли - как бы далеко его не отправили, это все равно будет ближе, чем вечная ночь на высоте в двадцать тысяч миль.</text:p>
      <text:p text:style-name="P3">- Я думаю, мы еще станем героями, - в шутку сказал Акар.</text:p>
      <text:p text:style-name="P3"><text:soft-page-break/>Его лицо в нечетком свете потолочных ламп машинного отсека казалось совсем осунувшимся и бескровным - Нив подумал, что Акар, должно быть, не спал далеко не единственную ночь.</text:p>
      <text:p text:style-name="P3">И вдруг он понял - Акар нашел на станции именно то, что хотел найти, то, ради чего он сюда прилетел. И смог убедить в этом всех остальных. Как сумасшествие, которое передается всем окружающим. А что он сам хотел искал на станции, почему хотел вернуться сюда? Сны - как будто в том, чтобы увидеть сон, находясь внутри громадной радио-антенны, было и правда что-то магическое. Планету в тени, то, как день сменяет ночь, удивительную звездную ночь в иллюминаторе в рубке. </text:p>
      <text:p text:style-name="P3">А в городе по ночам было почти не видно звезд.</text:p>
      <text:p text:style-name="P3"/>
      <text:p text:style-name="P4">3</text:p>
      <text:p text:style-name="P3"/>
      <text:p text:style-name="P3">Ничего не было обнаружено. Коридоры станции после отбоя заполняла звенящая пустота - казалось, что от человеческого присутствия осталось лишь угасающее эхо, как будто Нив был один во всем этом чудовищном комплексе, лишенном гравитации и света, наедине с самим собой.</text:p>
      <text:p text:style-name="P3">Он так устал, что не мог заснуть - тело его наконец привыкло к невесомости, однако, стоило ему закрыть глаза, как перед ним, в пульсирующей темноте, в которой отдавались биения его сердца, возникали дрожащие синие цифры, кодовые инструкции, многозначные пометки дат - непрерывные отражения с лучевых экранов, бесконечные системные протоколы, которые он просматривал уже много дней подряд. Изображение, прерываемое резким магнитным треском, расходилось волнами, точно на воображемый экран действовало какое-то излучение, которое препятствовало мерной работе чувствительного устройства. Символы, которые монотонная вычислительная машина неустанно выводила не экран, вздрагивали и расслаивались, превращаясь в другие непонятные знаки, и Нив, напряженно вглядываясь в эту неясную рябь, безуспешно силился понять, о чем же пытается сообщить ему машина.</text:p>
      <text:p text:style-name="P3">Ничего не было обнаружено. Результат, который с самого начала представлялся неизбежным и которого Нив тщетно пытался избежать. Во время очередного сеанса связи Нив просто не мог больше ничего сказать, и голос в приемнике, казалось, впервые обрел человеческие эмоции.</text:p>
      <text:p text:style-name="P3">- Хорошо, - раздалось после секундного молчания. - К вам будет направлена группа проверки. Ждите прилета через восемнадцать часов.</text:p>
      <text:p text:style-name="P3">Нив молча кивнул головой, как будто радиосвязь могла передавать жесты. </text:p>
      <text:p text:style-name="P3">Он непроизвольно сжимал пальцы, сцепив руки за спиной - встав как <text:soft-page-break/>во время рапорта перед неумолимым командованием, глядя через иллюминатор на чёрную планету.</text:p>
      <text:p text:style-name="P3">- Теперь надо будет еще и им помогать обнаружить расхождения, - сказал Акар, когда раздраженный голос отключился.</text:p>
      <text:p text:style-name="P3">Ночью Нив не мог заснуть.</text:p>
      <text:p text:style-name="P3">Синие отблески с лучевых экранов преследовали его, точно навсегда отпечавшись на сетчатке глаз. Ниву даже казалось, что он начинает понимать те знаки, которые проносились перед ним в темноте. Он пытался убедить себя в том, что все это - лишь следствие напряжения последних дней и усталости, результат мучительной бессоницы и той болезни, с каким-то невыразительным названием, от которой старадают все путешественники в безвоздушном пространстве. Теперь уже от них ничего не зависит, уже со следующего дня решением проблемы будет заниматься новая команда, однако странные видения не отпускали его.</text:p>
      <text:p text:style-name="P3">Через восемнадцать часов. Уже меньше, чем восемнадцать часов. Было понятно, что их возвращение откладывается - Ана будет ждать его и волноваться, не зная, что произошло. Об их полетах не рассказывают по радио, командный центр не передает послания членам семьи.</text:p>
      <text:p text:style-name="P3">На следующий день, проснувшись на несколько часов раньше обычного, Нив сразу отправился в отсек, точно надеясь, что за те несколько часов, которые оставались у них перед прибытием новой команды, они сумеют доказать, что им не нужна эта навязанная помощь с Дёзы, что они могут во всем разобраться сами, что они подготовят самый подробный отчет, исправят все ошибки - нужно лишь еще немного времени, хотя бы день, один-единственный день.</text:p>
      <text:p text:style-name="P3">Акар уже сидел в отсеке напротив вычислительной машины. Он выглядел еще более изможденным, чем вчера.</text:p>
      <text:p text:style-name="P3">- Что-то ты сегодня поздно, - попробовал пошутить Акар, заметив Нива.</text:p>
      <text:p text:style-name="P3">Нив вдруг подумал, что вся их работа лишена смысла, как будто сами средства,которые они используют, все эти вычислительные машины, которые так легко сходят с ума от перепадов напряжения, просто не способны настолько точно проверить сведение, чтобы исключить все малейшие расхождения. Ошибка вовсе не в сигналах, которые станция посылает на Дёзу, ошибка в них самих.</text:p>
      <text:p text:style-name="P3">- Они все равно прилетят, - вдруг сказал он Акару.</text:p>
      <text:p text:style-name="P3">- Я знаю, - ответил Акар.</text:p>
      <text:p text:style-name="P3">Они сидели некоторое молча - Ниву казалось, что всего лишь несколько минут. Приглушенно потрескивали вычислительные машины, мерцали лучевые экраны. Потом Акар вдруг сказал:</text:p>
      <text:p text:style-name="P3">- Шесть часов.</text:p>
      <text:p text:style-name="P3"><text:soft-page-break/>Нив удивленно обернулся к нему, словно желая спросить о чем-то, но лишь просто кивнул головой.</text:p>
      <text:p text:style-name="P3">Их работа не имела смысла.</text:p>
      <text:p text:style-name="P3">Когда Акар, зачем-то отчитывавший время, сказал, что остался всего один час, они решили сделать перерыв и переместились в рубку.</text:p>
      <text:p text:style-name="P3">Корабль показался на радаре раньше положенного времени. </text:p>
      <text:p text:style-name="P3">Пульсирующая точка медленно приближалась к центру экрана, исчезая, когда ее смывала круговая волна - принимаемые датчиками станциями отражения радио-волн - и появляясь вновь. Машина методично отслеживала полет, издавая сигналы разной тональности, все громче и выше, по которым можно было определить, насколько близко к ним находится корабль, даже не глядя на экран. Но Ниву почему-то казалось, что это станция, наполовину погруженная во тьму, призывает корабль к себе.</text:p>
      <text:p text:style-name="P3">Нив подумал, что надо бы встретить людей на том корабле. И он должен пойти один. Или нет, вместе с Нибхатом - как обычно, когда они вместе включали систему жизнеобеспечения или чинили отключившуюся рециркуляцию воздуха и свет.</text:p>
      <text:p text:style-name="P3">Когда они передвигались по тоннелю к шлюзу, то Ниву казалось, что лампы у потолка горят ярче, чем обычно, хотя это был все тот же свет, который окружал его последние дни, напряжение в сети оставалось неизменным - Нибхат регулярно проверял работу всех систем после недавней аварии. Но свет все равно резал Ниву глаза.</text:p>
      <text:p text:style-name="P3">Группа проверки состояла из четырех человек - так же, как и их команда, - но говорил всегда один, высокий упитанный мужчина с крупными чертами лица, который все время как-то странно поджимал губы и втягивал щеки, точно старался изменить свое лицо, придать ему какое-то позабытое выражение. У него было длинное имя - Пратифалан, - но он разрешил называть его просто Прат, наверное, думая, что эта легкая фамильярность позволит ему скорее разговорить инженеров.</text:p>
      <text:p text:style-name="P3">Сразу же по прибытии Прат предложил всем собраться в рубке, чтобы, как он выразился, объяснить ситуацию. Он ни о чем не спрашивал, не требовал подробных отчетов. Он говорил сам.</text:p>
      <text:p text:style-name="P3">Два других человека из прилетевшей с ним команды остались у дверей рубки, преграждая остальным выход. Они напоминали людей из военной полиции - из тех, которые на Дёзе проверяют документы у прохожих по вечерам. Эвам испуганно косился на них, остальные же делали вид, что не замечают охранников у выхода из рубки.</text:p>
      <text:p text:style-name="P3">- Мне бы хотелось, чтобы все поняли меня правильно, - сказал Прат. - Моя цель - помочь вам оценить возникшую проблему и вместе с вами подготовить подробный отчет для центра. Я здесь, чтобы помочь, - добавил <text:soft-page-break/>он, улыбаясь.</text:p>
      <text:p text:style-name="P3">Лицо Прата на секунду расслабилось, щеки одрябли, а губы стали полными и пунцовыми как у толстяка.</text:p>
      <text:p text:style-name="P3">Помочь оценить проблему, подумал Нив. Как можно оценить проблему. Ему захотелось спросить Пратифалана - вернее, просто Прата, - как сильно им придется задержаться на станции.</text:p>
      <text:p text:style-name="P3">- Для этого нам необходимо составить план действий, - продолжал Прат. - Поймите, что это в наших общих интересах. Чем быстрее мы придем к единому...</text:p>
      <text:p text:style-name="P3">Нив и Акар переглянулись. Было сложно понять, о чем вообще говорит этот человек - возникало такое впечатление, что он уверен, будто бы вся команда Нива скрывает какую-то важную информацию, и его задача - помочь... призвать к сотрудничеству... оказать незаменимую... <text:s/>план действий... в общих интересах... - заставить их во всем признаться как во время допроса.</text:p>
      <text:p text:style-name="P3">Прат продолжал говорить, убеждая всех в том, насколько важно открытое сотрудничество и какую незаменимую помочь он может оказать. Как будто он в действительности не понимал даже причину своего приезда и произносил стандартную заготовленную речь, частично забытую да и составленную совсем для другого случая.</text:p>
      <text:p text:style-name="P3">Прат много говорил о себе и ничего - о других людях, которые прибыли вместе с ним на станцию. Нив не выдержал и сказал:</text:p>
      <text:p text:style-name="P3">- Извините, а не могли бы и вправду перейти к плану действий? Мы можем предоставить вам отчет о всех работах, проведенных на станции. Последние несколько часов мы пытались определить причины расхождения сигналов, но, к сожалению...</text:p>
      <text:p text:style-name="P3">- Вы старший инженер? - перебил его Прат.</text:p>
      <text:p text:style-name="P3">- Да.</text:p>
      <text:p text:style-name="P3">- Разумеется, вы правы, - Прат как-то брезгливо улыбнулся. - И у меня, конечно же, есть детальная инструкция от центра... И мне, бесспорно, понадобятся все ваши отчеты.</text:p>
      <text:p text:style-name="P3">Прат замолчал, сжимая и растягивая губы так, что весь рот его становился белым. Видимо, речь его наконец закончилась. Никто в рубке не решался его еще о чем-то спросить.</text:p>
      <text:p text:style-name="P3">- Что-нибудь еще? - спросил Прат, разглядывая приборную панель на консоли, ярдом с которой он стоял.</text:p>
      <text:p text:style-name="P3">Нив вдруг подумал, что Прат заметно нервничает, что, несмотря на все свои непонятные речи, Прат еще в большем замешательстве, чем они сами.</text:p>
      <text:p text:style-name="P3">- Хотелось бы действительно понять, что от нас требуется, - вмешался Акар.</text:p>
      <text:p text:style-name="P3"><text:soft-page-break/>- Разумеется, - сказал Прат. - От вас требуется выполнять свою работу.</text:p>
      <text:p text:style-name="P3">Он произнес это с непонятным укором, точно Нив и его команда до этого самовольно игнорировали распоряжения из командного центра, и он прилетел только за тем, чтобы настоятельно напомнить им об обязанностях.</text:p>
      <text:p text:style-name="P3">- Работу по плану, - продолжал Прат, - первоначальному плану, который у вас был. Ведь ваши проверки еще не закончены, не так ли? И даже... произошедшее не отменяет того факта, что остальные системы должны быть...</text:p>
      <text:p text:style-name="P3">Прат вздохнул с наигранной усталостью и обвел тупым бесцветным взглядом всех собравших в рубке людей.</text:p>
      <text:p text:style-name="P3">- Я же займусь всем остальным, - заключил он.</text:p>
      <text:p text:style-name="P3">- Правильно ли я понимаю, - спросил Нив, - что нам следует прекратить все работы по проверке сведения?</text:p>
      <text:p text:style-name="P3">- А разве... - начал Прат, собираясь, видимо, упрекнуть Нива в том, что тот недостаточно внимательно слушал его бредовое выступление, но передумал. - Пока, да, - сказал Прат. - Об остальном я сообщу позже.</text:p>
      <text:p text:style-name="P3">Он вновь уставился на приборную панель. Выступление закончилось, все были свободны. Кроме Нива, которого Прат попросил проводить его до отсека с протокольными вычислительными машинами. Нив боялся, что Прат опять начнет говорить ему о необходимости сотрудничества и своей непонятной помощи, но Прат поначалу и вовсе молчал, неуклюже пробираясь по тоннелю вслед за Нивом.</text:p>
      <text:p text:style-name="P3">- Да, каждый раз как в первый, - сказал он наконец, когда они уже отдалились от рубки, и свет впереди казался совсем тусклым - длинный коридор замыкала темнота. - Так сложно привыкнуть к этой... воздушности. - Прат выразительно покачал перед собой рукой, словно желая убедиться, что собственное тело еще ему подчиняется.</text:p>
      <text:p text:style-name="P3">- А потом сложно привыкать к ее отсутствию, - сказал Нив.</text:p>
      <text:p text:style-name="P3">Когда они уже были в машинном отсеке, Нив надеялся, что Прат хотя бы попросит показать ему ошибку в сведении - но тот лишь быстро осмотрел работающие машины, как бы удостоверяясь, что Нив привел его в нужное место, и натянуто улыбнулся.</text:p>
      <text:p text:style-name="P3">- Отлично, - сказал он. - Но не буду вас больше отвлекать.</text:p>
      <text:p text:style-name="P3">- Вы разберетесь, где... - начал Нив.</text:p>
      <text:p text:style-name="P3">- Разумеется, - сказал Прат, отворачиваясь.</text:p>
      <text:p text:style-name="P3">Нив направился к двери.</text:p>
      <text:p text:style-name="P3">- Да, кстати, - окликнул его Прат. - Те отчеты, о которых вы говорили, - он снова как-то неестественно улыбнулся. - Я бы с удовольствием взглянул на них.</text:p>
      <text:p text:style-name="P3"><text:soft-page-break/>Нив вышел в коридор. Он не понимал, что происходит, но ему больше не хотелось думать об этом.</text:p>
      <text:p text:style-name="P3">Дейстовать согласно инструкции. План работ.</text:p>
      <text:p text:style-name="P3">Нив торопливо поднимался вверх по тоннелю, быстро перехватывая руками поручни на стенах. Он был почти рад тому, что больше не нужно заниматься проверкой сведения - эта работа сводила его с ума, он был в тупике и не знал, где и как нужно искать причину ошибки.</text:p>
      <text:p text:style-name="P3">Неподалеку от своей каюты Нив встретил Акара, который словно нарочно пожидал его, чтобы поговорить. Нив понимал, что Акара наверняка сильно расстроило указание прекратить все работы, связанные с ретранслятором. Он даже думал, что Акар начнет возмущаться действиями Прата, - хотя тот в действительности почти ничего не предпринимал, - что он и пришел к нему для того, чтобы высказать свои обиды, но Акар лишь печально сказал, что мог бы и сам разобраться в проблеме, если бы ему дали еще немного времени.</text:p>
      <text:p text:style-name="P3">- Да, - согласился Нив, хотя в действительности от его утренней решимости самостоятельно разобраться во всех проблемах не осталось и следа. </text:p>
      <text:p text:style-name="P3">Нив вдруг почуствовал, что его смущает присутствие друга - как будто даже мысли о том, чтобы смириться с распоряжениями Прата, прекратить поиски расхождения, поддавшись усталости, были слабовольным предательством, из-за которого он не мог смотреть Акару в глаза.</text:p>
      <text:p text:style-name="P3">После прибытия группы проверки все на станции вновь стали молчаливыми - как в самые первые дни, - и боялись обсуждать что-то даже во время перерыва. У Нива было гнетущее чувство, что он в действительности неправильно понимает причины приезда Прата - когда это ясно всем остальным, кроме него, - но он решался поговорить об этом даже с Акаром.</text:p>
      <text:p text:style-name="P3">Прат все время проводил в машинном отсеке и выбирался в рубку лишь во время сеансов связи, постоянно жалуясь на невесомость. Он даже ни о чем не спрашивал Нива после того, как получил от него отчеты. Но спустя два дня, когда их работы, согласно плану, подходили к концу, Прат неожиданно вызвал к себе Акара.</text:p>
      <text:p text:style-name="P3">Это было во время перерыва, как будто Прат специально ждал, когда все на станции соберутся в рубке. Нив был уверен, что Акар задержится у него ненадолго, и потом, следующим по списку, к Прату пойдет сам Нив. Однако даже вечером - когда, согласно всем синхронизированным часа на станции, на Дёзе начинался закат, - Акара не было в его каюте.</text:p>
      <text:p text:style-name="P3">Нив не мог просто ждать. Он выбрался из своего отсека и стал медленно скользить вниз - длинный тоннель шел под уклон, и Ниву <text:soft-page-break/>казалось, что он постепенно проваливается в бессветные недра станции. Было сумрачно и тихо. Свет потолочных ламп и правда напоминал вечерний.</text:p>
      <text:p text:style-name="P3">У отсека, где, как считал Нив, Прат допрашивал его товарища, дежурило два человека - из тех, что прилетели вместе с Пратом. Они закрывал собой дверь в отсек, а другой, напротив него, преграждал проход, удерживаясь за настенные поручни. Они не заметили Нива - или же он просто был им неинтересен. Нив неуверенно приблизился, и тогда тот, что сутулился у стены взглянул на него - тихо, беззлобно - и покачал головой.</text:p>
      <text:p text:style-name="P3">- Мне нужно поговорить со своим инженером, - сказал Нив и нервно закашлялся. - Это срочно. Я хотел бы...</text:p>
      <text:p text:style-name="P3">Человек у стены ничего не ответил и лишь снова качнул головой. Второй, у двери, даже не обращал на Нива внимания.</text:p>
      <text:p text:style-name="P3">Продолжать спрашивать о чем-то не имело смысла. Нив замер перед охранниками, не зная, что ему делать. Просто повернуться и подняться обратно, вверх, в своей отсек, точно в камеру заключения, было бы постыдной трусостью. Эти люди, лишенные имен, которые, как говорил Акар, лишь мешают им выполнять свою работу, не имеют права так вызывающе нарушать все заведенные здесь порядки, они не могут ему препятствовать, он может передвигаться по станции, когда ему вздумается - у него есть обязанности, план, график работ.</text:p>
      <text:p text:style-name="P3">Свет, гулкая тишина тоннеля. Нив словно почувствовал, как металлические стены станции гудят от электрического напряжения, как тусклый свет разливается по ее заизолированным венам, как мерно дышат воздуховоды. Он еще раз кашлянул - ему хотелось пить, в горле пересохло как от простуды - и направился к охранникам, судорожно хватаясь за широкие сваи в стенах.</text:p>
      <text:p text:style-name="P3">Тот, у стены, который умел лишь невыразительно качать головой, пораженно уставился на Нива, а затем метнулся вперед, преграждая ему путь. Его товарищ вытянулся и напрягся, прижавшись к двери, защищая своим телом проход в отсек. Нив продолжал двигаться вперед. Он был готов к тому, что сейчас человек, вставший перед ним, резко оттолкнет его назад, в глубь коридора, или даже попробует ударить, и между ними завяжется драка - абсурдная потасовка в невесомости, - но охранник, когда Нив подошел к нему вплотную, неожиданно отступил, плавно откатился к стене, пропуская его. Второй охранник продолжал закрывать собой дверь, глядя на Нива с какой-то собачьей неприязнью. Они так ничего и не сказали, как будто им запретили говорить.</text:p>
      <text:p text:style-name="P3">Свет, гулка тишина тоннеля. Нив придвинулся к человеку, который преграждал ему проход в отсек, почти касаясь его плечом, и, с силой оттолкнувшись от стены, заскользил вниз по коридору - охранники <text:soft-page-break/>наверняка уставились ему вслед, - широко взмахивая руками, точно ныряя в разреженный искусственный воздух. Он неудачно врезался в стену, оттолкнулся вновь и так проскользил до самого конца коридора - скрывшись из виду, в тени, за поворотом - и остановился, тяжело вздыхая, удерживаясь дрожащими руками за поручни, но чувствуя себя так, слоно только что совершил безумный подвиг, хотя в действительности всего лишь прошел мимо двух молчаливых людей.</text:p>
      <text:p text:style-name="P3">Дальше по коридору было только техническое отделение с генераторами кислорода, после которого сведенные с потолком стены упирались в тяжелую металлическую перегородку с серебристыми наличниками по краям, напоминавшую чем-то наглухо заваренный иллюминатор.</text:p>
      <text:p text:style-name="P3">Нив зашел в технический отсек - внутри было шумно и необычно душно - и закрыл за собой дверь. Он чувствовал, что почему-то не может вернуться назад. Нужно было остаться здесь хотя бы на какое-то время - как будто он и правда пришел по делу, ему необходимо что-то проверить, сверить показания приборов. Нив не мог даже представить, как вновь будет пробираться по коридору - мимо двух человек, которые уже несколько часов подряд охраняли отсек, где о чем разговаривали Прат и Акар.</text:p>
      <text:p text:style-name="P3">Нив стал осматривать генераторы - огромные короба, издававшие низкочастотный раздражающий гул. Потом открыл силовой щиток на стене.</text:p>
      <text:p text:style-name="P3">Он так и остался в отсеке - на всю ночь. Нив уселся в кресло рядом с силовым щитком и, пристегнув себя ремнем, долго пребывал в беспомощной болезненной дреме - духота и шум от генераторов мешали ему заснуть. Поначалу он следил за машинами, которые создавали воздух и думал, о чем Прат может несколько часов подряд допрашивать его друга, а потом как-то резко, неожиданно провалился в сон.</text:p>
      <text:p text:style-name="P3">Утром у Нива - из-за того, что он всю ночь провел в техническом отсеке - сильно болела голова. Возвращаясь по коридору к себе, он даже не думал о двух охранниках, с которыми не хотел сталкиваться вчера, и их действительно уже не оказалось у машинного отделения, проход был свободен, все также тускло горели потолочные лампы, затухая впереди, из-за чего создавалось впечатление, что на всей станции медленно отключается свет.</text:p>
      <text:p text:style-name="P3">Нив встретился с Акаром в отделении, где они делали последние проверки. </text:p>
      <text:p text:style-name="P3">- Ката! - воскликнул Акар, увидев Нива. - Ты где был? Я заходил к тебе несколько раз утром.</text:p>
      <text:p text:style-name="P3">- Да... мне просто нужно было проверить... - неуверенно проговорил Нив и выжидающе посмотрел на Акара. - Ты как?</text:p>
      <text:p text:style-name="P3"><text:soft-page-break/>Акар был сильно взволнован - его запавшие глаза лихорадочно поблескивали, как и в то утро, когда он обнаружил ошибку в сведении.</text:p>
      <text:p text:style-name="P3">- Он увидел! - сказал Акар. - Я ему все показал.</text:p>
      <text:p text:style-name="P3">- Увидел ошибку? - переспросил Нив. - И что он сказал об этом?</text:p>
      <text:p text:style-name="P3">- Ну как обычно, в своей манере - так, что в итоге ничего не понятно. Но он согласен, что это могло... повлиять на первичный анализатор.</text:p>
      <text:p text:style-name="P3">- Но что вы делали так долго? - спросил Нив. - Он ведь продержал тебя до самого позднего вечера.</text:p>
      <text:p text:style-name="P3">- Да, мы там долго сидели, - согласился Акар. - Я уж не решился тебя вчера будить. Он хотел, чтобы я показал ему, как именно мне удалось обнаружить расхождение. Говорил, что хочет понять, почему его не могли найти другие... Странный вообще тип... Фактически пришлось перепроверить один довольно большой фрагмент.</text:p>
      <text:p text:style-name="P3">Нив кивнул головой. Если бы он вчера не потащился к машинному отделению, где были Прат и Акар, то узнал бы обо всем значительно раньше.</text:p>
      <text:p text:style-name="P3">- Но он увидел, - повторил Акар. - Мне удалось ему все показать.</text:p>
      <text:p text:style-name="P3">- И что будет дальше? - спросил Нив. - Он ни о чем не говорил?</text:p>
      <text:p text:style-name="P3">- Да нет, я же говорю, - вздохнул Акар. - Непонятно ничего. Впрочем, он обещал что-то такое обсудить с центром.</text:p>
      <text:p text:style-name="P3">Головная боль Нива продолжала усиливаться. Он выпил несколько таблеток, но они не помогали - его лишь начало подташнивать. Нив подумал, что всему виной волнение и беспорядочные события последних дней - но теперь их работы закончены, им предстоит последний отчет. </text:p>
      <text:p text:style-name="P3">Через несколько часов он уже докладывал командному центру, что все запланированные работы завершены, и больше не было обнаружено никаких проблем.</text:p>
      <text:p text:style-name="P3">- Хорошо, - бесцветно сказал голос из приемника. - Поздравляю с завершением вашей миссии.</text:p>
      <text:p text:style-name="P3">- Мы ждем дальнейших указаний, - сказал Нив.</text:p>
      <text:p text:style-name="P3">- Поздравляем с успешно завершенной работой, - повторил голос и смешался с треском помех.</text:p>
      <text:p text:style-name="P3">Нив разобрал только последнее слово - домой.</text:p>
      <text:p text:style-name="P3">- Не понял, повторите, - сказал Нив.</text:p>
      <text:p text:style-name="P3">Ему показалось, что он даже слышит дыхание людей, собравшихся в рубке. Прат стоял рядом с ним. Нива уже мутило от головной боли.</text:p>
      <text:p text:style-name="P3">- Пора возвращаться домой, - проскрипел голос.</text:p>
      <text:p text:style-name="P3">Нив не помнил, чтобы его команда так радовалась возвращению - все улыбались, даже Прат поздравил их, повторив те же слова, что и голос из приемника. Но когда рубка опустела, он приблизился к Ниву - движения его стали ровным и четкими, видно было, что он уже успел освоиться в <text:soft-page-break/>невесомости - и сказал:</text:p>
      <text:p text:style-name="P3">- Проводите меня до моего отсека.</text:p>
      <text:p text:style-name="P3">И они вместе поплыли по коридору.</text:p>
      <text:p text:style-name="P3">Прат поначалу ничего не говорил и лишь молча следовал за Нивом, иногда немного обгоняя его и отставая вновь.</text:p>
      <text:p text:style-name="P3">- А вы, я смотрю, освоились, - сказал Нив, чтобы нарушить молчание.</text:p>
      <text:p text:style-name="P3">- Да, да, - деловито сказал Прат, втягивая щеки. - Ко всему можно привыкнуть, - и добавил чуть позже: - У меня есть к вам несколько вопросов. Это не займет много времени. Вы, надеюсь, не против уделить мне пару минут?</text:p>
      <text:p text:style-name="P3">Нив недоуменно взглянул на него.</text:p>
      <text:p text:style-name="P3">- ...Перед отъездом, - добавил Прат, неприятно улыбаясь.</text:p>
      <text:p text:style-name="P3">Он пропустил Нива вперед в отсек. Потом проскользнул вслед за ним и запер дверь изнутри. Нив подумал, что сейчас в коридор выползут молчаливые охранники и встанут на часах. Прат небрежно указал рукой на кресло.</text:p>
      <text:p text:style-name="P3">- У нас большие проблемы, - сказал Прат, когда Нив устроился. - Я думаю, вам придется мне кое-что объяснить.</text:p>
      <text:p text:style-name="P3">- Проблемы? - переспросил Нив. - Но мне казалось, что центр...</text:p>
      <text:p text:style-name="P3">- Разумеется, вы больше не нужны на станции! - резко перебил его Прат. - Но это не отменяет того факта, что нам все же необходимо во всем разобраться.</text:p>
      <text:p text:style-name="P3">- Я готов ответить на любые ваши вопросы, - сказал Нив.</text:p>
      <text:p text:style-name="P3">Прат несколько раз кивнул головой и как будто сразу же успокоился, расслабленно вытянувшись в кресле напротив Нива.</text:p>
      <text:p text:style-name="P3">- Скажите, - неожиданно спросил Нив, - а все-таки какова ваша роль во всем этом? С тех пор, как вы прибыли, мы не продвинулись ни на шаг. Возможно, если бы мы продолжили работать...</text:p>
      <text:p text:style-name="P3">Но Прат, казалось, не слышал его. Нив потер рукой лоб. Головная боль не проходила.</text:p>
      <text:p text:style-name="P3">- Есть несколько... - сказал Прат, - непонятных моментов... Прежде всего, согласно вашим же отчетом и словам вашего сотрудника, поначалу никаких расхождений обнаружено не было, но вы тем не менее решили проводить дополнительные проверки.</text:p>
      <text:p text:style-name="P3">- Акар считал, что нужно их сделать, - сказал Нив. - Он хороший специалист, и я доверяю его чутью.</text:p>
      <text:p text:style-name="P3">- То есть вы были согласны с тем, что даже когда ничего не было обнаружено во время планового сведения... - Прат сделал небольшую паузу, - чутье вашего специалиста поможет ему найти ошибку?</text:p>
      <text:p text:style-name="P3">Нив замешкался, не зная, что ответить. Прат продолжал.</text:p>
      <text:p text:style-name="P3">- Также мне непонятно, почему вы уделили такое внимание именно <text:soft-page-break/>системе ретрансляции. Почему не были проведены дополнительные проверки всех остальных систем?</text:p>
      <text:p text:style-name="P3">Нив почувствовал резкую колющую боль в висках. </text:p>
      <text:p text:style-name="P3">- Слушайте, - сказал он. - Я действовал согласно плану работ. Сотрудник обратился ко мне с просьбой провести дополнительные проверки. Сведение очень сложная задача, и он считал, что от него постоянно что-то... ускользает. И, как видите, в итоге он оказался прав.</text:p>
      <text:p text:style-name="P3">Прат пристально смотрел на Нива, поджимая губы и вытягивая челюсть, из-за чего щеки его становились худыми и запавшими. Нив поморщился от головной боли, касаясь пальцами виска. Прат заинтересованно качнул головой.</text:p>
      <text:p text:style-name="P3">- С вами все в порядке? - спросил он.</text:p>
      <text:p text:style-name="P3">- Да... да, все все отлично, - ответил Нив.</text:p>
      <text:p text:style-name="P3">- Хорошо, - сказал Прат. - Кстати, вы очень мне помогаете. Думаю, что наша беседа окажется даже короче, чем я изначально предполагал. У меня осталось всего несколько вопросов.</text:p>
      <text:p text:style-name="P3">Нив постарался сесть ровно - выпрямил спину, обхватил руками поручни кресла. Как будто Прат засомневал бы в правдивости его слов только из-за, что у Нива болит голова.</text:p>
      <text:p text:style-name="P3">- Итак, - продолжал Прат, - насколько я понимаю, если какой-нибудь сотрудник, допустим, Нибхат, подойдет к вам и скажет, что у него есть... подозрение или, лучше сказать, чутье, что надо срочно, и непременно несколько раз подряд, проверить систему... ну, скажем, систему жизнеобеспечения... то вы... - Прат вопросительно поднял руки. - Как вы поступите? Отмените возвращение домой? Сообщите центру, что не собираетесь пока улетать?</text:p>
      <text:p text:style-name="P3">- Сейчас несколько иная ситуация, - сказал Нив.</text:p>
      <text:p text:style-name="P3">- Иная? Позвольте узнать, в чем?</text:p>
      <text:p text:style-name="P3">- Сейчас все работы закончены, - сказал Нив. - Мы сообщили центру...</text:p>
      <text:p text:style-name="P3">- Я так понимаю, что на тот момент все работы по сведению были также закончены, - сказал Прат. - Но вас ведь это не остановило?</text:p>
      <text:p text:style-name="P3">- Я сделал что-то неправильно? - спросил Нив.</text:p>
      <text:p text:style-name="P3">- Напротив, я бы даже рекомендовал вас премировать, - осклабился Прат.</text:p>
      <text:p text:style-name="P3">- В чем же тогда большие проблемы, о которых вы говорили?</text:p>
      <text:p text:style-name="P3">Прат ничего не ответил. Нив почувствовал, как у него начинает непроизвольно вздрагивать щека.</text:p>
      <text:p text:style-name="P3">- Ладно, - сказал он. - Вернемся к... кстати, к системе жизнеобеспечения. Я так понимаю, что вскоре после прилеты были проблемы?</text:p>
      <text:p text:style-name="P3"><text:soft-page-break/>- Да, и я все описал подробно, - сказал Нив.</text:p>
      <text:p text:style-name="P3">Он подумал, что зря выпил таблетки от головной боли - от них почему-то стало только хуже.</text:p>
      <text:p text:style-name="P3">- Разумеется, разумеется, - кивнул Прат. - Но мне вот интересно, а ни у кого из ваших сотрудников не было... эээ... предчувствия, что что-то подобное может случиться?</text:p>
      <text:p text:style-name="P3">Нив молчал.</text:p>
      <text:p text:style-name="P3">- Ведь первоначальная проверка происходила под вашим контролем? - продолжал Прат. - И вы сами ничего не заметили, ничего... не почувствовали?</text:p>
      <text:p text:style-name="P3">- Нашей приоритетной задачей являлась проверка работосопобности систем приема и передачи информации, - сказал Нив.</text:p>
      <text:p text:style-name="P3">- Разумеется, разумеется. Вы абсолютно правы, - сказал Прав. - Я же говорю - вас нужно представить к награде.</text:p>
      <text:p text:style-name="P3">Он некоторое время молчал, наблюдая за Нивом - как доктор за своим пациентом.</text:p>
      <text:p text:style-name="P3">- Хорошо, - сказал Прат. - Я вижу, что вам уже немного утомила наша беседа. Но мы почти закончили. Вы мне многое прояснили. У меня осталось всего несколько вопросов.</text:p>
      <text:p text:style-name="P3">Нив поднял на Прата измученные глаза.</text:p>
      <text:p text:style-name="P3"/>
      <text:p text:style-name="P4">6</text:p>
      <text:p text:style-name="P3"/>
      <text:p text:style-name="P3">Его разбудила сигнализация - тонкий протяжный писк над головой. Нив не сразу сообразил, что происходит. Он в своем отсеке, он больше не спит. На потолке мигали красные аварийные лампы. Он добрался до двери, все еще плохо соображая после сна и выскользнул в коридор.</text:p>
      <text:p text:style-name="P3">У Нива было такое чувство, словно ему только что снился какой-то очень важный пронзительный сон - вопреки тем необъяснимым законам, которые действовали на станции и не только мешали сновидениям, но даже не давали ему по многу часов заснуть, - но он никак не может его вспомнить.</text:p>
      <text:p text:style-name="P3">В длинном тоннеле, уходящем к машинному отделению, тоже горел аварийный свет. Нив заметил сначала Нибхата, а затем и Акара - они, видимо, спешили к нему. На Нибхате даже была, как и полагалось, респираторная маска, и он часто, тяжело дышал, с силой втягивая в себя воздух.</text:p>
      <text:p text:style-name="P3">Первой по инструкции следовало проверить приемную антенну.</text:p>
      <text:p text:style-name="P3">- Который сейчас час? - устало спросил Нив, когда спускались по коридору.</text:p>
      <text:p text:style-name="P3">Никто не знал времени.</text:p>
      <text:p text:style-name="P3"><text:soft-page-break/>Нив подумал, что чувствовал бы себя лучше, если б так и смог заснуть и всю ночь бы провел, прислушиваясь к странному сдавленному шуму в сквозных тоннелях, который нередко мерещился ему после того, как на станции выключали свет. </text:p>
      <text:p text:style-name="P3">С приемной антенной все было в порядке, невозмутимо работали десятки вычислительных машин в отсеке, приборы не показывали скачков напряжения в сети.</text:p>
      <text:p text:style-name="P3">- Может, рециркуляция? - предпложил Акар. - Как в прошлый раз...</text:p>
      <text:p text:style-name="P3">- Но сейчас-то она, очевидно, работает, - сказал Нибхат.</text:p>
      <text:p text:style-name="P3">- Может, был какой-нибудь сбой, который не зафиксировали приборы. И из-за этого включилась сигнализация. А теперь рециркуляция заработала снова.</text:p>
      <text:p text:style-name="P3">- Невозможно, - покачал головой Нибхат. - Тогда бы сигнализация отключилась.</text:p>
      <text:p text:style-name="P3">- Только если нет каких-нибудь проблем в самой системе аварийного оповещения, - усмехнулся Нив. - Тем не менее надо проверить.</text:p>
      <text:p text:style-name="P3">Они снова вышли в коридор. <text:s/>У Нива от непрестанного высокочастотного свиста разболелась голова, но именно благодаря головной боли он начинал постепенно верить в реальность происходящего - в то, что все это, пульсирующий красный цвет, истошная тревога, Нибхат в респираторной маске, не было странным кошмаром, который приснился ему в последний день станции.</text:p>
      <text:p text:style-name="P3">Система рециркуляции воздуха также исправно работали, вычислительные машины не зафиксировали никаких отключений.</text:p>
      <text:p text:style-name="P3">- Ложная тревога? - хмуро предположил Акар, потирая рукой лоб. Видно было, что он тоже не успел прийти в себя после сна.</text:p>
      <text:p text:style-name="P3">- Вариант с неисправной сигнализацией становится все меньше похож на шутку, - согласился Нибхат.</text:p>
      <text:p text:style-name="P3">Оставались только генераторы кислорода. Они направились к очередному отсеку. Свист аварийной системы постепенно усиливался - или это только мерещилось Ниву.</text:p>
      <text:p text:style-name="P3">- Что-то со станцией творится... в этот раз, - проговорил Нив, когда они плыли по коридору.</text:p>
      <text:p text:style-name="P3">Акар, постоянно отстававший от них, что-то невнятно проговорил в знак согласия.</text:p>
      <text:p text:style-name="P3">Нибхат держался впереди всех, энергично перехватывая руками поручни на стенах, несмотря на тяжелое астматичное дыхание. Из-за мелькающего аварийного освещения Ниву казалось, что его фигура на какие-то мгновения исчезает в кровавом мареве.</text:p>
      <text:p text:style-name="P3">В отсеке с генераторами кислорода было пугающе тихо. Они замерил, не веря своим глазам. Генераторы действительно отключились. <text:soft-page-break/>Все.</text:p>
      <text:p text:style-name="P3">- Вот... ката... - пораженно пробормотал Нибхат и открыл щиток на одном из высоких металлических коробов в центре отсека.</text:p>
      <text:p text:style-name="P3">- Как так, все же было бы в порядке... Ты же проверял, - сказал Акар.</text:p>
      <text:p text:style-name="P3">Нибхат ничего не отвечал. Он недовольно закрыл щиток и переместился ко второму генератору, затем оставил и его тоже и подплыл к стене, оттолкнувшись от короба, к силовой панели, на которой мигали два красных огонька.</text:p>
      <text:p text:style-name="P3">- Мы переключились на баллоны, - сказал Нибхат, - но их надолго не хватит. Нужно срочно сообщить в цетр.</text:p>
      <text:p text:style-name="P3">Нибхат повернулся к Ниву. Лицо его раскраснелось, лоб был потным.</text:p>
      <text:p text:style-name="P3">- А я попробую все-таки здесь разобраться.</text:p>
      <text:p text:style-name="P3">Нив стал спешно пробираться по коридору к рубке, стараясь сильно отталкиваться от стен. Он больно ударился плечом. Из-за волнения он вновь стал таким же неуклюжим, как и в самые первые дни на станции. </text:p>
      <text:p text:style-name="P3">По пути ему встретился Прат - тот сначала удивленно уставился на него, а затем что-то прокричал ему вслед, - но Нив не обращал на него внимания. Связь с центром. Он действовал по инструкции.</text:p>
      <text:p text:style-name="P3">- Стало ли известно, что послужило причиной неисправности? - бесстрастно спросил голос из передатчика.</text:p>
      <text:p text:style-name="P3">- Мой инженер сейчас пытается выяснить причину, - сказал Нив. - Но мне кажется, что стоит выслать за нами корабль на тот случай, если...</text:p>
      <text:p text:style-name="P3">- Хорошо, - прозвучал отдающий металлическим звоном голос. - Мы вышлем к вам Адхини. Ориентировочное время прибытия - через восемнадцать часов. Начиная с этого момента мы будем выходить на связь каждые два часа. Следующий сеанс связи в...</text:p>
      <text:p text:style-name="P3">Но Нив уже не слушал. Восемнадцать часов. Он силился вспомнить, на сколько должно хватить резервных запасов воздуха в баллонах.</text:p>
      <text:p text:style-name="P3">После того, как передача с центром завершилась, все собравшиеся в рубке, даже Прат, выжидающе смотрели на Нива, как будто были уверены, что он должен что-то сказать.</text:p>
      <text:p text:style-name="P3">- Ситуация под контролем, - проговорил Нив и тут же пожалел, подумав, насколько глупо прозвучали эти слова. - Сейчас подключилась резервная магистраль. Баллонов со сжатым воздухом хватит на... - Ниву не понимал, как он мог забыть такие вещи. - И в любом случае, я уверен, мы в ближайшее время устраним неполадку.</text:p>
      <text:p text:style-name="P3">Нив подумал - а поверил ли ему хоть кто-нибудь, ведь ему даже не удалось изобразить уверенность в голосе. Но, с другой стороны, быть может Нибхат и правда уже обнаружил причину отключения генераторов, пока он пытался произносить свою речь.</text:p>
      <text:p text:style-name="P3">- Занимайтесь своими делами, - добавил Нив. - Можете считать, что <text:soft-page-break/>ничего не произошло. Корабль необходимо было вызвать согласно процедуре, но... но в действительности мы и сами скоро устраним все проблемы. В течение ближайших часов. Скорее всего вы даже не заметите, как...</text:p>
      <text:p text:style-name="P3">Под потолком продолжал звучать протяжный аварийный сигнал.</text:p>
      <text:p text:style-name="P3">- А вы ведь проверяли генераторы кислорода, когда прилетели на станцию? - спросил Прат.</text:p>
      <text:p text:style-name="P3">- Да, - ответил Нив, - и в тот момент никаких признаков... ничего обнаружено не было.</text:p>
      <text:p text:style-name="P3">- А как могло так произойти, что тогда вы ничего не обнаружили, а сейчас отключились сразу все генераторы?</text:p>
      <text:p text:style-name="P3">- Я пока не готов давать отчет, - отрезал Нив. - Будьте уверены, что мы сообщим вам как только причина неполадки станет известна.</text:p>
      <text:p text:style-name="P3">Нив выбрался из рубки и отправился в отсек, где работал Нибхат. Из-за аварийного освещения все перед ним застилало какое-то кровавое марево, точно в глазах лопнули все кровеносные сосуды. Нескончаемая сигнализация словно подгоняла его.</text:p>
      <text:p text:style-name="P3">Неожиданно ярко-красный свет погас - на секунду стало темно так, что Нив даже испуганно вздрогнул, крепко обхватив руками поручень, прижавшись к стене, решив, что его подводят глаза, но потом вновь загорелось обычное тусклое освещение. Замолк и сводящий с ума аварийный сигнал.</text:p>
      <text:p text:style-name="P3">Неужели он уже сделал это, подумал Нив. Нив даже пожалел, что связался с центром и вызвал корабль для эвакуации команды. Он радостно устремился в конец коридора, быстро перехватывая поручни на стенах.</text:p>
      <text:p text:style-name="P3">Генераторы по-прежнему не работали, дверца силового щитка на стене была открыта. В отсеке было душно, стоял запах горелой проводки. И Нибхата внутри не было.</text:p>
      <text:p text:style-name="P3">Нив недоуменно осмотрел генераторы, приблизился к силовому щитку. К стене был прикреплен открытый чемондан с инструментами Нибхата. Нив почувствовал, как на лбу у него начинает выступать испарина из-за странной необъяснимой духоты, как если бы воздуховоды у потолка сошли с ума из-за короткого замыкания и стали гнать в отсек раскаленные потоки. Нив не мог даже представить, что совсем недавно он умудрился провести в этом помещении всю ночь.</text:p>
      <text:p text:style-name="P3">Нив выбрался в коридор и встал у открытых дверей в отделение с генераторами кислорода. Дышать в коридоре было легче, а после того, как отключилась сигнализация Ниву казалось, что его окружает мертвая непроницаемая тишина - как в безвоздушном пространстве. </text:p>
      <text:p text:style-name="P3">Через несколько минут появился Нибхат.</text:p>
      <text:p text:style-name="P3">- Ты куда уходил? - спросил Нив как только Нибхат приблизился.</text:p>
      <text:p text:style-name="P3"><text:soft-page-break/>- Да отключил этот аварийный сигнал, будет он неладен, - сказал Нибхат. - Так ведь лучше, не правда ли? Хотя бы думать можно...</text:p>
      <text:p text:style-name="P3">- Согласен, - сказал Нив. - А тебе удалось понять, что произошло?</text:p>
      <text:p text:style-name="P3">Они вернулись в отсек. Нибхат вновь стал возиться с генераторами. Лицо Нибхата совсем раскраснелось, как будто кровь прилила к голове из-за перепадов давления. Нив вдруг почуствовал легкое головокружение из-за духоты.</text:p>
      <text:p text:style-name="P3">- Пока ничего не понятно, - пробормотал Нибхат. - Может хоть без этой вопилки у меня получится сосредоточиться.</text:p>
      <text:p text:style-name="P3">Нив глубоко вздохнул. На секунду ему показалось, что он вспомнил сон, который, как он считал, снился ему ночью, перед тем, как его разбудил нервный писк аварийной системы, первый его сон на станции - но нет, то была лишь какая-то смутная тень, возможно, отголски другого приснившегося ему много лет назад сновидения, которое он также давно уже позабыл.</text:p>
      <text:p text:style-name="P3">- Я не нашел никаких неисправностей, - продолжал Нибхат. - Они просто перестали работать. И не включаются.</text:p>
      <text:p text:style-name="P3">Нив смотрел, как Нибхат медленно плавает в отсеке - от одного генератора к другому.</text:p>
      <text:p text:style-name="P3">- А почему здесь так душно? - спросил Нив. - Так ведь не должно быть, даже если генераторы не работают. И именно в этом отсеке.</text:p>
      <text:p text:style-name="P3">- Здесь слабая система вентиляции.</text:p>
      <text:p text:style-name="P3">- До такой степени? - удивился Нив.</text:p>
      <text:p text:style-name="P3">Нибхат остановился и недовольно посмотрел на Нива.</text:p>
      <text:p text:style-name="P3">- Слушай, я пытаюсь разобраться с проблемой. И мне будет немного легче, если меня перестанут отвлекать.</text:p>
      <text:p text:style-name="P3">Нив даже не помнил, когда видел Нибхата таким раздраженным - хотя он знал его в действительности лишь несколько дней.</text:p>
      <text:p text:style-name="P3">- Ты надеюсь понимаешь, что тут тебе... надоедаю не из-за любопытства. Именно мне придется отчитываться перед центром. И именно меня все будут спрашивать, что у нас происходит, а не тебя.</text:p>
      <text:p text:style-name="P3">- Да, извини, - вздохнул Нибхат. - Но что ты хочешь, чтобы я ответил? Я пока не разобрался в проблеме. Да, ты абсолютно прав - здесь душно. Такой ответ тебя устроит?</text:p>
      <text:p text:style-name="P3">Нив подумал, что и правда стоит оставить Нибхата одного - все равно он ничем бы не смог ему помочь. </text:p>
      <text:p text:style-name="P3">Он сказал:</text:p>
      <text:p text:style-name="P3">- Я зайду перед следующим сеансом связи. И очень надеюсь, что ты сможешь мне сказать что-то кроме жалоб на то, что тебе все вокруг мешает работать.</text:p>
      <text:p text:style-name="P3">- Я тоже, - буркнул.</text:p>
      <text:p text:style-name="P3"><text:soft-page-break/>Нив уже собирался уходить, но замешался и спросил:</text:p>
      <text:p text:style-name="P3">- Да, и ты не помнишь, на какое примерно время, ну с учетом дополнительных людей..., должно хватить баллонов?</text:p>
      <text:p text:style-name="P3">До следующего сеанса связи оставалось полтара часа.</text:p>
      <text:p text:style-name="P3">Нив вернулся в свою каюту и попытался заснуть в надежде, что ему снова приснился тот позабытый сон, который по каким-то причинам начал волновать его даже больше, чем отказ системы жизнеобеспечения, как если бы заснув он смог бы понять причины происходящего куда лучше, чем Нибхат, работающий в машинном отсеке. Нив и вправду начал засыпать. Ему казалось, что все вокруг как-то странно переместился в пространстве, зыбкое равновесие, державшее станцию на устойчивой орбите, нарушилось, и они неотвратимо проваливается в темноту. Его тело, лишенное веса, начинает наливаться тяжестью и медленно притягивается к полу.</text:p>
      <text:p text:style-name="P3">Но потом дверь его каюты открылась - он забыл запереть ее изнутри. Внутрь протиснулся Прат.</text:p>
      <text:p text:style-name="P3">- О, а я вас ищу, - сказал Прат. - Извините, если я... Но вы ведь обещали сообщить, как только будут какие-то изменения... Другие члены команды беспокоятся.</text:p>
      <text:p text:style-name="P3">- Пока изменений нет, - сказал Нив, поднимаясь.</text:p>
      <text:p text:style-name="P3">- Да? А мне показалось... Да и сигнализация перестала работать...</text:p>
      <text:p text:style-name="P3">- Мы просто ее отключили.</text:p>
      <text:p text:style-name="P3">- С другой стороны, - продолжал Прат, - стало как-то душновато... Но это ведь, наверное, только кажется, да? Резервная магистраль ведь по-прежнему работает?</text:p>
      <text:p text:style-name="P3">- Разумеется, - хмыкнул Нив. - В противном случае мы...</text:p>
      <text:p text:style-name="P3">- Да, да, конечно, - закивал Прат.</text:p>
      <text:p text:style-name="P3">Лицо у него было влажным от пота, губы казались пунцовыми.</text:p>
      <text:p text:style-name="P3">- И все-таки я не понимаю, - сказал Прат. - Неужели вы даже не смогли обнаружить, почему генераторы перестали работать?</text:p>
      <text:p text:style-name="P3">Нив вытер рукавом куртки влажный лоб. Прат не ошибался - дышать стало сложно не только в отсеке с генераторами кислорода.</text:p>
      <text:p text:style-name="P3">- Слушайте, - сказал Нив; ему хотелось, чтобы Прат ушел, он готов был даже открыто попросить его об этом, - Нибхат отличный специалист. Я полностью уверен в том, что он... Сейчас Нибхат как раз занимается поисками причины неполадки. Я полностью уверен, что в ближайшее время все системы снова будут работать.</text:p>
      <text:p text:style-name="P3">- Разумеется, разумеется, - сказал Прат. - Но вы же сами понимаете, ситуация немного... нетипичная. Да и вся эта неизвестность... В общем, есть о чем поволноваться.</text:p>
      <text:p text:style-name="P3">- Волноваться не нужно, - сказал Нив. - Если мы даже не сможем <text:soft-page-break/>починить генераторы, а я уверен, что сможем, то улетим отсюда на Адхини через... - Нив посмотрел на свои наручные часы, - меньше чем, через семнадцать часов.</text:p>
      <text:p text:style-name="P3">- Разумеется, - повторил Прат и направился к выходу. - Не буду вас больше... отвлекать, - добавил он.</text:p>
      <text:p text:style-name="P3">Нив подумал, что вот, наконец-то он сможет хоть ненадолго уснуть. До сеанса связи оставался лишь час.</text:p>
      <text:p text:style-name="P3">- И все-таки, - сказал Прат уже из коридора, как будто ни к кому не обращаясь, - и все-таки здесь стало душно.</text:p>
      <text:p text:style-name="P3">Во время следующей передачи с центром уже присутствовал и Нибхат, но говорил по-прежнему только Нив. Никаких изменений не было. Они все еще пытаются понять причины отказа системы жизнеобеспечения. Голос из приемника звучал так, словно его обладатель - где-то там, в двадцати тысячах миль под ними - и не ожидал услышать что-то другое.</text:p>
      <text:p text:style-name="P3">Следующий сеанс связи через два часа. Приемник отключился. Речей от Нива уже не ждали, и рубка быстро опустела, хотя Прат снова начал с расспросами, следуя за Нивом по коридору. Ниву совсем не хотелось с ним говорить, он смешно пообещал, что через два часа все наверняка прояснится и закрылся в своей каюте. Однако спать он уже не мог. К тому же у Нива снова разболелась голова - из-за духоты и запаха горелой проводки, который словно преследовал его.</text:p>
      <text:p text:style-name="P3">Нив копался в своей аптечке, когда в отсек протиснулся Нибхат. Вид у него был обеспокоенный.</text:p>
      <text:p text:style-name="P3">- По-прежнему ничего? - спросил Нив.</text:p>
      <text:p text:style-name="P3">- Не совсем так, - ответил Нибхат. - Я проверил баллоны и получается так, что кислород почему-то расходуется слишком быстро. Его не хватит даже на десять часов.</text:p>
      <text:p text:style-name="P3">- Как так? - испугался Нив. - Утечка?</text:p>
      <text:p text:style-name="P3">- Очень может быть, что и правда утечка, - согласился Нибхат. - Я бы даже был рад, если бы это была утечка. Так по крайней мере... - Нибхат покачал головой. - В любом случае, я решил сразу же тебе сообщить. </text:p>
      <text:p text:style-name="P3">- Да, ты... - не договорил Нив.</text:p>
      <text:p text:style-name="P3">- Непонятно даже, что делать, - сказал Нибхат. - С генераторами тоже неясно.</text:p>
      <text:p text:style-name="P3">- Как непонятно? - возмутился Нив. - Нужно искать утечку! В противном случае мы даже не дотянем до прибытия корабля... Если, конечно, не произойдет чудо, и ты не заставишь работать систему жизнеобеспечения.</text:p>
      <text:p text:style-name="P3">- Искать? - хмыкнул Нибхат. - Ты хоть представляешь себе протяженность магистрали? На это может уйти много часов, куда больше, чем... у нас осталось.</text:p>
      <text:p text:style-name="P3"><text:soft-page-break/>Нив совсем забыл про аптечку, и ее содержимое разлетелось в воздухе - моток бинтов, перетянутый клейкой лентой, какой-то гибкий прозрачный жгут, как дыхательная трубка для инкубирования больных, у которых отказывают легкие, таблетки в целлофановых упаковках.</text:p>
      <text:p text:style-name="P3">Нибхат даже не спросил его, что он ищет в аптечке.</text:p>
      <text:p text:style-name="P3">- Тогда сделаем так, - сказал Нив. - Ты продолжаешь заниматься генераторами. Только генераторами. Понимаешь?</text:p>
      <text:p text:style-name="P3">Нибхат кивнул головой.</text:p>
      <text:p text:style-name="P3">- А я с остальными буду искать утечку.</text:p>
      <text:p text:style-name="P3">Нив схватил проплывавшую рядом с ним с таблетку и присмотрелся к надписям на упаковке, потом раздраженно отшвырнул таблетку в сторону.</text:p>
      <text:p text:style-name="P3">- Как скажешь, - согласился Нибхат.</text:p>
      <text:p text:style-name="P3">- Сколько у нас есть времени, прежде чем..? - спросил Нив.</text:p>
      <text:p text:style-name="P3">- Я не уверен, - пробомотал Нибхат. - Еще же точно неизвестно, почему воздух уходит так быстро. Но... если судить по текущим показаниям... мне кажется, что не меньше пяти часов.</text:p>
      <text:p text:style-name="P3">Нужно было действовать быстро. У Нива возникло такое чувство, что все происходящее лишь жестокая проверка для него - вроде мнительного допроса, который устроил ему Прат день назад, - и он должен доказать, что справиться с любыми проблемами.</text:p>
      <text:p text:style-name="P3">Нив решил ничего пока не сообщать Прату. У него не было времени подробно объяснять тому, что конкретно случилось, почему они не обнаружили это раньше и как могло такое произойти, если раньше все работало исправно.</text:p>
      <text:p text:style-name="P3">Нив взял с собой Акара и Эвама. Акар отнесся к новости спокойно, словно ожидал, что неполадками в генераторах все не закончится, а Эвам начал заметно паниковать.</text:p>
      <text:p text:style-name="P3">Им нужно было разделиться - чтобы быстрее проверить воздушную магистраль, - однако Нив не хотел отпускать Эвама одного. Руки у парня тряслись, он часто дышал. Нив думал, как бы приободрить его, когда они вместе спускались по тоннелю, но не мог ничего придумать.</text:p>
      <text:p text:style-name="P3">- Я не сомневаюсь, что Нибхат справится, - сказал он наконец. - Даже если мы ничего не найдем. Но это не значит... - поспешил добавить он, но не договорил.</text:p>
      <text:p text:style-name="P3">Нив знал, что они просто обязаны найти. Устранить утечку представлялось ему куда более посильной задачей, чем пытаться понять, почему отключились генераторы, которые бесперебойно работали много лет подряд, постоянно проходили обслуживание, десятки раз подвергались дотошным проверкам. Но давление в магистрали везде было равномерным - Нив составил их маршрут так, чтобы они все время пересекались с <text:soft-page-break/>Акаром, но тот тоже ничего не находил. Магистраль казалась совершенно исправной, словно они просто дышали больше, чем это полагалось по инструкции.</text:p>
      <text:p text:style-name="P3">- Может, воздух расходуется слишком быстро не из-за какой-то утечки, - предположил Акар, в очередной раз сообщив, что ничего не может найти. - Ведь нас сейчас на станции почти в два раза больше людей.</text:p>
      <text:p text:style-name="P3">- Нибхат говорит, что запаса, если на станции только команда профилактики, должно хватать на пятьдесят часов, - сказал Нив. - Даже если это время уменьшить в два раза, то это явно не пять часов.</text:p>
      <text:p text:style-name="P3">Головная боль усиливалась. Нив уже давно дышал ртом - ему не хватало воздуха. Ему постоянно казалось, что длинные монотонные тоннели станции проваливаются куда-то вниз, в темноту, электрический свет постепенно тускнеет, и даже просто передвигаться в невесомости становится сложнее, чем раньше.</text:p>
      <text:p text:style-name="P3">Эвам был совсем бледный.</text:p>
      <text:p text:style-name="P3">- А может, кто-то ошибся в расчетах? - сказал Эвам дрожащим голосом. - Резервная магистраль когда-либо использовалась до нас?</text:p>
      <text:p text:style-name="P3">- Учитывая, что генераторы впервые вышли из строя, резервная магистраль очевидно не использовалась, - сказал Акар.</text:p>
      <text:p text:style-name="P3">- Да, но это не значит... - Нив глубоко вздохнул. - Даже если кто-то, как ты говоришь, ошибся в расчетах, нам это сейчас никак не поможет - все равно надо проверить всю магистраль.</text:p>
      <text:p text:style-name="P3">Эвам что-то невнятно пробормотал в ответ.</text:p>
      <text:p text:style-name="P3">- Здесь не может быть ошибки, - добавил Нив, хотя в действительности совсем не был в этом уверен.</text:p>
      <text:p text:style-name="P3">Нив старался, чтобы его голос звучал как можно спокойнее - он совсем не взволнован, все под контролем, у них есть план - прямо как голос из передатчика, который отвечал неизменное "хорошо" на все его отчеты.</text:p>
      <text:p text:style-name="P3">Во время сеанса связи им вновь мешали помехи - Ниву приходилось повторять по несколько раз и слышать в ответ лишь надсадный хрип, в котором с трудом угадывались отдельные слова.</text:p>
      <text:p text:style-name="P3">Нив пожалел, что не сообщил о проблемах с резервной магистралью раньше - он так старался казаться расчетливым и хладнокровным, что совсем забыл об этом. И теперь они потеряли целый час - час, который они могли дышать.</text:p>
      <text:p text:style-name="P3">Нив сообщил по коммутатору о внеочередном сеансе связи и даже не стал дожидаться, пока все соберутся в рубке. Прав и его вспутники появились из коридора, когда Нив уже докладывал командному центру о новой проблеме - он чувствовал, что нельзя терять ни минуты, хотя только потерял целый час.</text:p>
      <text:p text:style-name="P3"><text:soft-page-break/>- К сожалению, - сказал бесстрастный голос, - корабль не может прибыть на станцию раньше, чем через пятнадцать-шестнадцать часов. Вам необходимо устранить... какую-нибудь из проблем самостоятельно.</text:p>
      <text:p text:style-name="P3">Нив подумал, что этот ответ звучит как приговор. Шестнадцать часов. Два часа до следующего сеанса связи. Сколько еще сеансов связи им осталось?</text:p>
      <text:p text:style-name="P3">- А я, судя по всему, совсем не в курсе того, что происходит, - недовольно сказал Прат, когда Нив отключил передатчик. - Мы же с вами договаривались, что вы будете регулярно мне обо всем докладывать.</text:p>
      <text:p text:style-name="P3">- Вы знаете, - язвительно сказал Нив, - когда мы с вами договаривались, я считал, что я нас несколько больше времени. А сейчас я немного занят. Я пытаюсь спасти...</text:p>
      <text:p text:style-name="P3">Нив направился к выходу из рубки, но путь ему преградили молчаливые спутники Прата.</text:p>
      <text:p text:style-name="P3">- На разговор со мной не требуется много времени, - натянуто вежливо сказал Прат.</text:p>
      <text:p text:style-name="P3">Он вновь поджимал губы и даже чуть втягивал щеки, из-за чего лицо казалось каким-то фальшивым и неподвижным как резиновая маска.</text:p>
      <text:p text:style-name="P3">- При это я проше вас сообщать мне обо всем не из прихоти, - голос Прата стал строже, затем снова смягчился, - а потому что действительно могу помочь.</text:p>
      <text:p text:style-name="P3">- И чем же вы можете помочь? - вспылил Нив. - Своими тупыми расспросами?</text:p>
      <text:p text:style-name="P3">Он решительно двинулся на охранника, смутно надеясь, что он отступится как и в прошлый раз и дадут ему выйти из рубки, однако охранник, напротив, лишь подался вперед, закрывая собой проход в коридор. Нив подумал - неужели он не понимает, - ему достаточно лишь слегка толкнуть его, чтобы он отлетел к стене.</text:p>
      <text:p text:style-name="P3">- <text:s/>Мне не особенно интересно, что вы думаете о моих методах, - раздраженно сказал Прат. - Я лишь все больше убеждаюсь в том, что все мои опасения оказались верны. На станции под вашим руководством происходит что-то не...</text:p>
      <text:p text:style-name="P3">Прат запнулся, так и не сумев подобрать нужное слово.</text:p>
      <text:p text:style-name="P3">- Будьте уверены, - сказал он, - что, когда мы вернемся, я непременно доложу обо всех своих наблюдениях в центр.</text:p>
      <text:p text:style-name="P3">- Если вернемся! - вырвалось у Нива.</text:p>
      <text:p text:style-name="P3">Он с ненавистью посмотрел на рослого мужчину, преграждавшего ему путь, нависавшему над ним, придерживаясь за наличники двери, и тот, как-то быстро переглянувшись с Пратом, неожиданно отодвинулся в сторону. Нив оттолкнулся от косяка двери и нырнул в коридор.</text:p>
      <text:p text:style-name="P3">- Подождите! - крикнул Прат и последовал за ним. - Нам вовсе не <text:soft-page-break/>нужно ссориться. Ссоры ведь не помогут...</text:p>
      <text:p text:style-name="P3">Нив даже не смотрел на него быстро отталкиваясь от поручней на стенах. Прат отставал.</text:p>
      <text:p text:style-name="P3">- Я понимаю, что наше знакомство началось несколько... - говорил Прат, часто дыша. - Но вы недооцениваете мою помощь, я...</text:p>
      <text:p text:style-name="P3">Нив молчал. Голова его раскалывалась от боли.</text:p>
      <text:p text:style-name="P3">- Да, возможно, я и сам был во многом не прав, - говорил Прат, нагоняя его. - Но, вы понимаете, меня же специально обучали... Я хорошо знаком... Я понимаю, как нужно действовать в таких ситуациях.</text:p>
      <text:p text:style-name="P3">Нив перестал двигаться рывками и теперь просто перехватывал руками за поручень, придвинувшись почти вплотную к стене.</text:p>
      <text:p text:style-name="P3">- Вот, например, вы же проверял резервную магистраль, когда прилетели сюда? - спросил Прат.</text:p>
      <text:p text:style-name="P3">- Разумеется, - ответил Нив, передразнивая его интонацию.</text:p>
      <text:p text:style-name="P3">- И что вы делали? - спросил Прат и тут же добавил: - Поймите, я вовсе не сомневаюсь в том, что проверка была сделана... правильно. Меня просто интересует сама... технология, что конкретно вы делали...</text:p>
      <text:p text:style-name="P3">Нив остановился.</text:p>
      <text:p text:style-name="P3">- Есть специальная машина, - сказал он. - С помощью нее можно проверить целостность магистрали и давление. Однако она совершенно бесполезна, если магистраль уже задействована.</text:p>
      <text:p text:style-name="P3">Прат непонимающе посмотрел на него.</text:p>
      <text:p text:style-name="P3">- Машина не электрическая, - начал объяснять Нив, - а пневматическая. Если же магистраль уже работает, то есть другие системы, которые постоянно мониторят...</text:p>
      <text:p text:style-name="P3">- Как я понимаю, - сказал Прат, - если мы находимся на резервном канале, то утечку или какую другую... схожую проблему можно найти практически мгновенно?</text:p>
      <text:p text:style-name="P3">- В теории - да, - ответил Нив.</text:p>
      <text:p text:style-name="P3">- А в чем же тогда у нас проблема? - спросил Прат и сам же продолжил: - Впрочем, дайте я угадаю, эти ваши системы ничего не показывают, но кислород в то же врем все равно расходуется слишком быстро?</text:p>
      <text:p text:style-name="P3">Нив кивнул головой.</text:p>
      <text:p text:style-name="P3">- Из чего следует, - рассудительно продолжал Прат, - что или у нас в действительности нет никакой утечки, но это, как ни странно, не самый обнадеживающий вывод, или что проблема, скорее всего, в самих этих системах?</text:p>
      <text:p text:style-name="P3">- Да, - сказал Нив, - примерно так мы и думаем.</text:p>
      <text:p text:style-name="P3">- А та пневматическая машина... - сказал Прат. - Она нужно только для проверки и не более? Я ведь так понимаю, она может работать <text:soft-page-break/>абсолютно автономно от электрической сети?</text:p>
      <text:p text:style-name="P3">- Да, только для проверки, - ответил Нив. - Если хотите, можем уточнить это у Нибхата. Он должен прекрасно разбираться в устройстве самой машины. Только я совсем не понимаю, как это может помочь.</text:p>
      <text:p text:style-name="P3">- Я пока тоже. Но, вы знаете, у меня есть... какое-то предчувствие... - задумчиво проговорил Прат. - Вы, кстати, проверяли эту машину после того, как отказали генераторы?</text:p>
      <text:p text:style-name="P3">Голова у Нива болела так сильно, что было сложно даже просто сосредоточиться на чем-то. Ниву вдруг захотелось, чтобы кто-нибудь взял на себя командование, говорил ему, что надо делать.</text:p>
      <text:p text:style-name="P3">Он вернулся с Пратом назад, и они вместе свернули в другой коридор, миновали Акара, выходившего из своей каюты, который удивленно посмотрел им вслед.</text:p>
      <text:p text:style-name="P3">В отсеке, где стояла пневматическая машина, было темно. Лишь тихо блестела в сумраке серебристая поверхность большого угловатого устройства и слышался ровный монотонный гул. Нив стал шарить по стене в поисках тумблера, чтобы включить свет.</text:p>
      <text:p text:style-name="P3">- Как-то тут... - не договорил Прат.</text:p>
      <text:p text:style-name="P3">Вот. Отрывистый щелчок. Нив слегка оттолкнулся от стены и медленно поплыл в дрожащем свету потолочных ламп.</text:p>
      <text:p text:style-name="P3">- Что-то не похоже, что эта штука выключена, - сказал Прат, касаясь ладонью серебристого кораба. - Слышите гул?</text:p>
      <text:p text:style-name="P3">- Действительно, - Нив наклонился к машине, прислонившись ухом к ее металлической поверхности. </text:p>
      <text:p text:style-name="P3">Слышался ровный утробный гул, чем-то напоминавший дыхание.</text:p>
      <text:p text:style-name="P3">- Но здесь нет никаких индикаторов, - удивленно сказал Прат. - Как вы вообще используете это устройство?</text:p>
      <text:p text:style-name="P3">- Вот здесь...</text:p>
      <text:p text:style-name="P3">Нив открыл небольшой щиток на боковой панели - внутри было два аналоговых циферблата, похожих на датчика давления у баллонов со сжатым газом.</text:p>
      <text:p text:style-name="P3">- Но они ведь оба на нуле, - оторопело сказал Прат.</text:p>
      <text:p text:style-name="P3">- Да, - ответил Нив. - Так и должно быть, когда машина не работает.</text:p>
      <text:p text:style-name="P3">- Но она же работает! Вы же сами слышите! - Голос Прата почти сорвался на крик.</text:p>
      <text:p text:style-name="P3">Нив снова прислушался к механизму. Металлический короб слегка вибрировал.</text:p>
      <text:p text:style-name="P3">- Думаю, нам не помешает помочь вашего друга, - сказал Прат уже более спокойным голосом.</text:p>
      <text:p text:style-name="P3">Свет у потолка загорелся ярче, стал пронзительно белым, как во время грозовой вспышки, а затем снова потускнел.</text:p>
      <text:p text:style-name="P3"><text:soft-page-break/>Нибхат, недовольный поначалу, что его отвлекают от работы - Нив даже не смог внятно объяснить ему, что происходит, - замер от удивления, как только его провели в отсек.</text:p>
      <text:p text:style-name="P3">- Как? - выдохнул он. - Что вы сделали?</text:p>
      <text:p text:style-name="P3">- Мы ничего не делали, - сказал Нив. - Я только включил свет.</text:p>
      <text:p text:style-name="P3">- Да, вы тоже это чувствуете? - самодовольно сказал Прат. - Машина явно работает, хотя и непонятно...</text:p>
      <text:p text:style-name="P3">- Этого не может быть, - пробормотал Нибхат. - Она нужна, чтобы проверять исправной незадействованной магистрали. Она просто не предназначена...</text:p>
      <text:p text:style-name="P3">Он открыл щиток, но приборы ничего не показывали.</text:p>
      <text:p text:style-name="P3">- Но ведь что-то же она делает, - сказал Прат. - И, судя по всему, это что-то расходует наш кислород.</text:p>
      <text:p text:style-name="P3">- Невозможно, - повторил Нибхат. </text:p>
      <text:p text:style-name="P3">Он начал снимать с пневматической машины кожух. Нив принялся помогать ему - он не мог больше безучастно следить за происходящим.</text:p>
      <text:p text:style-name="P3">- Что вы делаете? - настороженно спросил Прат.</text:p>
      <text:p text:style-name="P3">- Хотим посмотреть, что внутри, - ответил ему Нив. - А у вас есть другие предложения?</text:p>
      <text:p text:style-name="P3">Кожух не поддавался - видимо, он вообще не был съемным. Нибхат открутил несколько болтов, но кожух по-прежнему что-то держало. Тогда Нибхат вогнал отвертку по самую рукоять между тонкой пластиной защитного кожуха и стальным остовом машины. Нив с силой потянул вверх, и внутри что-то заскрежетало.</text:p>
      <text:p text:style-name="P3">- Остороженее, - обеспокоенно сказал Прат.</text:p>
      <text:p text:style-name="P3">- Если мы даже ее сломаем... - начал Нибхат и не договорил.</text:p>
      <text:p text:style-name="P3">Кожух со скрипом сдвинулся вверх - теперь он держался за корпус только с одной из четырех сторон.</text:p>
      <text:p text:style-name="P3">- Так, пошло... - удовлетворенно сказал Нибхат. - Давай, тяни!</text:p>
      <text:p text:style-name="P3">- Но мы ведь не знаем, что делает эта машина! - взмолился Прат.</text:p>
      <text:p text:style-name="P3">- Я уже сказал вам, - хмуро ответил Нибхат, вновь орудая отверткой как рычагом. - Она ничего не делает. Она практически бесполезна. По крайней мере сейчас.</text:p>
      <text:p text:style-name="P3">- И вы сами сказали, что она скорее всего виновата в утечке, - добавил Нив.</text:p>
      <text:p text:style-name="P3">- Но вы хоть знаете, как ее отключить? - спросил Прат.</text:p>
      <text:p text:style-name="P3">- Формально... - проговорил Нибхат, вновь загоняя отвертку в щель между кожухом и корпусом - последнее крепление никак не поддавалось, - формально, она она сейчас не работает...</text:p>
      <text:p text:style-name="P3">Кожух снова заскрипел, а гул внутри машины неожиданно усилился. </text:p>
      <text:p text:style-name="P3">- Поэтому...</text:p>
      <text:p text:style-name="P3"><text:soft-page-break/>Послышался ломкий треск.</text:p>
      <text:p text:style-name="P3">- Отвечая на ваш вопрос...</text:p>
      <text:p text:style-name="P3">Мателлическая панель изогнулась и застонала.</text:p>
      <text:p text:style-name="P3">- Я скажу, что...</text:p>
      <text:p text:style-name="P3">Корпус стал наконец медленно подаваться вперед.</text:p>
      <text:p text:style-name="P3">- Давай, тяни! - крикнул Нибхат и сам присоединился к Ниву.</text:p>
      <text:p text:style-name="P3">Раздался протяжный скрип, а затем оглушительный хлопок - как будто взорвался баллон с кислородом. Кожух резко взметнулся вверх, ударившись о потолок и разбив лампу, которая с хрупким звоном разлетелась на блестящие искры. </text:p>
      <text:p text:style-name="P3">Из развороченной машины била мощная струя воздуха. Нибхат, проревев что-то нечленораздельное, бросился к машине, но его отбросило в сторону, и он беспомощно отлетел к стене точно поломанная кукла. Прат со страха вывалился в коридор. Нив метнулся к приборной панели в стене, но ничего не помогало. В отсеке запахло озоном, головная боль почти прошла, вместо этого Нив почувствовал головокружение - он был как будто пьяный, перед глазами все плыло. Струя воздуха, бившая из машины, сначала ослабла, а потом и вовсе иссякла.</text:p>
      <text:p text:style-name="P3">- Надо отключить рециркуляцию! - крикнул Нибхат, который только что пришел в себя после удара, но было уже поздно.</text:p>
      <text:p text:style-name="P3"/>
      <text:p text:style-name="P4">3</text:p>
      <text:p text:style-name="P3"/>
      <text:p text:style-name="P3">Значимость момента все более усиливается с его приближением. Ожидание лишь усугубляет ощущение.</text:p>
      <text:p text:style-name="P3">Разговор с Садом постоянно откладывался. Ана стала бояться патрулей военной полиции, которые теперь часто останавливали людей на улице, проверяли документы, задавали какие-то вопросы, как будто все прохожие нарушали неведомый новый режим, последние распоряжения, вроде часа тишины в дневное время.</text:p>
      <text:p text:style-name="P3">Ана старалась обходить патрули, если видела вдалеке зависший полицейский виман или людей в кроваво-красной форме. Нередко она сворачивала на соседнюю улицу или даже проходила несколько кварталов через тоннели, соединявшие дома, из одного подеъзда в другой. Бывало и так, что она все равно сталкивалась с неугомонным патрулем и тогда старалась держаться подальше от полицейских, шла по стене дома, склонив голову, глядя себе под ноги, не понимая, что так вызывает только большее подозрение.</text:p>
      <text:p text:style-name="P3">Из-за постоянных проверок давка на Самкаре только усилилась, и Ана часто опаздывала на работу. Ей приходилось пропускать много поездов, которые неистово осаждала толпа, даже не давая другим людям <text:soft-page-break/>выходить из вагонов. Дирижабль, символизирующий рассвет, уже давно скрывался за крышами домов, смолкали объявления по громкоговорителям, которые уставали монотонно сообщать об увеличенном интервале в движении поездов, и даже толпа на площади под отвесным перроном станции начинала рядеть. И только полицейский патруль продолжал неустанно выискать кого-то среди собирающихся у подъема на станцию людей. </text:p>
      <text:p text:style-name="P3">Ощущение сонной слабости по утра прошло, но вернулись и приступы удушья - препарат, выписанной Ане во время последнего ее визита к врачу, переставал действовать.</text:p>
      <text:p text:style-name="P3">Сад как будто начал избегать ее, он быстро проходил мимо, если они встречались в коридоре, не заглядывал больше в ее кабинет. Ана целыми днями слушала свой бессвязный фрагмент. Домой она ездила теперь как и раньше - через Самкару.</text:p>
      <text:p text:style-name="P3">В поездах стало тише, чем прежде. Люди выглядели испуганными, не разговаривали друг с другом, а ехали молча, смотрели в заплывшие окна невидящими глазами. Лишь ночной город казался неизменным - старые районы, новые районы, дома, стены которых потемнели со временем, точно выгорев на солнце, раскрашенные в яркие цвета фасады, напоминавшие о последнем празднике красок и о том, что Ана одна. Музыка, звучавшая, когда поезд приближался к станциям, была утомительно знакомой - Ана помнила каждую ноту, каждый ее звук. Она не понимала, почему раньше любила ездить по надземке. Ее начинало мутить от этих бесконечных станций, однообразных механических мелодий, ошалевшей толпы, людей с остекленевшими глазами, которые плотно набивались в вагон на каждой остановке. Неужели только из-за того, что она была не одна?</text:p>
      <text:p text:style-name="P3">Иногда Ана выходила из поезда на какой-нибудь станции, далеко от дома, и не потому что ее выталкивали из вагона, как нередко бывало раньше, а потому что ей становилось сложно дышать. В залах ожидания нельзя было снимать респираторную маску. Порою Ана даже выходила на улицу, если забывала о времени и патрулях. Но дыхание все равно оставалось затрудненным.</text:p>
      <text:p text:style-name="P3">А на следующий день Ана встречалась на работе с Садом, и тот лишь кратко кивал головой в знак приветствия и торопливо уходил в сонный сумрак коридора - размасшистой походкой, насколько это было возможно для человека его роста, быстро взмахивая короткими руками.</text:p>
      <text:p text:style-name="P3">Ила тоже стала реже заглядывать к Ане. Она вся уже была в мыслях о новой работе. Ана даже обрадовалась, когда Ила предложила ей сходить вместе в торговый центр на выходной, хотя последнее время предпочитала в свободное время оставаться дома - в ее квартире можно было по крайней мере дышать без респираторной маски.</text:p>
      <text:p text:style-name="P3"><text:soft-page-break/>Это случилось за неделю до ухода Илы. Они договорились встретиться утром, на станции надземки, которая была недалеко от дома Аны. Когда Ана ехала на поезде, то подумала с улыбкой, что впервые за долгое время действительно едет к кому-то на встречу, что ее ждут - точное время, заранее оговоренное место, - что у нее есть какая-то цель.</text:p>
      <text:p text:style-name="P3">Ила немного опоздала. Ана, ожидая ее, сидела на скамейки в зале ожидания. В зале было двое полицейские, которые негромко разговаривали о чем-то, стоя у публичного коммутатора. Они не обращали на Ану внимания. Ана поначалу настроженно поглядывала на них, но полицейские никого не трогали, и Ану стало больше беспокоить опоздание Илы.</text:p>
      <text:p text:style-name="P3">Когда Ила, наконец, пришла, даже не извинившись за опоздание, и они вместе поехали в центр, Ана вновь заметила полицейских в вагоне поезда - они как будто пытались прятаться за стоящими людьми, но их красные фигури то и дело мелькали, когда состав начинался замедляться или же, судорожно раскачиваясь, точно они шли не по электрическим путям, а плыли в потоках воздуха, набирал ход после остановки.</text:p>
      <text:p text:style-name="P3">Ила торопливо рассказывала о чем-то, Ана пыталась прислушиваться, но постоянно отвлекалась на полицейских и, когда Ила спрашивала ее о чем-то, долго мешкала с ответом. Они вышли на станции со странным названием, о прибытии на которую извещала красивая переливчатая мелодия и, спустившись с перрона, через зал ожидания, мимо стоящих полицейских, вышли на улицу и зашагали в тени эстакады. Над ними пролетела длинная стремительная тень уходящего поезда. Ана заметила вдалеке еще один патруль. Им нужно было пройти несколько кварталов до следующей остановки.</text:p>
      <text:p text:style-name="P3">Ана быстро устала и пошла медленнее. Ила не сразу заметила, что ее спутница отстает и продолжала деловито шагать вперед, но потом остановилась, посмотрела на Ану.</text:p>
      <text:p text:style-name="P3">- А ты не была здесь раньше? - спросила Ила.</text:p>
      <text:p text:style-name="P3">- Да, наверное, - ответила Ана. - Я плохо запоминаю...</text:p>
      <text:p text:style-name="P3">Над ними пронесся еще один уходящий поезд. Они миновали патруль, из-за которого так разволновалась Ана - полицейские даже не посмотрели в их сторону. Ила вдруг начала рассказывать о своей новой работе, хотя раньше не так много распространялась о переводе и всегда отвечала уклончиво, точно боялась говорить об этом в институте.</text:p>
      <text:p text:style-name="P3">- А ты еще не решила, куда хочешь перевестись? - спросила Ила.</text:p>
      <text:p text:style-name="P3">Они стояли на перроне в ожидании нового поезда, было необычно людно для выходного дня - <text:s/>многие почему-то не уходили с перрона и теснились у спуска в зал ожидания. Ана почувствовала, что ее легкие вновь как будто отказываются расширяться. Дышать приходилось через силу. У нее закружилась голова. Было жарко, солнце ярко горело на бесцветном <text:soft-page-break/>небе так, что приходилось прикрывать глаза рукой, когда смотришь вверх. Сложно было поверить, что лишь несколько дней назад в городе шел проливной дождь. Здесь никогда не было дождя. Воздух пах гарью и каким-то едким химическим смрадом, который чувствовался даже в респираторной маске. </text:p>
      <text:p text:style-name="P3">- Нам, наверное, придется пропустить следующий поезд, - сказала Ила.</text:p>
      <text:p text:style-name="P3">Но они сели. Пришедший поезд оказался необъяснимо пустым, как если бы только что прибыл из депо, и их просто втолкали в вагон другие люди на перроне. Ила даже умудрилась занять для них места - у окна, в самом конце вагона. Громкоговоритель над головой завел какую-то невразумительную речь, но тут же сбился на сиплый хрип.</text:p>
      <text:p text:style-name="P3">- Нам скоро выходить, - сказала Ила.</text:p>
      <text:p text:style-name="P3">Поезд уверенно ускорялся, поднимаясь все выше над улицей - здесь эстакада шла вверх, четвертый, пятый, шестой этаж проносились за окном. Ана подумала, что точно никогда не была в этом районе. Нужно было запоминать как они ехали, на всякий случай, вдруг ей захочется сюда вернуться, однако Ана совсем не следила за дорогой.</text:p>
      <text:p text:style-name="P3">Ила молчала - рассказывать было больше не о чем. Послышалась протяжная мелодия, и состав после судорожного толчка стал усиленно тормозить. Ана вопросительно посмотрела на свою подругу, но та покачала головой.</text:p>
      <text:p text:style-name="P3">- Нет, еще рано.</text:p>
      <text:p text:style-name="P3">И они поехали дальше. Пути снова начали снижаться, поезд со стоном описал широкий полукруг - эстакада с плавным изгибом уходила в мягкую тень узкой улочки, тонкого перешейка между рядами высоких домов.</text:p>
      <text:p text:style-name="P3">- Теперь мы будем встречаться только по выходным, - сказала Ила и тут же добавила, повернувшись к Ане: - Слушай, а может, ты тоже...</text:p>
      <text:p text:style-name="P3">Снова остановка и снова еще рано. Только на следующей. Когда они наконец вышли, Ане казалось, что они совершили множество пересадок, пересекли весь город и были в пути много часов. </text:p>
      <text:p text:style-name="P3">Ила шла чуть впереди нее - она знала дорогу до торгового центра, она вела Ану. Им больше не встретилось ни одного патруля, и Ана немного успокоилась. Ее все еще мучала жара. Ветер неожиданно усилился и поднимал с асфальта мелкую - широкими волнами, как песок у анильского моря - и приходилось прикрывать рукавом лицо.</text:p>
      <text:p text:style-name="P3">Ила предложила зайти сначала в кафе, освежиться. Разговор не клеился, Ана понимала, что надо как-то поддержать беседу, но ничего не могла придумать.</text:p>
      <text:p text:style-name="P3">- А Сад тебе ничего не говорил о... результатах проверки? - спросила <text:soft-page-break/>Ила.</text:p>
      <text:p text:style-name="P3">Ана покачала головой.</text:p>
      <text:p text:style-name="P3">- Да, как-то он... - начала Ила, но не договорила. - Скоро ведь праздник, - сказала она. - Меня, правда, тогда уже... Но все равно. Надо придумать что-нибудь...</text:p>
      <text:p text:style-name="P3">- Да, надо, - согласилась Ана.</text:p>
      <text:p text:style-name="P3">Они провели в торговом центре не так много времени, как рассчитывали. Ана быстро устала ди и Илы обнаружились какие-то неотложные дела. Через несколько часов после их приезда в центре стали появляться полицейские - они никого не останавливали, даже не следили за людьми, просто ходили по торговым рядам, ровным и выверенным шагом, точно часовые, но Ана все равно была рада, когда Ила предложила ей вернуться назад.</text:p>
      <text:p text:style-name="P3">Она обещала проводить Ану до самого дома. Они быстро прошли несколько кварталов до станции - ветер был все таким же сильным, как утром, но жара спала, - а потом стали ждать поезда на необъяснимо пустом перроне.</text:p>
      <text:p text:style-name="P3">- Какой-то... странный день сегодня, - сказала Ила. - Такое впечатление, что...</text:p>
      <text:p text:style-name="P3">Объявили о приближении поезда, хотя на эстакаде вдалеке было ничего не видно.</text:p>
      <text:p text:style-name="P3">- Ты ведь тоже заметила, да?</text:p>
      <text:p text:style-name="P3">Ана прослушала - заметила что? Она не хотела переспрашивать и просто пожала плечами. Наконец вдалеке и правда показались прожекторные огни поезда, о котором преждевременно сообщил голос из динамиков на станции.</text:p>
      <text:p text:style-name="P3">Они сели - в вагоне было почти свободно. Ане досталось место у окна, а Ила примостилась рядом с ней. </text:p>
      <text:p text:style-name="P3">Поезд стал стремительно подниматься на улицей. Ана видела, как тень от их состава проносится по ярким стенам окружающих эстакаду домов. Было еще пару часов до заката, но Ана уже чувствовала болезненную вялость и усталость, как по вечерам.</text:p>
      <text:p text:style-name="P3">- Ты ведь знаешь, кстати, - сказала Ила, - Пар уже вернулся обратно, в свой транспортный отдел... Недолго он у нас задержался, конечно...</text:p>
      <text:p text:style-name="P3">Поезд влетел за поворот, Ана покачнулась и уперлась рукой в спинку стоящего впереди сидения.</text:p>
      <text:p text:style-name="P3">- Да и ты вот скоро, наверное... - продолжала Ила. - Сад уж совсем места себе не находит.</text:p>
      <text:p text:style-name="P3">Поезд начал спускаться над улицей, приближалась новая станция. Ана смотрела на людей внизу, которые старались укрыться в тени эстакады, хотя солнце уже не светило так ярко, как несколько часов назад. <text:soft-page-break/>В толпе по-прежнему мелькали полицейские в красной одежде.</text:p>
      <text:p text:style-name="P3">- А тебя часто останавливают? - неожиданно спросила Ана.</text:p>
      <text:p text:style-name="P3">- В смысле? Кто? - не поняла Ила.</text:p>
      <text:p text:style-name="P3">- Ну... патрули...</text:p>
      <text:p text:style-name="P3">Состав остановился у перрона, но двери какое-то время не открывались, словно машинист никак не мог решиться, пропускать ли ему в вагоны собравшихся на станции людей.</text:p>
      <text:p text:style-name="P3">- Да нет, ни разу, - ответила Ила. - А тебя, что...</text:p>
      <text:p text:style-name="P3">Поезд тронулся. У Аны было такое чувство, что она ездила по этой эстакаде уже сотни раз. На следующей выходить. Ила как-то торопливо поглядывала по сторонам, ерзала в кресла - было такое впечатление, что она и правда куда-то спешит. Сдавленный шум ветра за окном сменился захлебывающемся хором из динамиков.</text:p>
      <text:p text:style-name="P3">- Отлично съездили сегодня, - сказала Ила, поднимаясь еще до того, как остановился поезд. Она покачнулась и схватилась рукой за поручень под потолком.</text:p>
      <text:p text:style-name="P3">Они вышли, Ила снова шла впереди.</text:p>
      <text:p text:style-name="P3">- Надо как-нибудь... - начала она, но ее заглушил раскатистый рокот черного полицейского вимана, пролетевшего совсем низко над эстакадой.</text:p>
      <text:p text:style-name="P3">- Что-то и правда какой-то странный сегодня день, - сказала Ана. - Как будто они готовятся к чему-то.</text:p>
      <text:p text:style-name="P3">Когда подруги уже подходили к станции, на которой можно было сесть на поезд до самой Гарни, Ана сказала:</text:p>
      <text:p text:style-name="P3">- Ты знаешь, если ты торопишься, то я дальше уже могу доехать одна - здесь ведь прямая ветка.</text:p>
      <text:p text:style-name="P3">Люди в красных формах сторожили вход на станцию. Тусклый выцветший состав, едва отошедший от перрона, полетел им на встречу.</text:p>
      <text:p text:style-name="P3">- А ты точно не заблудишься? - улыбнулась Ила.</text:p>
      <text:p text:style-name="P3">Над ними пролетел еще один виман - казалась, что от рева его двигателей даже сотрясается под ногами тротуар, - и Ила как-то поспешно попрощалась, не стала настаивать на том, чтобы проводить Ану до дома и быстро зашагала обратно, вверх по улице, взмахнув на прощание рукой. Небо было чистым и серым, но Ане почему-то казалось, что скоро начнется дождь.</text:p>
      <text:p text:style-name="P3">Ана осталась одна, но полицейские не трогали ее - она была им неинтересна. Ана подумала, что ляжет спать, как только вернутся домой - и пусть еще рано и светло. Она зашторит окно. Ана представила, что очиститель воздуха, оставленный включенным, охладил всю ее квартиру до озноба, она снимет респираторную маску, почувствует легкое приятное головокружение, когда начнет дышать полной грудью. Радио можно даже и не включать. С нее было достаточно новостей.</text:p>
      <text:p text:style-name="P3"><text:soft-page-break/>Поезда она ждала недолго. В вагоне не оказалось свободных сидячих мест, но ей и не прошлось проталкиваться внутрь, как во время давки с рабочий день. Ана встала у окна, глядя на свое смутное расплывающееся отражение в тусклом стекле. Она вдруг почувствовала, что даже рада тому, что наконец рассталась с Илой, что едет домой одна и теперь ей нужно больше смущаться из-за неловкого молчания или слушать надоедливую болтовню ее подруги. Этот бессмысленный день, наконец, закончен. Ее ждет тишина.</text:p>
      <text:p text:style-name="P3">В вагоне не было ни одного полицейского. На улицах наконец начинало темнеть, словно прозрачная сероватая дымка постепенно застилала город, но осветительные приборы на стенах еще не горели, и небо еще сохраняло свой естестественный дневной цвет. Ана вздохнула. Она дойдет до дома от Гарни и не увидит ни одного патруля. Это она знала точно. Наконец-то снять респираторную маску. Никогда не останавливали. Не включать радио. Завтра снова. Скоро нужно опять к врачу.</text:p>
      <text:p text:style-name="P3">Поезд страшно заскрежетал, сильная волна толкнула Ану вперед, и она едва удержалась за поручень. На какое-то мгновение мигнули лампы на потолке. Машинист слишком сильно затормозил перед остановкой. Послышались взволнованные и возмущенные голоса, и тут же стала играть мелодия в динамиках, заглушая крикливое недовольство людей.</text:p>
      <text:p text:style-name="P3">Поезд остановился на станции. Перрон снова был на удивление пуст. Ане почему-то захотелось выйти. Над спуском в зал ожидания горела тусклая пыльная лампа, пустые столбики для флагштоков - ведь скоро праздник... надо что-то придумать... - чернели вдоль перил. Но нет, она слишком устала, она спешила домой, где можно снять респираторную маску и лечь пораньше спать. Все, что ей нужно - это сон.</text:p>
      <text:p text:style-name="P3">Двери вагона со скрипом закрылись, и Ана вдруг почувствовала, как что-то сжалось у нее в груди. Надо было выйти. Нет, надо было выйти. Поезд вновь стал как-то резко, рывками набирать скорость, и Ана с трудом удерживалась за поручень. Надо было выйти - подождать следующего поезда. От непонятного беспричинного волнения Ана вновь стало тяжело дышать.</text:p>
      <text:p text:style-name="P3">Когда динамики в потолке включились в следующий раз Ана сразу же узнала станцию - именно здесь она встречалась с Илой несколько часов назад. Ила опоздала.</text:p>
      <text:p text:style-name="P3">Двери открылись, и Ана как-то невольно вышла на перрон. Было ветрено, станция поднималась над улицей на высоту в четыре эстажа, но в лицо все равно летела пыль с тротуаров, от которой едва спасала респираторная маска, оставлявшая незакрытыми глаза. Ана подняла воротник своей куртки, втянула голову в плечи, но все равно что-то смутно беспокоило ее. И тут она поняла. Откуда-то снизу, из зала ожидания, <text:soft-page-break/>раздавался резкий раздражающий свист. Ана зажала ладонями уши, сильно сдавила голову, склонившись, глядя себе под ноги, но свист все равно не проходил. Ветер внезапно усилился, поднялся волной, резким порывом, окатив Ану мелкими песчинкакми, точно песком, занесенным из спящих земель, и Ана заспешила к спуску с перрона, к мутному свету лампы у открытой двери.</text:p>
      <text:p text:style-name="P3">Она вышла на лестницу. Внизу послышались голоса, звуки. Как будто кто-то играл в мяч. Потом громкий женский возглас. Свист сначала стих, стал приглушенным, точно звуковая волная разбивалась о невидимую преграду, а потом и вовсе смолк. Ана стала спускаться вниз. У нее было такое чувство, что она запуталась, что она не знает, как вернуться домой, и ей просто необходимо спросить у кого-нибудь дорогу - хотя до Гарни оставалось всего несколько остановок.</text:p>
      <text:p text:style-name="P3">В зале ожидания было несколько человек. Невысокий мужчина разговаривал о чем-то облаченным в утилитарно-красную форму охранником, который отвечал односложно, не глядя на собеседника. Ана прошла мимо, стараясь держаться непринужденно, побаиваясь даже смотреть в их сторону. Дальше. Женщина в длинной темной одежде сидела на скамье у стены и что-то медленно разворачивала, сминая в руках кусочки серебристой фольги, а перед ней стоял мальчик, совсем маленький - вероятно, ее сын - и нетерпеливо переминался с ноги на ногу.</text:p>
      <text:p text:style-name="P3">- Даддхи, даддхи, - клянчил мальчик.</text:p>
      <text:p text:style-name="P3">Мать спросила его о чем-то на гали, и мальчик, оглянувшись, нерешительно покачал головой.</text:p>
      <text:p text:style-name="P3">Ана не знала, что она делает здесь. Несколько часов назад, на этой скамье, она ждала свою подругу. Ана направилась к выходу, как будто вечерняя улица, ветер, загорающиеся синие огни могли...</text:p>
      <text:p text:style-name="P3">Она случайно задела за что-то ногой - маленький мячик, который откатился в сторону, под пустующую скамейку. Ана подумала, что мяч, должно быть, потерял тот мальчик, который клянчил что-то у своей матери. Она подошла подошла к пустой скамье и нагнулась, чтобы поднять мячик. Мяч - плотный, словно набитый песком - был обтянут какой-то грубоватой шершавой тканью, потускневшей от грязи.</text:p>
      <text:p text:style-name="P3">Мальчик заметил Ану и уставился на нее с удивление и как будто даже страхом. Ана попробовала улыбнуться ему, показывая грязный мучик. Паренек еще больше смутился, увидев свою игрушку в ее руке, и Ана поняла, что выглядит в своем наряде и маске, должно быть, не слишком дружелюбно. Она отвлеклась, думая, как это нелепо - улыбаться, как тебе приходится дышать через респираторную маску. Мячик выскользнул у нее из руки и глухо шлепнулся на пол.</text:p>
      <text:p text:style-name="P3">В этот момент Ана вздрогнула и резко обернулась. Полицейский по-<text:soft-page-break/>прежнему о чем-то неторопливо разговаривал с мужчиной. Где-то вдалеке виделся выход на перрон. Свист послышался снова - еще сильнее, чем раньше. Казалось, что звук исходит из самых стен, падает с потолка, что он повсюду. Ана вновь зажала уши руками.</text:p>
      <text:p text:style-name="P3">- Хаа! - шумно выдохнул мальчик, показывая на Ану пальцем.</text:p>
      <text:p text:style-name="P3">Мать потянула его за рукав и прикрыла лицо ладонью.</text:p>
      <text:p text:style-name="P3">Ана закрыла глаза, как будто это могло ей помочь.</text:p>
      <text:p text:style-name="P3">- Что с вами? - спросил мужчина, стоявший рядом с полицейским. Он подошел совсем близко к Ане, но она даже не смотрела на него.</text:p>
      <text:p text:style-name="P3">- Вы слышите это? - простонала Ана.</text:p>
      <text:p text:style-name="P3">- Что это? - удивился мужчина. - С вами все в порядке?</text:p>
      <text:p text:style-name="P3">Ана не ответила и шаткой походкой направилась к выходу со станции, продолжая зажимать ладонями уши, хотя свист от этого не становился тише.</text:p>
      <text:p text:style-name="P3">- Вам плохо? - послышался голос у нее за спиной, но она даже не обернулась.</text:p>
      <text:p text:style-name="P3">Она просто устала, ей не нужно было выходить. Нужно просто вернуться домой.</text:p>
      <text:p text:style-name="P3">Ана шла навстречу ветру. По мере того, как она отдалялась от станции свист постепенно стихал, потом вновь стал приглушенным, пока не погас в ранних сумерках. </text:p>
      <text:p text:style-name="P3">Ана дошла до следующей станции пешком. Дыхание ее сбилось, она часто и тяжело вздыхала. Ей хотелось только сладкого супа, который она заваривала из концентрата, и спать.</text:p>
      <text:p text:style-name="P3">На следующий день Ана не пошла на работу, вновь сказавшись больной. Все утро она думала об Иле, о Паре, даже о Саде и о том, как он торопливо здоровался с ней, проходя по коридоре, о фрагменте, который она пыталась разгадать уже много дней подряд.</text:p>
      <text:p text:style-name="P3">Потом Ана оделась и вышла из дома. Она села на поезд у Гарни, как и день назад - словно опять ехала на встречу с Илой. Но теперь ее уже никто не ждал.</text:p>
      <text:p text:style-name="P3">Утренняя толкучка уже спала, и Ана нашла себе свободное местечко у окна. Она чувствовала, что, хоть и пролежала все утро в постели, снова начинает засыпать. Как будто этот поезд, пыльный ветреный город в потертом стекле окна, разговоры других пассажиров, вибрация состава, которая передавалась ее телу, вводили ее в туманный наркотический транс. Ана не без усилия заставила себя подняться и, покачнувшись, вставала напротив двери вагона, опираясь о спинку сидения. Не может же она заснуть стоя. Не может же она...</text:p>
      <text:p text:style-name="P3">Ее мысли путались, сбивались, когда музыка объявляла очередную станцию. Низкая нота, высокая, а это как звук на вычислительной машине <text:soft-page-break/>Аны в институте - сообщение о системной ошибке. Стоя у самыъ дверей, Ана мешала людям со станций заходить в вагон, но ее никто не толкал - другие пассажиры как будто опасались ее, старались не задеть, некоторые даже шли к соседним дверям. Ана подумала, что, должно быть, и правда выглядит так, словно она не в себе.</text:p>
      <text:p text:style-name="P3">Ана вздрогнула, услышав первые знакомые ноты. Станция, на которой она вчера ждала Илу, станция, на которой она... Сила торможения толкнула ее в сторону, и она крепче ухватилась за спинку сидения - поезд подходил к станции.</text:p>
      <text:p text:style-name="P3">Двери открылись. Какие-то люди потянулись к поезду, другие, напротив, высыпали из вгаона, но платформа перед Аной казалась ей все такой напряженно пустой, как и день назад. Ана подумала, что в зале ожидания все тот же мальчик, потерявший мяч, клянчит что-то у своей матери, сидящей на той же самой скамье - и все это, пронзительная пустота перрона, которую не нарушали даже толпы людей, душераздирающий свист, похожий на аварийную сирену, охранник, вяло беседующий с мужчиной, мальчик, который клянчит что-то у матери на гали - все это не изменится никогда, и вчерашние события повторятся вновь, с точностью до единого звука, стоит ей лишь просто ступить на перрон.</text:p>
      <text:p text:style-name="P3">Ана нерешительно смотрела на платформу, не решаясь сделать и одного шага. Она стояла так, пока двери не закрылись. Поезд начал набирать скорость. Ана подумала с сожалением, что надо было все же выйти, осмотреться, разобраться во всем - но нет, сожалеть уже было поздно. Поезд несся над улицами, Ану покачивало в вагоне.</text:p>
      <text:p text:style-name="P3">Она проехала еще несколько станций и вышла. Ей нужно было пройти пару кварталов, она неожиданно точно вспомнила путь. Ана как будто поняла, что в действительности бывала здесь раньше, причем множество раз.</text:p>
      <text:p text:style-name="P3">Она шла под эстакадой, поезда бесшумно пролетали над ней. На улицах вновь было полно полицейских. Потом Ана ждала поезд уже на другом перроне - людей на станции оказалось даже меньше, чем вчера. Были уже рабочие часы. Но в вагоне прибывашего состава свободных места оказалось. Впрочем, Ане не хотелось сидеть. Она боялась, что заснет. Все равно ей скоро выходить. И она встала у самых дверей.</text:p>
      <text:p text:style-name="P3">Поезд начал подниматься над улицами, мелькали отражающие полуденное солнце окна домов. Затем поезд влетел в поворот. Мелодия из динамиков, толчок, торможение, станция. Нет, еще рано. Поезд снова начал ускоряться. Ана точно знала, когда ей нужно выходить.</text:p>
      <text:p text:style-name="P3">Эстакада вновь начала снижаться над улицей. Глаза у Аны слипались, она с трудом стояла на ногах. Когда состав остановился, открыв двери на очередной пустующий перрон, Ана вышла из вагона, спустилась в холл, <text:soft-page-break/>затем - на улицу, потом... Потом нужно пройти всего один квартал и, кажется, первый поворот налево.</text:p>
      <text:p text:style-name="P3">Она не сразу нашла здание торгового центра - ей даже пришлось возвращаться назад. Уже добравшись до торгового центра, поднявшись наверх, Ана сняла респираторную маску и потерла рукой лицо - кожа горела. Ана поднялась на самый последний этаж, затем спустилась вниз. В кафе ей сидеть почему-то не хотелось. Она вышла из торгового центра и пошла назад.</text:p>
      <text:p text:style-name="P3">Станцию Ана отыскала без труда, но поезда ей пришлось ждать долго, а пришедший состав оказался переполненным - так, что она с трудом протолкалась в вагон. Дышать в респираторной мыске вновь было тяжело и неприятно, но потом кто-то приоткрыл в вагоне окно - совсем неподалеку от Аны, несколько раз дернув на себя с трудом поддавшуюся створку, - и Ане в лицо ударил ветер, принесший запах улицы и песка. Поезд стремительно взлетал над мостовой.</text:p>
      <text:p text:style-name="P3">Ана доехала до станции, где нужно было делать пересадку. Она быстро миновала несколько кварталов до здания, в котором находилась нужная станция надземки, но, когда уже подходила, то заметила, что у входа, прямо на тротуар, приземлился полицейский виман, а люди в красных формах, стоящие возле него, пристрастно допрашивают какого-то человека.</text:p>
      <text:p text:style-name="P3">Ана нерешительно остановилась, не зная, куда ей еще можно пойти - она не знала другого пути домой. Ана думала подождать, пока виман не улетит, но полицейские не слишком торопились. Они продолжали допрашивать задержанного мужчину, проверяли его документы. Ана вздохнула и пошла по направлению ко входу на станцию.</text:p>
      <text:p text:style-name="P3">Она старалась выглядеть непринужденно. Как ведут себя люди, которых никогда не останавливают патрули? Надо было спросить у Илы. Нужно ли смотреть на полицейских, показывая, что тебе нечего скрывать и ты просто удивлена - ведь нечасто увидишь виман, вставший прямо под эстакадой - или, напротив, отвести взгляд в сторону...</text:p>
      <text:p text:style-name="P3">Ана приблизилась к полицейским. Один из них быстро вернул задержанному документы, что-то негромко сказал своему товарищу и направился к Ану. Ана остановилась. Нет, она что-то сделала неправильно. Надо было... Нет... В конце концов они просто проверяют документы.</text:p>
      <text:p text:style-name="P3">Полицейский неторопливо разглядывал ее удостоверение. Ана ждала, когда он попросит ее снять респираторную маску.</text:p>
      <text:p text:style-name="P3">- Где вы работаете? - спросил полицейский, не глядя на Ану.</text:p>
      <text:p text:style-name="P3">Она ответила.</text:p>
      <text:p text:style-name="P3">- А что делаете здесь?</text:p>
      <text:p text:style-name="P3">Ана замешкалась - она не знала, что сказать. Что она делает здесь, <text:soft-page-break/>зачем ездила в торговый центр, как ее занесло в этот район. Полицейский поднял голову и пристально посмотрел на Ану.</text:p>
      <text:p text:style-name="P3"/>
      <text:p text:style-name="P4">5</text:p>
      <text:p text:style-name="P3"/>
      <text:p text:style-name="P3">Раньше, еще до знакомства с Нивом, Ана часто посещала храм. Ехать нужно было совсем недалеко, всего пару станций на скоростном поезде. Никто не принуждал к регулярным посещениям. Храм был больше похож на веколетний памятник, покрытый уличной пылью, который забыли отреставрировать, покрасить в аляповатые уличные цвета, как другие дома в этом районе. Тем не менее это было само высокое здание во всем северном округе. В редкие пасмурные дни и по вечерам, из-за смога, его вершина растворялось в сером небе, из-за чего храм казался гигантским кошмарным миражем, навеянным близостью пустыни. Храм имел форму пирамиды, с одним-единственным сквозным этажем. Внутри, если кто-то говорил чуть громче, чем шепотом, то стены начинали гулко резонировать, звенело над головой пугающее эхо. Нужно было соблюдать благоговейную тишину.</text:p>
      <text:p text:style-name="P3">Многие и ходили в храм как в музей впечатляющих древностей - согласно учению, способ поклонения не имел значения. Вера не исключала образа, но и не обязывала к нему. Объект поклонения также не имел знаия - у бога было множество ипостасей, бог был во всем. </text:p>
      <text:p text:style-name="P3">Еще в раннем детстве, когда Ана жила в интернате, она спрашивала у кого-то, - быть может, у безликой воспитательниц - действительно ли создатель способен принимать любую форму, быть частью всего одновременно, и означает ли это, что он может стать жарким пустыным ветром, обычным человеческим дыханием, пусть даже через респираторную маску, проливным дождем? В дожде, над пустыней, в той кромешной, подсвечиваемой электрическими вспышками грозы темноте, которая надвигалась на город из спящих земель, и вправду было что-то божественное - как и в глубоком сумраке внутри храма, когда казалось, что над головой простираются не монументальные каменные своды, а черный беспредельный мрак обнаженной вселенной.</text:p>
      <text:p text:style-name="P3">Воспитательница не знала ничего о дыхании и дожде - или Ана уже не помнила, что та говорила в ответ, - но зато воспитательница знала о божественных ипостасях, человекоподобных, но оттого казавшихся такими не похожими на людей.</text:p>
      <text:p text:style-name="P3">В единственном вечно сумеречном зале внутри храма, в самом центре, освещенном блеклым электрическом светом от ламп, выполненных в форме свечей, сидело, широко расставив согнутые в коленях ноги, страшное непонятное существо. У него была синяя кожа, как у человека, <text:soft-page-break/>который умер от удушья, шесть рук, тонких, почти женских, которыми неподвижное создание словно пыталось описать перед собой многозначительный круг, и шесть голов, шесть одинаковых лиц с пустыми незрячими белками вместо глаз и странным выражением губ, каким-то неосязаемым изгибом - то ли легкая мудрая улыбка, то ли гримаса с трудом сдерживаемой боли - как посмертный слепок с чьего-то лица. Бог восседал в окружении каменных стен, в дрожащей ауре неверного электрического света - он был безмолвен и мертв, выражение его лиц не менялось никогда.</text:p>
      <text:p text:style-name="P3">Говорить всегда приходилось шепотом, уважительно склонив голову перед изваянием божества - совсем тихо, так, что речь едва отличалась от дыхания - а иначе начинали гортанно звучать бессветные своды и казалось, что темнота начинает спускаться вниз, и гаснут электрические свечи, которые и так были не в силах развеять ощущение темноты, гнетущей пустоты этого огромного храма, освещая лишь небольшую дорожку к центру зала, слепые лица и синюю кожу медитирующего божества.</text:p>
      <text:p text:style-name="P3">Когда Ана впервые в жизни увидела первичный анализатор - в шумный и торжественный день эфира, к которому в институте готовились несколько недель, - то сразу вспомнила о шестиглавом боге из храма, его презрительном безразличии ко всему вокруг, о нетерпимости к любому шуму, даже тому, что издавал человеческий голос, вспомнила о своих визитах в храм, когда смотрела на мерцавшие перед ней синие экраны, на которых нельзя было ничего разглядеть.</text:p>
      <text:p text:style-name="P3">Ана несколько раз ходила в храм вместе с Илой - после работы, когда они вместе проезжали мимо ее дома, мимо станции Нивартан, или же в выходной, заранее договорившись о встрече, - но Ила не любила храм, ее пугала эта тишина и темнота, неподвижная фигура многоглавого бога и тусклый свет от похожих на свечи ламп. Ила как-то призналась в этом Ане, предложила вместо молчаливого поклонения синекожей статуе сходить в какой-нибудь торговый центр, на представление или просто посидеть в кафе. У каждого были свои способы поклонения божеству. Ила сказала, что, когда она в храме, когда смотрит на изваяние в центре и боится даже дышать из-за этой давящей на нее пустоты, ей кажется, что сейчас погаснет даже бледный свет, который окружает нимбом фигуру воплощенного в камне бога, и они окажутся в абсолютной темноте, в погребальном сумраки, который охватит их с головой - так, что они никогда больше не увидят свет.</text:p>
      <text:p text:style-name="P3">Здание храма построили столетия назад, оно считалось одним из самых древних в городе, и после этого почти ничего не меняли, не красили фасад, не возводили пристройки, поэтому очистителей воздуха внутри не было, и Ана сама боялась находить внутри слишком долго, ей становилось трудно дышать, но она не могла снять респираторную маску. Однако что-то <text:soft-page-break/>тянуло ее в храм, она приезжала на эту станцию на скоростном поезде, чтобы хотя бы несколько минут постоять в священном сумраке, перед вечно молчащим божеством. А потом она познакомилась с Нивом, и храм как-то неожиданно стал ей не нужен, у Аны больше не было потребность посещать его. Потом она ни раз хотела туда вернуться, но почему-то стала вдруг бояться ходить в храм одна. А Ила по-прежнему не любила такие святилища.</text:p>
      <text:p text:style-name="P3">Как-то Ане приснилось, что она едет вместе со своей подругой по воскрешенной северной магистрали. Ана и Ила точно знали, куда направляются во сне. Они проехали мимо станции Нивартан, но сам храм Ана не видела - ее разбудил утренний гим по радио, тяжелая бравурная музыка, показавшаяся ей вначале, когда Ана еще не совсем пришла в себя после затягивающего сновидения, мелодией какой-то безвестной станции, к которой приближается их поезд, но потом окончательно разгонавшей все остатки сна.</text:p>
      <text:p text:style-name="P3">Все утро, пока Ана ехала на работу, проходила пункты контроля и даже слушала, сидя в тяжелых наушниках, фрагмент, она не переставая думала о своем сне. Ана путалась, сбивалась, ей приходилось даже отматывать пленку на начало. Было так сложно сосредоточиться. Она постоянно вспоминала благоговейную темноту святилища и многоглавое божество.</text:p>
      <text:p text:style-name="P3">У Аны даже разболелась голова. Она сняла тяжелые наушники, выключила магнитограф и помассировала затекшую шею. До перерыва оставалось меньше часа, но ждать больше не было сил.</text:p>
      <text:p text:style-name="P3">Ана вышла в коридор. Свет в коридоре был тусклым и приглушенным. Ана знала, что такое освещение не должно было раздражать глаза, но ей это нечеткое дымчатое мерцание потолочных ламп напоминало о храме.</text:p>
      <text:p text:style-name="P3">Она неторопливо прошла мимо нескольких комнат. Дышать в коридоре было легче, чем в комнате, воздух казался даже слегка холодным, как в тех редких торговых центрах, где мощные очистители словно создавали собственную искусственную атмосферу для здания - резкий пронизывающий холод, как дыхание вечной мерзлоты на полюсах планеты, который оседал во рту и на губах.</text:p>
      <text:p text:style-name="P3">Ана почувствовала себя спокойней. Ей некуда было торопиться. Она медленно шла мимо одинаковых дверей, за которым сосредоточенно работали ее коллеги. Ана вдруг вспомнила, что есть такой специальный свет, особая смесь газов, температура, напряжение в электрической сети, который вызывает у людей какое-то воодушевленное безразличие ко всему происходящему, легкую флегматичную вялость, когда ничего не хочется, когда ко всему относишься с равнодушием. Быть может, именно поэтому <text:soft-page-break/>Ила на самом деле не любила храм.</text:p>
      <text:p text:style-name="P3">Комната Илы была чуть ли не в другом конце здания - их как будто нарочно посадили так далеко друг от друга. Ана обычно не так часто заходила к своей подруге, обычно Ила сама заглядывала к ней, хотя по трудовому распорядку это и не поощрялось.</text:p>
      <text:p text:style-name="P3">Ана остановилась у двери в кабинет Илы. На двери была табличка с номером, номером Илы. В отличие от фрагментов все двери были пронумерованы последовательно, и этот факт как будто избавлял от необходимости искать в этих номерах дополнительный смысл. Нив наверняка бы не согласился.</text:p>
      <text:p text:style-name="P3">Ана постучала, затем еще раз, но никто не отозвался. Ила могла быть занята прослушиванием фрагмента и не слышать ее стук. Ана засомневалась, а стоит ли отвлекать подругу - ведь часто, сбившись с нужного ритма, потеряв те зыбкие, с таким трудом выстроенные в мыслях логические последовательности, как бы ключи к пониманию космического послания, которое вот-вот готово раскрыться перед тобой, как будто и вовсе перестаешь различать во фрагменте что-то большее, чем раздражающий шум помех, а вся работа, проделанная до этого, теряет смысла. Но Ане так хотелось поговорить с кем-то.</text:p>
      <text:p text:style-name="P3">Она сама попробовала открыть дверь, но дверная ручка не поворачивалась - дверь была заперта. Коридор с тусклым электрическим светом показался Ане безжизненным, словно сумрачный тракт внутри слепого, с закрытыми окнами здания, где не было никого, кроме нее самой.</text:p>
      <text:p text:style-name="P3">Ана стала возвращаться к себе. Никто не проходил мимо. Ана подошла к своему кабинету и некоторое время стояла перед дверью, глядя на табличку с номером, ее номером. Ана медленно приоткрыла дверь. У нее было такое чувство, что она заходит в чужую комнату, где, приглушенном как подобает свете, напротив мерцающего лампового экрана, рядом с уныло поскрипывающем магнитографом, сидит, склонив голову набок, точно под тяжестью массивных наушников...</text:p>
      <text:p text:style-name="P3">Тень от двери скользнула по стене. В комнате никого не было. Вычислительная машина продолжала отрешенно просчитывать введенные в нее комбинации, но все это не имело смысла. Результат одного и того же расчета мог отличаться в зависимости от напряжения в электрической сети, как мерцающий свет в газовых лампах, и еще в зависимости от чего-то другого, от каких-то еще причин, которые Ана никак не могла вспомнить.</text:p>
      <text:p text:style-name="P3">Ана села за стол, одела наушники, включила магнитограф. Илы больше. Она больше здесь не работает. Ила перевелась.</text:p>
      <text:p text:style-name="P3">Вскоре, когда Ана уже собиралась спускаться в буфет, к ней зашел Сад. Ана вздрогнула, когда услышала стук в дверь.</text:p>
      <text:p text:style-name="P3">- Хорошо, что я тебя застал, - сказал Сад.</text:p>
      <text:p text:style-name="P3"><text:soft-page-break/>Он выглядел заметно спокойнее, чем все эти последние дни. Взгляд его казался немного отрешенным и меланхоличным, волосы были аккуратно зачесаны назад.</text:p>
      <text:p text:style-name="P3">- Там что-то... прояснилось? - спросила Ана.</text:p>
      <text:p text:style-name="P3">- Что? - Сад нахмурился и поправил воротник. - Нет, нет, по-прежнему ждем... Но я хотел поговорить с тобой совсем о другом. Ты уже была... Не хочешь спуститься в буфет?</text:p>
      <text:p text:style-name="P3">Они шла по коридору молча. Ана ждала, что Сад заговорит сам, будет спрашивать ее о переводе, но Сад молчал. В буфете он выбрал столик рядом с нишей в стене, имитирующей окно.</text:p>
      <text:p text:style-name="P3">- Что-то как-то я сегодня... Весь день хочется спать, - сказал он, глядя куда-то в сторону.</text:p>
      <text:p text:style-name="P3">Ана вдруг подумала, а не предложить ли ему... Сад поморщился и потер рукой лицо. Потом вновь поправил воротник рубашки. В буфере было и правда немного душно.</text:p>
      <text:p text:style-name="P3">- Скучаешь, наверное, без своей подруги, - сказал он, улыбаясь.</text:p>
      <text:p text:style-name="P3">Ана лишь тихо кивнула головой.</text:p>
      <text:p text:style-name="P3">- Я хотел с тобой поговорить, - сказал Сад, - по поводу твоего... перевода. Ты ведь наверняка не передумала? - Сад как-то странно усмехнулся.</text:p>
      <text:p text:style-name="P3">Ана ничего не говорила, но Сад как будто и не ждал, что она что-то ответит.</text:p>
      <text:p text:style-name="P3">- Я тут подумал, - сказал он, - конечно, то, что ты хочешь - это... Но есть ведь и другие, более реальные варианты...</text:p>
      <text:p text:style-name="P3">Сад не договорил. Он обеспокоенно посмотрел на Ану. Та старалась медленно и глубоко дышать.</text:p>
      <text:p text:style-name="P3">- С тобой все в порядке? - спросил он.</text:p>
      <text:p text:style-name="P3">- Я просто... - сказала Ана. - Наверное, тоже невыспалась сегодня... Все в порядке.</text:p>
      <text:p text:style-name="P3">Сад продолжил рассказывать о чем-то, по-прежнему не глядя на Ану. Он несколько раз прерывался, поправлял воротник, потом наконец расстегнул верхнюю пуговицу. Ане послышался за спиной знакомый голос - звонкий, отрывистый, - она обернулась, но никого не увидела.</text:p>
      <text:p text:style-name="P3">- Ты уверена, что у тебя все в порядке? - спросил Сад. - Давно была у врача?</text:p>
      <text:p text:style-name="P3">- Нет... то есть, да, - проговорила Ана и неожиданно спросила: - А почему вы считаете, что я не смогу перенести... перегрузки? Мне кажется, я...</text:p>
      <text:p text:style-name="P3">Сад огорченно покачал головой.</text:p>
      <text:p text:style-name="P3">- Ты представляешь, что происходит с телом человека во время, когда корабль выходит из атмосферы? - сказал он. - Кровь накапливается в <text:soft-page-break/>нижней части тела, а остальные органы начинают страдать от нехватки воздуха. Даже противоперегрузочный костюм несильно помогает... Профессиональные пилоты и то принимают специальные препараты, чтобы перенести боль...</text:p>
      <text:p text:style-name="P3">- Препараты? - переспросила Ана.</text:p>
      <text:p text:style-name="P3">- В любом случае, - продолжил Сад. - Это попросту невозможно. Тебя не переведут. Даже если...</text:p>
      <text:p text:style-name="P3">Он отпил из своего стакана и снова начал терзать воротник.</text:p>
      <text:p text:style-name="P3">- То, что я предлагаю, - сказал Сад, - это вполне реальный...</text:p>
      <text:p text:style-name="P3">Но Ана уже не слушала его.</text:p>
      <text:p text:style-name="P3">- Подумай об этом, - сказал Сад, когда они уже шли по коридору. - Если, конечно, не передумаешь уходить.</text:p>
      <text:p text:style-name="P3">После этого они молчали. Сад шел чуть впереди, как-то нелепо взмахивая руками, словно они жесты помогали ему идти. Уже на лестничной клетке, перед тем, как Ана вышла на своем этаже, он сказал:</text:p>
      <text:p text:style-name="P3">- Я зайду к тебе через несколько часов. Надо будет зачитать статистику. Возможно, это будет...</text:p>
      <text:p text:style-name="P3">Сад не договорил и, кивнув головой, стал подниматься наверх. Ила смотрела ему вслед.</text:p>
      <text:p text:style-name="P3">Работать над фрагментов она по-прежнему не могла. Она думала о препарате, который принимают, чтобы легче переносить перегрузки и о котором почему-то ничего не рассказывал Нив, о темном храме, куда все-таки поедет после работы одна, о том, что бог - это дыхание, даже когда она в респираторной маске, о том, что она давно уже не была у врача.</text:p>
      <text:p text:style-name="P3">Шипение в наушниках, искаженная запись фрагмента раздражала ее, но Ана не решалась отключить магнитограф. После очередного прослушивая Ане показалось, будто в комнате стало настолько душно, даже невозможно вздохнуть. Легкие словно отказывались расширяться. Ана бросила на стол наушники и, не отключая магнитограф, вышла в коридор. Ей вновь захотелось навестить Илу, рассказать ей о храме, но Илы в институте не было, она перевелась.</text:p>
      <text:p text:style-name="P3">Сад зашел к ней в конце рабочего дня - как и обещал.</text:p>
      <text:p text:style-name="P3">- Готова? - спросил он, улыбаясь.</text:p>
      <text:p text:style-name="P3">Сад уже не выглядел таким хладнокровным как утром - волосы его растрепались, лицо было влажным от пота. Они вместе вышли в коридор. Сад снова держался чуть впереди, как бы показывая дорогу. Когда Сад уже открывал перед Аной дверью своего кабинета - скрипнули петли, прозрачная тень скользнула по пустой стене, - то Ана вдруг почувствовала... Но комната была пуста.</text:p>
      <text:p text:style-name="P3">- Давай, проходи, - сказал Сад замеревшей Ане.</text:p>
      <text:p text:style-name="P3">Ана подошла к столу и посмотрела на стопку разрозненных бумаг. <text:soft-page-break/>Уголки некоторых листков были загнуты, как делаешь, если хочешь отложить что-то, отметить какой-нибудь важный документ, но не можешь найти под рукой карандаша.</text:p>
      <text:p text:style-name="P3">- Это и есть... - начала она.</text:p>
      <text:p text:style-name="P3">- Не все. - Сад закрыл дверь. - Садись, я объясню, что надо читать.</text:p>
      <text:p text:style-name="P3">Ана села.</text:p>
      <text:p text:style-name="P3">Сад придвинул к себе магнитограф и стал менять бобины с пленкой. Затем пододвинул к Ане микрофон.</text:p>
      <text:p text:style-name="P3">- Вот, - сказал он, протягивая ей листки бумаги. - И первый, и второй до конца... Только постарайся... - Сад на секунду помедлил. - Это должен быть наш лучший отчет.</text:p>
      <text:p text:style-name="P3">Ана кивнула головой.</text:p>
      <text:p text:style-name="P3">- А потом все разойдемся по домам, - сказал Сад.</text:p>
      <text:p text:style-name="P3">Ана внимательно просмотрела первый лист, затем второй. День. Эфир. Ответ. Невозможно.</text:p>
      <text:p text:style-name="P3">- Но я не понимаю, что здесь написано, - сказала она.</text:p>
      <text:p text:style-name="P3">- Дай-ка...</text:p>
      <text:p text:style-name="P3">Сад взял у нее помятые странички. Бумага казалась очень старой, пожелтевшей от времени, как будто этой статистике было много лет.</text:p>
      <text:p text:style-name="P3">- Ладно... - протянул Сад. - Неважно. Просто прочитай.</text:p>
      <text:p text:style-name="P3">- Просто читать? - спросила Ана.</text:p>
      <text:p text:style-name="P3">- Да, сейчас я включу магнитограф.</text:p>
      <text:p text:style-name="P3">- Расстояние невозможно измерить бесконечность, - произнесла Ана.</text:p>
      <text:p text:style-name="P3">- В микрофон! - сказал Сад и тут же добавил: - Погоди, а что ты читаешь?</text:p>
      <text:p text:style-name="P3">- Я не понимаю, - тихо сказала Ана.</text:p>
      <text:p text:style-name="P3">Сад опять забрал у нее листки.</text:p>
      <text:p text:style-name="P3">- Ладно, - сказал он. - Читай как можешь, я сейчас включу...</text:p>
      <text:p text:style-name="P3">Он щелкнул рычажком на матовой панели проигрывателя.</text:p>
      <text:p text:style-name="P3">- Только голос, - добавил Сад, склонившись, - не забывай про голос.</text:p>
      <text:p text:style-name="P3">Ана судорожно вздохнула - дышать в кабинете Сада было куда сложнее, чем в просторном коридоре - и начала читать, пытаясь произносить слова таким же ровным бесстрастным голосом, какой был у полицейского, доправшившего ее первым в участке:</text:p>
      <text:p text:style-name="P3">- День. Эфир. Ответ. Невозможно. Измерение измерений как предел центральной нормы порождает ощущение бесконечности. Расстояние невозможно измерить...</text:p>
      <text:p text:style-name="P3">- Нет, ката! - почти выкрикнул Сад. - Что ты читаешь?</text:p>
      <text:p text:style-name="P3">- Но здесь... написано...</text:p>
      <text:p text:style-name="P3">- Это все неправильно. Так не должно быть!</text:p>
      <text:p text:style-name="P3">Сад устало потер ладонями лицо - как человек, который не может <text:soft-page-break/>проснуться от навязчивого кошмара.</text:p>
      <text:p text:style-name="P3">- Ладно, закончим...</text:p>
      <text:p text:style-name="P3">- Но... - попыталась возразить Ана.</text:p>
      <text:p text:style-name="P3">- Это все неважно, - сказал Сад. - Иди, я разберусь сам, - и выключил магнитограф.</text:p>
      <text:p text:style-name="P3">Ана вышла в коридор. Тусклый свет, неестественно бледный, особое напряжение в элеткрической сети, которое так действует на людей, что они начинают испытывать безразличие ко всему, что происходит вокруг.</text:p>
      <text:p text:style-name="P3">Вечером, после работы, Ана поехала в храм.</text:p>
      <text:p text:style-name="P3"/>
      <text:p text:style-name="P4">8</text:p>
      <text:p text:style-name="P3"/>
      <text:p text:style-name="P3">Как-то Ане приснился сон, который она почти полностью забыла сразу же после пробуждения. Остались лишь отдельные зыбкие образы, словно исчезавшие на свету - когда комнату залил солнечный свет и стало хрипеть включенное радио. Ана видела, что она бежит по улице. Мир вокруг словно разорван на части, все цвета поблекли, остался лишь один нарастающий точно крик оттенок - красный, цвет крови, тот самый, когда, ослепленный пустынным солнцем, резко зажмуриваешь глаза, и несколько секунд все еще видишь пылающее марево как ожоги на чувствительной сетчатке. Ана бежит по улице, и ее подгоняет какой-то безудержный вопль, нарастающий с каждой секундой, сметающий на своем пути весь город. И от него нет спасения.</text:p>
      <text:p text:style-name="P3">После этого сна Ана стала бояться громких звуков. Иногда даже шум ветра от проносящегося поезда пугал ее. Она вздрагивала, если слышала на улице какой-нибудь крик. Музыка, извещавшая в поездах о прибытии на станцию, казалась ей такой громкой, что хотелось зажать уши и закричать от боли.</text:p>
      <text:p text:style-name="P3">Вскоре Ану вновь стали мучать приступы удушья. Она просыпалась по утрам в поту. Ей больше не снились сны - или же она сразу забыла их, как только делала первый вздох, чувствуя в легких тяжелую нарастающую боль. Радио теперь всегда было отключено. За окном начинало медленно светать. Утро было точно таким же, как и день назад, как и много дней назад, но все вокруг изменилось.</text:p>
      <text:p text:style-name="P3">Ане отказали в переводе. В вашем состоянии. Слишком тяжелая работа. Вы не сможете. Теперь считалось, что она не сможет выдержать не только перегрузки во время взлета. Она продолжала жить на пособие.</text:p>
      <text:p text:style-name="P3"/>
      <text:p text:style-name="P3">Состояние ее быстро ухудшалось. Ана пробовала снова делать уколы - используя те ампулы, которые еще у нее оставались - но они вызывали лишь тошноту и болезненную слабость во всем теле. Ане по-прежнему <text:soft-page-break/>казалось, что она чего-то ждет. Или кого-то. И только это странное тоскливое чувство помогало ей заставить себя по утрам вставать с постели, не давая новому дню начаться без нее.</text:p>
      <text:p text:style-name="P3">Ана перестала ездить на окраину города, в космопорт, недаясь как-нибудь увидеть взлет корабля. Она уже думала, что ей это не нужно. Теперь, когда она знает. Вместо этого Ана ходила в храм.</text:p>
      <text:p text:style-name="P3">Ближе к полюдню, когда в городе становилось тише, Ана выходила из дома, осторожно, оглядываясь на любые звуки, стараясь держаться подальше от других людей. Она боялась даже приближаться к надземке. В поездах было слишком шумно - хрипели динамики, поскрипывали расшатанные кресла, завывал ветер за окнами, громко разговаривали другие пассажиры. Ана шла пешком и, хотя ее сильно утомлял этот поход, - она часто останавливалась по пути, чтобы передохнуть, и все равно, добравшись наконец до храма, едва дышала от усталости - все равно это было лучше, чем рев громкоговорителей и толкучка в скоростных поездах. Если Ане везло, то по пути ей почти не попадались другие люди - все работали, в городе как будто вступал в силу неформальный час тишины, разве что бдительные патрули в красных формах не прочесывали улицы. Но бывало и так, что улица, однотипные дома, отличавшиеся друг друга лишь раскраской фасадов, таившие в своих стенах столько истошного шума, оглушали ее - распахивались окна, доносилась истеричная музыка с балконов, чьи-то разговоры на повышенных тонах, даже пение, фальшивое и монотонное, словно кто-то читал нараспев монотонную молитву. Но самое страшное было, когда пролетал совсем низко над улицей полицейский виман, пикировал над мостовой, рассекая дрожащий от зноя воздух, и все вокруг сотрясалось из-за чудовищных раскатов от его двигателей. Ана обматывала голову куском плотной материи, но это не помогало. Казалось, что все ее тело начинает реагировать на громкий шум, она чувствует, как звуковая волна проходит сквозь нее, ее начинает бить агония. Если Ане удавалось увидеть виман заранее, то она всегда пыталась как-то спрятаться, уйти с его пути, забежать в подъезд или свернуть в какой-нибудь глухой переулок, но никогда не успевала. Корабль с чудовищным ревом проносился над ней, а она стояла, согнувшись, зажав уши, представляя, что у нее поломались все барабанные перепонки и по пальцам стекает кровь. Даже когда шум окончательно стихал, Ана все равно боялась убирать руки от ушей, точно боялась, что вот сейчас, вслед за кораблей, точно эхо запаздавшего грома, прокатится еще одна звуковая волна.</text:p>
      <text:p text:style-name="P3">И только в храме было тихо. Даже тише, чем ночами в ее квартире, когда улицы уже много часов как опустели с наступлением часа тишины. В храме всегда сохранялось молчание, даже если вместе с Аной были и <text:soft-page-break/>другие прихожане, а массивные темные своды святилища не пропускали уличные звуки. Ана вспоминала, как Нив рассказывал ей когда-то о космической пустоте, о вакууме, где звук распространяется по особым законам, через тишину, и лишь воображение позволяет услышать то, что было сказано много лет назад, но все еще продолжает звучать, стоит лишь закрыть глаза. Ана представляла, что вакуум - это абсолютная тишина, где начинаешь слышать собственные воспоминания, их призрачное и мягкое звучание, которое беспрекословно подчиняется ее памяти, в отличие от того дикого хаоса, начинавшегося, когда она возвращалась из храма на яркую душную улицу. </text:p>
      <text:p text:style-name="P3">Ана щурила, прикрывала рукой глаза. Уже вовсю разгорался солнечный день. Нужно было спешить домой, пока волна шума вновь не накрыла улицы, и ждать позднего вечера, перед самым началом часа тишины, когда снова можно было выйти из дома и пройтись по освещенной синими фонарями мостовой.</text:p>
      <text:p text:style-name="P3">Но иногда Ане все-таки приходилось выбираться из своей квартиры днем. Она пыталась записаться на прием к другому врачу, который смог бы провести настоящее исследование, а не вынести ей приговор вместо направления на препарат. Ана поехала, с трудом превозмогая страх перед надземкой, в свой старый медицинский центр, который посещала еще в прошлом году, до того, как ее перевели. Она думала, что ее прежний врач куда компетентнее нового - ему достаточно будет лишь кратко осмотреть ее, чтобы понять все ошибки его преступного коллеги, чтобы понять, что ее все еще можно лечить.</text:p>
      <text:p text:style-name="P3"><text:s/>Ане прождать сидеть в холле медицинского центра до самого вечера. Последний разговор с пациентом уже состоялся. Ее больше не хотел никто принимать. Какой-то мужчина, сидевший в холле вместе с Аной, пытался заговорить с ней, но голос его был таким резким и громким, что Ана ничего не говорила ему в ответ и лишь молча мотала головой как немая. Ей хотелось, чтобы он замолчал. Ана обрадовалось, когда мужчина наконец ушел - поднялся куда-то по лестнице, - но потом поняла, что кроме него никто не обращал на нее внимания, что она может просидеть здесь хоть несколько дней, и ее никогда не позовут. Врач был занят, как и несколько часов назад. Ане захотелось, чтобы этот мужчина вернулся, со своим громким голосом, от которого резало в ушах. Он хотя бы проявлял к ней интерес. Он считал ее нормальной, такой же, как другие. Он не знал, что ей даже отказывают в приеме у врача.</text:p>
      <text:p text:style-name="P3">Однако в медицинском центре было хотя бы тихо, в отличие от залитой солнцем улицы - особенно ближе к концу рабочего дня.</text:p>
      <text:p text:style-name="P3">Ана просидела так до сумерек и, когда жара спала, суматошный вечерний шум затих, и улицы оцепенели в преддверии ночи, поехала <text:soft-page-break/>домой. По дороге она думала, что завтра обязательно приедет снова, что пусть сегодня ее так и не пригласили, но они не смогут игнорировать ее вечно, они наконец поймут, что ей нужно помощь, что она больна.</text:p>
      <text:p text:style-name="P3">Но потом Ана вдруг не вышла на своей станции - она поехала дальше и не потому что забыла. Еще несколько остановок, затем знакомая оглушающая музыка из динамиков, и в окнах показался перрон станции Гхоса.</text:p>
      <text:p text:style-name="P3">Ана вышла из поезда и торопливо спустилась в зал ожидания. Там было пусто и тихо. Ана и сама не до конца понимала, что она делает и почему не поехала домой. В зале ожидания даже не стоял привычный полицейский рядом с коммутатором. Наверное, он тоже уходил ближе к часу тишины. Ана села на примыкавшую к стене скамью.</text:p>
      <text:p text:style-name="P3">Дышать в зале ожидания станции было почему-то легче, чем в поезде - Ане даже захотелось снять респираторную маску. Она глубоко вдыхала воздух через пахнущие кислотой респираторные фильтры. Никто не мешал ей, никто не пытался с ней заговорить. Ана почувствовала приятную слабость. Ей даже показалось, что она перестает ощущать свое тело и словно плывет по воздуху. Все вокруг подчинялось ритму ее дыхания. </text:p>
      <text:p text:style-name="P3">И вдруг над головой раздался ужасный шум.</text:p>
      <text:p text:style-name="P3">Ана вздрогнула и вскочила. Динамики в зале страшно хрипели. Машинальный нечеловеческий голос объявлял о прибытии поезда. </text:p>
      <text:p text:style-name="P3">Ана поспешно вышла на улицу - прочь от этого звенящего голоса и хрипа помех. Ей тут нечего было делать. И зачем потребовалось ехать сюда. Нужно возвращаться домой. Совсем близко показались огни поезда, который шел со стороны Гарни. Ана пересекла улицу, зашла в новый зал ожидания - здесь также не было полицейских и, к счастью, не шумели громкоговорители - и, дождавшись пока поезд не уйдет - ей казалось, что она слышит поскрипывание его дверей через всю улицу - стала подниматься на перрон.</text:p>
      <text:p text:style-name="P3">На перроне стоял человек, которого Ана уже видела раньше. Он как будто тоже узнал Ану и посмотрел на нее с интересом, но ничего сказал. Ана невольно кивнула головой, как бы здороваясь с ним, но прошла мимо, к краю перрона. Она просто ждет поезда. На путях было ничего не видно. Ана словно ощущала, как незнакомый мужчина - где-то там, за ее спиной, в вечернем сумраке перрона - уставился на нее напряженным взглядом. Она оглянулась.</text:p>
      <text:p text:style-name="P3">Мужчина подошел ближе.</text:p>
      <text:p text:style-name="P3">- Спокойный вечерок, правда? - сказал он, когда Ана посмотрела на него.</text:p>
      <text:p text:style-name="P3">Голос его был тихим и слабым, но Ана все равно поморщилась от боли.</text:p>
      <text:p text:style-name="P3"><text:soft-page-break/>- Заблудились? - спросил мужчина.</text:p>
      <text:p text:style-name="P3">Ана помотала головой.</text:p>
      <text:p text:style-name="P3">Она отвернулась и вновь посмотрела на эстакаду вдалеке. Мужчина за ее спиной усмехнулся.</text:p>
      <text:p text:style-name="P3">Ана неожиданно разволновалась. Этот вечер, пугающе спокойный, станция, на которой не было людей, напоминали ей о том, как она приехала сюда в первый раз - еще до того, как познакомилась со своим новым врачом, до того, как тот выписал ей последнее направление на препарат, вызывавший головные боли и тошноту. Это было так давно - казалось, что много лет назад. Мужчина, стоявший у нее за спиной, никак не мог ее запомнить.</text:p>
      <text:p text:style-name="P3">Ана снова обернулась, но на перрона уже никого не было. Ана стала удивленно оглядывать платформу и потом заметила, что мужчина стоит неподалеку от спуска в зал, словно прячась от нее в тени колонны.</text:p>
      <text:p text:style-name="P3">Ана подошла к нему.</text:p>
      <text:p text:style-name="P3">- Ну что, надумали? - спросил мужчина.</text:p>
      <text:p text:style-name="P3">Ана кивнула головой.</text:p>
      <text:p text:style-name="P3">Послышался сводящий с ума скрип из динамиков - эстакаду осветил яркий белый свет, стремительно разгоравшийся, летевший к ним навстречу. Ане захотелось зажать уши руками, но она старалась терпеть эту боль. Она вдруг подумала, что скоро все мучения закончатся. Совсем скоро. Мужчина, самодовольно улыбаясь, запустил руку во внутренний карман своей куртки.</text:p>
      <text:p text:style-name="P3">Дома Ана сделала себе первый укол. Она даже не помнила, что произошло после этого. На следующее утро она проснулась, сидя за столом. Голова ее была ясной, воздух в комнате казался прохладным и чистым. Уличный шум больше не беспокоил ее. Она чувствовала себя излечившейся. Ей больше не нужен был врач, незачем было к нему ходить.</text:p>
      <text:p text:style-name="P3">И Ана пошла в храм.</text:p>
      <text:p text:style-name="P3">Ее не беспокоило то, что на улицах было людно, играла какая-то безотносительная музыка, напоминавшая все когда-либо слышанные мелодии разом, раздавались непонятные объявления, хлопали двери подъездов, даже пронисились над головой корабли.</text:p>
      <text:p text:style-name="P3">В храме не оказалось никого, кроме Аны. Она стояла несколько минут в каком-то сосредоточенном молитвенном одиночестве, но потом сумрачная тишина и синекожее изваяние беспристрастного бога стали угнетать ее. Ане захотелось пойти куда-нибудь, где много людей, яркий свет, где она сможет снять респираторную маску и будет такой же, как все.</text:p>
      <text:p text:style-name="P3">Ана весь день провела в ближайшем торговом центре, обедала в кафе, бродила по торговым рядам, ничего не покупая, пока вдруг не почувствовала, что ее снова начинают пугать звуки - поначалу только <text:soft-page-break/>совсем громкие, вроде неожиданно прозвучавшего со стен объявления или хрупкого звона, раздавшегося из открытой лавки, а потом и обычные голоса, даже шум открывающихся дверей.</text:p>
      <text:p text:style-name="P3">Был уже вечер. Ана снова поехала на Гхосу. Скоростной поезд, как ей казалось, невыносимо медленно скользил по путям, точно начинавшиеся сумерки мешали его движению. В вагонах стоял отвратительный ор, хотя на последних станциях вместе с Аной ехало всего несколько человек.</text:p>
      <text:p text:style-name="P3">Ана боялась, что мужчины, который любил прятаться в тени, уже не будет, однако он по-прежнему стоял на перроне. Мужчина как будто специально поджидал Ану, зная, что она обязательно придет.</text:p>
      <text:p text:style-name="P3">- Спокойный вечерок, правда? - сказал он, улыбаясь.</text:p>
      <text:p text:style-name="P3">Возвращаться домой было еще тяжелее, чем ехать на Гхосу - эти несколько остановок длились целую вечность.</text:p>
      <text:p text:style-name="P3">Уже в своей квартире Ана, не раздеваясь, села у окна, вставила ампулу в многоразовый шприц и закатала левый рукав. Ампула выглядела точно так же, как и те, другие, с препаратом, после которого начинало тошнить и хотелось спать. Прозрачная жидкость. Ана попала в вену со второго раза, а потом закрыла глаза, откинулась на спинку стула.</text:p>
      <text:p text:style-name="P3">Ей казалось, что тело ее стало легким, почти невесомым. Темная комната, едва освещенная уличным светом из окна, начинает странно расширяться, стены сливаются с потолком, пол проваливается вниз, и вся комната словно превращается в длинный бесформенный тоннель. Но это ощущение было приятным - Ана почувствовала тишину, спокойствие, безмятежность. Она даже включила радио - чтобы послушать выпуск вечерних новостей, - как раньше, когда она еще работала в институте, когда она еще не делала себе уколы по вечерам.</text:p>
      <text:p text:style-name="P3">На следующий день, рано утром, Ана поехала на окраину города, к докам, чтобы посмотреть как взлетают космические корабли.</text:p>
      <text:p text:style-name="P3"/>
      <text:p text:style-name="P3"/>
      <text:p text:style-name="P3"/>
      <text:p text:style-name="P3">Поначалу Ана ничего не чувствовала. Лишь тихо ныла рука в месте укола. Потом начиналось легкое головокружение, как после шара, и комната вокруг начинала терять резкость, острые углы у стен смягчались, все становилось расплывчатым и каким-то бесплотным, ничто не имело значения, дышать было легко. Комната превращалась в длинный коридор с нечеткими стенами, Ана чувствовала, как тело ее становится невесомым, как она начинает бессильно проваливаться с бессветную пустоту. Больше не нужно думать о том, как дышать, не нужно ничего делать, остается лишь подчиниться этому приятному чувству невесомости, отдаться ему целиком. Но потом привычные мысли и волнения постепенно <text:soft-page-break/>возвращались и, хотя уже не были такими яркими как до укола, все же мешали до конца насладиться ощущением этого свободного падения в бесконечную пустоту.</text:p>
      <text:p text:style-name="P3">Ана волновалась, что он поймет, догадается, что с ней что-то не так. Они договорились о встрече на станции, Ана просто не могла придумать ничего другого. Это и было самым разумным местом, на пересечении прямым, двух скоростных магистралей, на пограничной территории, где их никто не заметит, где все время толпы народа и нельзя ни услышать голосов, ни разобрать лиц. И все же он может почувствовать, может понять. Но ведь она не рассказывала ни о чем, ведь они не виделись так долго - у нее новый препарат, с новыми побочными действиями, но это нестрашно, она чувствует себя значительно лучше, почти здоровой, полной сил.</text:p>
      <text:p text:style-name="P3">Разговоры людей в переполненном вагоне, в котором Ана ехала на встречу, даже музыка, звучавшая из динамиков, казались призрачными и приглушенными - Ана пыталась прислушаться к невыразительной беседе за своей спиной, но не могла разобрать ни слова. Как будто после укола она потеряла способность понимать человеческую речь.</text:p>
      <text:p text:style-name="P3">Он уже ее ждал. Он стоял рядом с коммутатором - все скамейки в зале ожидания были заняты, - и Ана не сразу заметила его. В зале было шумно, людно, как и ожидала Ана. Они выбрали для встречи самый подходящий час.</text:p>
      <text:p text:style-name="P3">Он словно не сразу узнал ее в респираторной маске и как-то смутился. Он хотел что-то предложить, указывая кивком головы на постоянно открывавшиеся двери зала ожидания - быть может, пойти куда-нибудь, где Ана сможет дышать сама, где ему не будет так неловко, - но ничего не сказал.</text:p>
      <text:p text:style-name="P3">- Ты... как? - спросил он. Его полное лицо раскраснелось.</text:p>
      <text:p text:style-name="P3">- Хорошо, - сказала Ана.</text:p>
      <text:p text:style-name="P3">- У нас совсем немного времени, - сказал он.</text:p>
      <text:p text:style-name="P3">Он вел себя так, словно боялся слежки. Не нужно привлекать к себе внимания, полицейский сейчас занят допросом какого-то горемыки, проверяет его документы, фигуру в красном балахоне заслоняют проходящие мимо люди, но полицейский как нарочно стоит под потолочной лампой, в прожекторном луче, электрические лампы горят даже днем, света из окон недостаточно, полицейский в любой момет может к ним подойти. Но нет - их скрывает толпы, их окружают другие люди, даже Ана ничем не выделяет от остальных. Поэтому-то они и решили встретиться в час пик, там, где они сами не могут узнать друг друга.</text:p>
      <text:p text:style-name="P3">- Это было совсем непросто, - сказал Сад и полез во внутренний карман куртки. - Ты... уверена? - спросил он, глядя Ане в глаза.</text:p>
      <text:p text:style-name="P3"><text:soft-page-break/>Она не сомневалась, что он спросит об этом, он не мог не спросить. И она была ни в чем не уверена - как можно верить во что-то, как весь город кажется похожим на пустынный мираж, а голоса людей - на призрачное эхо? Только голос Сада был другим.</text:p>
      <text:p text:style-name="P3">- Я думаю, тебе не нужно объяснять... - сказал Сад. - Мне жаль, что все так... Но в конце концов это ведь то, что ты так хотела?</text:p>
      <text:p text:style-name="P3">Он вновь пристально посмотрел на Ану, как бы ожидая, что она подтвердит его слова, что ему станет от этого легче. Но Ана молчала. Она вдруг подумала, что уверена только в одном - ее новый препарат скоро перестанет действовать, и ее опять будет страдать от приступов удушья, пока просто не перестанет дышать во сне.</text:p>
      <text:p text:style-name="P3">Сад протянул Ане сложенный вчетверо лист бумаги, искоса поглядывая в сторону полицейского.</text:p>
      <text:p text:style-name="P3">- Это... - проговорил он и неожиданно добавил: - Извини.</text:p>
      <text:p text:style-name="P3">- Спасибо тебе, - сказала Ана.</text:p>
      <text:p text:style-name="P3">- Мне пора идти, - сказал Сад.</text:p>
      <text:p text:style-name="P3">Они разошлись. Сад стал подниматься по лестнице на перрон, крепко держась за перила, чтобы его не столкнули вниз люди, спускавшиеся в зал ожидания. Полицейский по-прежнему допрашивал кого-то, не глядя на них. Ана вышла на улицу. Было душно и безветрено. Казалось, что уже целую сотню лет не шел дождь.</text:p>
      <text:p text:style-name="P3">Ана чувствовала жар, исходящий от тротуара даже через обувь. Кто-то толкнул ее, спеша ко входу на противоположный перрон, и извинился, даже не оборачиваясь. Ана держала руку в кармане - там, где был свернутый вчетверо листок от Сада. У нее оставался всего один день. А потом весь этот город, бесцветное небо, пустыня исчезнут навсегда.</text:p>
      <text:p text:style-name="P3">Ане не хотелось возвращаться домой - там ей нечего было делать. Ана думала, чем бы заняться в этот последний день. У нее еще оставалась гана, дышать было легко, она чувствовала себя здоровой и сильной - просто еще не успевшей прийти в себя после тяжелого затягивающего сна. Который длился всю ее жизнь. Скоро толкучка на станциях спадет, все разъедутся по своим делам, и она сможет гулять по городу хоть до самого часа тишины, последнего часа тишины.</text:p>
      <text:p text:style-name="P3">Ана просидела почти час в ближайшей забегаловке, где было людно и шумно, где она даже не решалась снять респираторную маску, и ничего не заказывала, так как к ней никто не подходил, а потом пошла обратно к станции, на которой встречалась с Садом. Она решила поехать на окраину города, чтобы посмотреть на море Анила - в последний, как и многое другое, происходящее за этот день, раз.</text:p>
      <text:p text:style-name="P3">Было все также жарко. Ана чувствовала, как по лбу ее стекают капли пота. Когда Ана заходила в зал ожидания, то подумала, что придирчивый <text:soft-page-break/>полицейский все еще продолжает мучительно допрашивать какого-то мужчину, в бесчисленный проверяя его документы, но в зале никого не было, совсем никого, и это удивило Ану даже больше, чем если бы полицейский и правда по-прежнему вел бы пристрастный допрос. Это казалось невозможным. Обычно к полудню станции пустели, но Ана никогда не видела их совсем пустыми в такой час. На перроне тоже никого не было. И тут Ана подумала - все правильно, именно такой она и хочет запомнить последнюю поездку на край кгорода, к анильскому морю, к песчаным берегам.</text:p>
      <text:p text:style-name="P3">Ана ехала в безлюдном вагоне, никто не заходил на станциях, город оцепенел, превратился в пыльную каменную пыстуню, пока она сидела в забегаловке, не снимая респираторную маску. Ехать нужно было долго, до самой окраины - почти так же долго, как и к докам в космическом порту, - только теперь поезд вез ее в противоположную сторону.</text:p>
      <text:p text:style-name="P3">Как-то неожиданно начался вечер, хотя Ане казалось, что прошло совсем немного времени - небо, начиная каменной гряды бесформенных строений у горизонта, постепенно меняло оттенок, переходя их бледно-серого в почти черной, как будто глубокая космическая пустота медленно приоткрывалась над всей планетой, и где-то высоко горела яркая одинокая звезда, наверняка ненастоящая.</text:p>
      <text:p text:style-name="P3">Ее чувство времени исказилось. Ана понимала, что скоро ей придется сделать еще один укол, ей это будет необходимо, но она пока не хотела возвращаться домой. Окраина встретила ее порывистым ветром и запахом гниющих отбросов, который доносился со свалки, выросшей на месте ее интерната. Море Анила было прекрасно в эту позднюю вечернюю мглу. Сонный свет фонарей лишь вселял в Ану ощущение какой-то тоскливой безмятежности, как будто вся улица, оставшаяся без людей, медленно плыла навстречу волн из бесцветного песка. Атмосферные станции, на вершинах которых вспыхивали разноцветные огни, плавно удалялись от города, по береговой линии, в неубывающую темноту, словно там, в пустыне, давно уже наступила ночь. А пустыня была все также неизменна. Ана думала, что видела те же самые дюны много лет назад, в детстве, когда верила, что улетит когда-нибудь на космическом корабле, отправится в звездную пустоту за миллиарды миль от их бездыханной планеты, и никогда не вернется назад.</text:p>
      <text:p text:style-name="P3">Ана улыбнулась. Она вовсе не ошибалась в детстве. Все вокруг ошибались, но только не она. Болтун вовсе не умер - он ушел в пустыню, потому что ему надоело жить вместе с людьми. А она улетит с этой планеты, в звездную пустыню, о которой всегда мечтал Нив. Она исполнит его мечту.</text:p>
      <text:p text:style-name="P3">Ана снова нащупала в кармане свернутый вчетверо листок. Ее <text:soft-page-break/>начинало слегко подташнивать, голова была тяжелой - начиналось отступление ганы, близилось время, когда ей придется сделать еще один укол. Но Ане не хотелось уходить, хотя до дома было еще далеко, а на всех улицах уже включился синий газовый свет. Она чувствовала себя так, словно забыла сделать то, ради чего приехала сюда в свой последний день. Забыла выполнить последнее распоряжение, последнюю волю.</text:p>
      <text:p text:style-name="P3">- Будь ты проклята! - сказала Ана, глядя на песчаные холмы, которые начинались за эстакадой. <text:s/>А потом пошла к станции надземки.</text:p>
      <text:p text:style-name="P3">Дома было пусто, душно и плохо работало радио. У Аны оставалось только две ампулы - совсем немного, но этого должно было хватить. Меньше, чем через сутки ее уже здесь не будет. Меньше, чем через сутки ей уже никогда не потребуется делать уколы. Там, за пределами этого гравитационного колодца, этой вечной пустыни, ей не нужно будут никакие препараты, чтобы просто дышать.</text:p>
      <text:p text:style-name="P3">Ана вставила одну из ампул в шприц. Затем попыталась настроить приемник - новости, помехи, чьи-то неразборчивые голоса. Она не собиралась слушать всю эту бессмысленную болтовню о мире, который был для нее не более важен, чем полузабытые видения из сна. Она хотела найти музыку, но музыки нигде не было. К тому же Ану начинал раздражать громкий шум. Она выключила приемник и стала перетягивать руку жгутом, затем протерла кожу смоченной шаром ваткой, затем легко и умела ввела в вену иглу - было совсем не больно - и стала медленно опускать поршень шприца, как врач, который делал ей уколы в детстве. Первые несколько секунд она не ощущала ничего, кроме легкого волнения, а потом темнота поглотила ее.</text:p>
      <text:p text:style-name="P3">Ана проснулась за столом - она так и не смогла перебраться в постель. Все тело ее болело. Радио по-прежнему не работало - она так и не включила его после укола. Ана испуганно дернулась - неужели она опоздала, - но не нет, было еще совсем рано, за окном даже не начало светать. Но все равно уже нужно было отправляться. Нужно было приехать заранее - хотя бы за несколько часов.</text:p>
      <text:p text:style-name="P3">Ана одела респираторную маску, взяла с собой шприц и последнюю ампулу, завернув их в платок, и вышла на лестничную клетку. Потом долго возилась с замком - сначала ключ не поворачивался, а после этого она долго не могла его достать. Заперев наконец дверь, Ана подумала, зачем она вообще решила закрывать свою квартиру - ведь она больше никогда не вернется сюда.</text:p>
      <text:p text:style-name="P3">Нужно успокоиться. Спускаясь вниз по лестнице, Ана думала, что это странно - она в последний раз в своем доме, в последний раз поедет от станции Нивартан, в последний раз чуть не заснет, устроившись у окна в пустом вагоне, глядя на проносящиеся мимо дома.</text:p>
      <text:p text:style-name="P3"><text:soft-page-break/>На территорию порта еще никого не пускали, и Ане пришлось ждать у высоковольтной ограды, глядя на доки вдалеке. Как и до этого, много дней подряд. Она простояла так несколько часов, уже давно рассвело, огромный корабль вдалеке неподвижно высился над взлетной полосой - можно было с трудом разглядеть каких-то людей в серых одеждах, которые быстро ходили вокруг него. Потом что-то ярко вспыхнуло, на стенах кубических построек порта замелькали красные отблески, а из взлетной шахты повалил густой черный дым. Ана испугалась, подумала, что корабль улетит без нее - но нет, это был всего лишь прогрев двигателей перед стартом.</text:p>
      <text:p text:style-name="P3">Она была единственной, кто ждал, когда наконец начнут пускать в порт. Снова вокруг никого не было. Но Ана уже не придавала этому никакого значения.</text:p>
      <text:p text:style-name="P3">Ворота наконец открылись - автоматически, со скрипом поднимаясь вверх. Погасли огоньки на ограде, предупреждавшие о том, что через решетку пропущен высоковольтный ток. Ана зашла, и хмурый полицейский стал внимательно проверять ее документы. Ана показала сначала удостоверение, а затем бумагу, которую передал ей Сад. Полицейский просмотрел все это несколько раз, но все равно был недоволен. По всей округе прокатились громкие сотрясающие земли раскаты, из взлетной шахты снова выплеснулся кипящий огонь.</text:p>
      <text:p text:style-name="P3">Ана шла до приземистых построек доков пешком. Дорога была каменна и узкая, покрытая пылью так, как будто по ней давно никто не ходил. Вокруг нее простиралась мертвая выжженная земля. Ана шла быстро как только могла, она бы побежала, но ей почему-то казалось, что на территории порта бежать нельзя. Она думала, что корабль может взлететь в любую секунду.</text:p>
      <text:p text:style-name="P3">У невысокого прямоугольного строения с кривым антеннами на крыше ее снова встретил полицейский и стал проверять документы. Полицейский почти не смотрел на Ану. Его даже не смущала ее респираторная маска.</text:p>
      <text:p text:style-name="P3">Ану пропустили внутрь и сказали ждать. Она села на скамью, напротив стены с нарисованным звездным небом. В комнате было прохладно из-за усиленно работающих очистителей. Ана сняла респираторную маску.</text:p>
      <text:p text:style-name="P3">Потом к ней подошли - еще один неразговорчивый мужчина, но на сей раз уже в серой форме. Он не представился и лишь приветственно кивнул головой. Ана встала. Мужчина попросил у нее "направление", затем удостоверение. Он долго смотрел переданные ему бумаги, даже не глядя на Ану, как и другие до него. Ана почему-то подумала, что сейчас он попросит ее надеть респираторную маску, но мужчина ничего не сказал. <text:soft-page-break/>Он провел ее в соседнее здание и попросил подождать. Ана села напротив еще одной стены, на которой было нарисовано звездное небо.</text:p>
      <text:p text:style-name="P3">Где-то на улице послышался громовой раскат. Ана вскочила, подбежала к окну, но все вокруг было затянуто дымом.</text:p>
      <text:p text:style-name="P3">Вскоре к Ане подошел еще один человек. Ана подумала, что он снова попросит у нее документы и проведет в еще один из бессмысленных корпусов с размалеванной в ночные цвета стеной, но мужчина просто сказал:</text:p>
      <text:p text:style-name="P3">- Пора.</text:p>
      <text:p text:style-name="P3">- Извините, а вы не могли бы... - сказала Ана. - Тут нет места, где я могла бы..?</text:p>
      <text:p text:style-name="P3">Человек хмуро посмотрел на нее и кивнул головой.</text:p>
      <text:p text:style-name="P3">- Пойдемте.</text:p>
      <text:p text:style-name="P3">Ана пошла за ним.</text:p>
      <text:p text:style-name="P3">Он отвел ее вглубь здания, затем они спустились на подземный этаж, прошли через сумрачные коридор и наконец остановились у какой-то двери.</text:p>
      <text:p text:style-name="P3">- Здесь, - сказал мужчина.</text:p>
      <text:p text:style-name="P3">Ана открыла дверь. В комнате с белыми кафельными стенами горел яркий свет, пахло мочой и краской. Ана чуть не упала - весь был влажным и скользским. Она подошла к раковине и включила воду, отвернув вентель до самого упора. Мощная струя воды с клокочущим шумом разбивалась о дно раковины, и ее обдавало брызгами. Ана закатала рукав куртки и, сама не понимая зачем, подставила руку под струю воды. Затем достала из внутреннего кармана шприц и ампулу.</text:p>
      <text:p text:style-name="P3">Руки ее дрожали, она не взяла с собой резиновый жгут да и боялась, что кто-нибудь неожиданно зайдет и поэтому никак не могла попасть в вену. Ана глубоко вздохнула - резкий запах мочи сильно бил в нос - и попыталась успокоиться. Она несколько раз энергично сжала и разжала кисть и наконец сделала укол. Ана сразу же почувствовала, как закружилась голова, а скользский пол словно поплыл под ногами. Надо было сосредоточиться. Они не должны заметить. Ана завернула шприц и использованную ампулу в платок и сунула сверток в мусорное ведро рядом с раковиной. Потом промыла лицо холодной водой, опустила рукав. Кожа на руке, в месте от укола, горела как после ожога. Ана несколько секунд секунд смотрела на свое отражение в зеркале над раковиной, но ей казалось, что лицо ее застилает густой туман.</text:p>
      <text:p text:style-name="P3">В дверь нетерпеливо постучали.</text:p>
      <text:p text:style-name="P3">Ана осторожно, стараясь не поскользнуться, вышла из комнаты. Мужчина поджидал, прислонившись спиной к стене.</text:p>
      <text:p text:style-name="P3">- Готовы? - спросил он, увидев Ану.</text:p>
      <text:p text:style-name="P3"><text:soft-page-break/>- Да, - сказала Ана.</text:p>
      <text:p text:style-name="P3">- Пойдемте, - сказал он.</text:p>
      <text:p text:style-name="P3">Они поднялись наверх и вышли из здания. На улице сильно пахло какой-то едкой химической гарью, Ана вдруг поняла, что забыла одеть респираторную маску, вздрогнула от испуга, вдыхая разъедающий легкие дым, но потом подумала, что все это уже неважно.</text:p>
      <text:p text:style-name="P3">Мужчина провел Ану до очередного небольшого строения с кривыми антеннами на крыше. Внутри разрисованного неба уже не оказалось, вместо этого на длинном металлическом столе, как в кабинете паталагоанатома, лежал аккуратно разложенный противоперегрузочный костюм.</text:p>
      <text:p text:style-name="P3">- Вы должны все оставить здесь, - сказал мужчина. - И переодеться.</text:p>
      <text:p text:style-name="P3"/>
      <text:p text:style-name="P3">Он вышел, и Ана стала раздеваться, аккуратно складывая свою одежду на стул. В комнате было неожиданно холодно, Ана даже чувствовала легкий ветерок, который поднимали очистители воздуха. Ледяной каменный пол обжигал ее босые ноги. Респираторная маска валялась на полу - Ану случайно уронила ее и не хотела уже поднимать. Ей по-прежнему казалось, что комната невообразимо изменяется в размерах, исчезает, открывая бесцветную головокружительную пустоту, низкий потолок, растворяются в странной зыбки как в воздушных волнах стены.</text:p>
      <text:p text:style-name="P3">Ана стала натягивать противоперегрузочный костюм.</text:p>
      <text:p text:style-name="P3">Костюм, черного матового цвета, неприятно лип к телу. Высокий ворот сильно сдавливал горло. Ана как будто даже перестала чувствовать свои руки и ноги, ей было сложно даже пошевелиться. Она вдруг поняла, что ей снова трудно дышать, хотя всего несколько минут назад она сделала себе укол, вколола последнюю ампулу. Только не сейчас. Ведь осталось совсем немного.</text:p>
      <text:p text:style-name="P3">Она с трудом, безуспешно пытаясь восстановить координацию - выставляя перед собой руки, точно балансировала на краю обрыва, который мерещился ей в наркотическом бреду - вышла из комнаты. Мужчина все также ждал ее снаружи.</text:p>
      <text:p text:style-name="P3">- Вы как? - спросил он.</text:p>
      <text:p text:style-name="P3">- Не... непривычно, - пробормотала Ана.</text:p>
      <text:p text:style-name="P3">Мужчина кивнул головой с таким видом, словно именно это и ожидал услышать.</text:p>
      <text:p text:style-name="P3">Они пошли к кораблю. Перед глазами Аны все расплывалось, ей было сложно даже просто идти прямо. Несколько раз она оступалась и чуть не падала, однако ее проводник не обращал на это внимания.</text:p>
      <text:p text:style-name="P3">Они подошли к кораблю, рядом с которым высилось похожее на уродливый металлический скелет сооружение. Они зашли в подъемник, <text:soft-page-break/>похожий на шаткую клетку, и тот с раздражающим электрическим гулом потащил их наверх. Ноги у Аны дрожали и подгибались. Она прислонилась к решетчатой стене, чтобы не упасть. Подъемник, вздрогнув, остановился. Кто-то помог ей выйти, поддержал ее - Ана уже не разбирала лиц. Вскоре она оказалась в непроницаемой душной темноте. Ее усадили в глубокое жесткое кресло, а затем Ана осталась одна. Только слышался гул каких-то работающих устройств, который лишь усиливал ощущение тишины.</text:p>
      <text:p text:style-name="P3">Ана дышала часто и глубоко, у нее начинался приступ, но это же не беспокоило ее - она сделала все, что требовалось, она добилась своего. Ана поддалась сковывающей ее слабости и тут же перестала чувствовать духоту кабины, сжимавший горло плотный воротник костюма, усталость и головную боль.</text:p>
      <text:p text:style-name="P3">Ей казалось, что она ненадолго заснула - а может, и просто на секунду закрыла глаза, - когда ее потревожил страшный раскатистый рев, от которого содрогался весь корпус корабля. Было по-прежнему темно - лишь тускло мерцали синими и красными огоньками приборы. Ана зажала уши руками. Рев продолжал усиливаться, Ана открыла рот, но кто-то словно лишил ее голоса, и она не смогла даже закричать.</text:p>
      <text:p text:style-name="P3">Затем чудовищная сила вдавила ее в кресло, мышцы костюма вспухли и сжали упругим обручем все тело, рев сменился заглушающим мысли гулом. Ана чувствовало, как сила ускорения сдавливает ее грудную клетку и не могла даже вздохнуть.</text:p>
      <text:p text:style-name="P3">Нив! Его имя словно вспыхнуло перед ней. Тело ломило от боли. В отсеке неожиданно включился яркий свет, вспыхнули в темноте ровные металлические стены, громоздские панели по бокам. Ана зажмурила глаза. Она корчилась в огромном неповоротливом кресле, ва самом центре отсека, точно прикованная к страшному пыточному аппарату. Все тело ее сводило судорогой. Натяжные камеры противоперегрузочного костюма, конвульсивно вспухшие, похожие на оголенные человеческие мышцы, нещадно сжимали ее спину и грудь. Ана не могла дышать, не могла даже пошевелить рукой, не могла вскрикнуть от боли, но продолжала думать о нем. Нив!</text:p>
      <text:p text:style-name="P3">Боль продолжала усиливаться. Ане казалось, что тело ее изменяется в размерах, вытягиваются искривленные силой притяжения ноги, уродливо распухают ступни, а герметичный цельнометаллический отсек, ее пыточная камера, напротив, начинает стремительно сжиматься, как бы под давлением воздуха, который рассекал корабль, пытаясь вырваться из планетарного притяжения. Это уже не было простой физической болью. Ана чувствовала себя так же, как и в тот день, когда поняла, что Нив уже никогда не вернется к ней. Он тоже ушел в пустыню, к сердцу спящих <text:soft-page-break/>змель, туда, откуда уже не возвращаются назад. Только его пустыня была черной как ночь.</text:p>
      <text:p text:style-name="P3">Невыносимое давление выкручивало ей руки, все вокруг искажалось, как в бреду, металлические стены отсека сместились под странным наклоном, далекое казалось близким, синие и красные огни мелькали уже повсюду. Потом у Аны стало темнеть в глазах. Темнота неотвратимо надвигалась на нее, смыкалась над ней плотным кольцом, лишая ее зрения. Но сильнее всего этого была боль в груди.</text:p>
      <text:p text:style-name="P3">Ана почувствовала, что плачет. Пыточное кресло, к которому она была прикована гравитацией и привязана ремнями, медленно поплыло навстречу темноте. Нив! Давление в четыре раза превышающее вес моего тела сжимает мою грудь, кровь оттекает к ногам, отказывает зрения, внутренние органы начинают умирать от недостатка кислорода. Но все это неважно, Нив. Я люблю тебя. Эта темнота и эта боль не имеют значения. Эта планета не хочет меня отпускать. Рука Аны соскользнула с подлокотника, и стала выкручиваться на излом - Ана почти услышала, как начинают хрустеть кости. Но я знаю, что это все неважно. Все это нереально. Реально лишь мое чувство к тебе, Нив.</text:p>
      <text:p text:style-name="P3">Гул внезапно прекратился, оборвался абсолютной непроницаемой тишиной, и в этот боль разом отступила, Ану как будто вытолкнуло из кресло, и лишь ремни безопасности удержали ее. Ее тело стало вдруг невесомым, легкие как будто сами расширялись, когда Ана пыталась вздохнуть. В иллюминаторе показались пронзительно яркие звезды и залистый солнцем диск Дёзы. Они были на орбите.</text:p>
      <text:p text:style-name="P3">Корабль плавно плыл в пустоту. Ана улыбнулась, удовлетворенно закрыла глаза. Она смогла, она выдержала это. Что бы ни говорил Сад и ее врачи. Это не приговор. Нив.</text:p>
      <text:p text:style-name="P3">Внезапно раздался протяжный раздражающий свист. Ана открыла глаза. В отсеке мигал красный аварийный свет, индикаторы на всех приборах словно взбесились. Что-то было не в порядке. Корабль, медленно скользивший по орбите, вдруг резко наклонился в сторону Дёзы. Вновь послышался нарастающий гул.</text:p>
      <text:p text:style-name="P3">Тело Аны снова стало бить в конвульсиях от боли, глаза горели, точно в них попал раскаленный песок, все вокруг казалось красным, цвета крови. Корабль входил в атмосферу.</text:p>
      <text:p text:style-name="P3">Ана попыталась закричать, но что-то мешало ей, крик комком застрял у нее в горле. Грудь разрывалась от боли. Корабль рассекал корону газов, которая окутывала Дёзу, проходил в облаке магмы через пояс ветров. </text:p>
      <text:p text:style-name="P3">Нет, это невозможно, этого не должно было произойти. Ана чувствовала, как тело ее словно распадается на части, а все вокруг заливает кровь. Она потеряла сознание.</text:p>
      <text:p text:style-name="P3"><text:soft-page-break/>Когда Ана пришла в себя, то почувствовала только острую пылающую боль в горле - через всю ее гортань проходила какая-то толстая теплая трубка, торчавшая изо рта. Она попробовала открыть глаза - даже через веки она видела, что вокруг нее светло, - но не смогла. Потом до Аны стали доноситься слабые приглушенные голоса.</text:p>
      <text:p text:style-name="P3">Говорили мужчина и женщина. Голос женщины почти сбивался на шепот - она как будто боялась разбудить Ану.</text:p>
      <text:p text:style-name="P3">- И как еще долго... - сказала мужчина.</text:p>
      <text:p text:style-name="P3">Женщина что-то неразборчиво прошептала в ответ, а затем сказала чуть громче:</text:p>
      <text:p text:style-name="P3">- Ждать...</text:p>
      <text:p text:style-name="P3">Голоса постепенно отдалялись, но послышался странный звук, похожий на скрип расстроенного приемника, который то затихал, то усиливался. К Ане постепенно возвращалось ощущение своего тела - она смогла даже пошевелить рукой. Ана попробовала приподняться, но не смогла - ее все еще сковывала тяжелая болезненная слабость. Трубка в горле мешала ей дышать, и у нее по-пренжнему не получалось даже открыть глаза. Но звук продолжал усиливаться. Ана конец смогла поднять руку и стала вытаскивать трубку изо рта, с трудом сдерживая рвотные спазмы. Когда она наконец достала трубку, слегка поцарапав себе нёбо, то залилась в тяжелом влажном кашле, сплевывая на подушку горькую слюну. Но дышать стало значительно легче. Потом Ана содрала клейкую ленту с век и открыла глаза.</text:p>
      <text:p text:style-name="P3">Она была в стерильно-белой ярко освещенной комнате, хотя не первый взгляд и было непонятно, откуда падал свет. Кроме нее в больничной палате никто не лежал, хотя рядом с Аной стояли пустые затянутые плотным полиэтиленом кровати. </text:p>
      <text:p text:style-name="P3">Ана приподнялась, упираясь в кровать рукой, и села. Боль в горле постепенно стихала. Ана чувствовала себя живой, дышать было совсем не тяжело, тело вновь начинало ее слушаться. На маленьком столике у двери стоял старый пыльный радио-приемник - стрекла на его вытянутом табло, показывающая положение регулятора частоты, застыла между двух многозначных чисел, и радио на полной громкости транслировало причудливый шум помех. Ана подумала, что именно этот звук пробудил ее от паралича.</text:p>
      <text:p text:style-name="P3">Она встала на ноги. Голова у нее закружилась, в глазах потемнело, и она вновь упала на постель. Но потом встала опять. Она была в какой-то длинной белой одежде, похожей на простыню, натянутую поверх голого тела. Ноги были босыми, и их обжигал холод пыльного пола.</text:p>
      <text:p text:style-name="P3">Ана подошла к приемнику на столике и несколько секунд смотрела на него, словно решая, что делать. Потом покрутила ручку регулятора, <text:soft-page-break/>протяжное завывание поначалу усилилось, но потом сменилось похожим на дыхание шипением, которое постепенно смолкло, слившись с тишиной. Ана выключила радио. Затем открыла дверь.</text:p>
      <text:p text:style-name="P3">Длинный коридор с рядами одинаковых дверей по бокам завершался вдалеке широким окном. Ана почувствовала, что она уже была здесь, что она узнает эти пыльные стены, эти круглые лампы на потолке. В далеком оконном проеме виднелось белесое марево песков и бледное выжженное небо.</text:p>
      <text:p text:style-name="P3">Ана не знала, куда идет, но ноги как будто сами вели ее. Она уже не обращала внимания на холод пола. Надо было спуститься вниз. Ана прошла по коридору и остановилась у одной из дверей, выглядевшей точно так же, как и остальные. Она вспомнила, именно здесь был выход на лестничную клетку, здесь они когда-то играли с Болтуном, вернее, играла она, словно получая странное необъяснимое удовольствие, расхаживая в неположенное время, в час, когда отключали радио, по запретным этажам, а Болтун лишь молчаливо следовал за ней.</text:p>
      <text:p text:style-name="P3">Наверху снова послышались голоса - мужской и женский, - и Ана стала поспешно спускаться вниз, ее не должен был никто видеть, ведь ей не полагалось никуда ходить, она должна была лежать в постели, затянутой полиэтиленом, с резиновой трубкой в горле.</text:p>
      <text:p text:style-name="P3">Ана спустилась вниз. Цокольный этаж здания был почему-то похож на подъезд обычного жилого дома, где пахло краской и мочой, но когда Ана отворила входную дверь, то ей даже пришлось прикрыть от неожиданности глаза. Перед простиралась ослепительная белоснежная пустыня, начинавшаяся сразу за порогом, точно весь двор интерната занесло песком.</text:p>
      <text:p text:style-name="P3">Все еще прикрывая ладонью глаза от беспощадного пустынного солнца, Ана вышла из подъезда. Песок обжигал ее босые ноги, было больно делать каждый шаг, но еще больнее - просто стоять на месте. По лицу Аны стекали слезы, однако она не могла вернуться. Ей нужно было идти.</text:p>
      <text:p text:style-name="P3">Где-то вдалеке виднелся город - высокие каменные строения, выглядевшие уныло-серыми, как если бы глаз переставал различать на таком расстоянии цвета. Да и весь город казался каким-то бесплотным и напоминал навязчивый пустынный мираж. Ана отвернулась и направилась в противоположную сторону. Она шла, вздрагивая от боли, навстречу кошмарной клокочущей темноте - надвигался проливной дождь или даже ураган. Резко усилился ветер и обдавал ее лицо песком. Ана не всегда даже успевала прикрыться руками, и песок попадал ей в глаза.</text:p>
      <text:p text:style-name="P3">Здание интерната скрылось где-то позади, утонуло в песке. Ана чувствовала сильную постоянно нарастающую боль в груди, которая была <text:soft-page-break/>сильнее, чем даже жар от песка, обжигавший ее ноги и заглушала все остальные чувство - как будто только благодаря этой боли она находила в себе силы идти дальше. Дышать стало тяжело, раскаленный пустынный воздух обжигал легкие, Ана изнывала от усталости, ослабленно дрожали ее ноги, увязавшие в горячем бесцветном песке, но продолжала идти.</text:p>
      <text:p text:style-name="P3">Ей осталось совсем немного - лишь несколько шагов, несколько судорожных вздохов. Она не оглядывалась - смотреть назад не имело смысла, здание интерната исчезло за дюнами, городской мираж словно растаял на ветру. Ана смотрела вперед, на приближающуюся темноту. Всего несколько шагов, думала Ана. А потом я упаду, и зыбучий песок поглотит меня, и я сама стану песком. Но это чувство в груди, эта боль, эта память о том, казалось, позабыто уже давным-давно - это то во мне, что никогда не умрет.</text:p>
      <text:p text:style-name="P3">Вдалеке засверкала молния, потом по пустыне прокатился тяжелый раскатистый гром, напоминавший поступь неумолимого шестирукого божества. В руках его лук и копье. Все шесть голов его смотрят на Ану. Его взгляд затмевает солнце, а дыхание обращается в жаркий пустынный ветер, от которого идет горлом кровь. Но Ана продолжает идти.</text:p>
      <text:p text:style-name="P3">Где-то там, в самом центре пустыни, рождается дождь. Шаг, еще один шаг. И нет ничего страшнее дождя, дождя со спящих земель, где есть лишь темнота, безвоздушное пространство, глубокий сумрак, который затягивает всю планету.</text:p>
      <text:p text:style-name="P3">Еще один шаг.</text:p>
      <text:p text:style-name="P3">Ана уже не видела, куда идет, воспаленные глаза слезились. Песок, поднятый ветром, обжигал кожу. Ноги стали тяжелыми, и Ане приходилось делать невыносимое усилие просто для того, чтобы идти. Но она уже не чувствовала боли - кроме той, что росла у нее в груди.</text:p>
      <text:p text:style-name="P3">Город давно стал миражом, обратился в песок, слился с пустыней. Ее интернат словно никогда не существовал. Разгневанное божество шествовало по пустыне. Скоро все спутники сойдут с орбиты, сгорят в атмосфере и упадут пылающими огнями в красные пески. Навеки замолкнут все передатчики, и никто больше не услышит человеческую речь. Будет греметь гром, поднимется буря, а потом настанет вечный час тишины, в память о тех, кто навсегда остался в пустыне, и уже не будет никаких следов того, что они жили когда-то - лишь осколки, погребенные в дюнах, лишь прах, смешанный с песком.</text:p>
      <text:p text:style-name="P3">А потом все начнется снова.</text:p>
      <text:p text:style-name="P3">Ана остановилась. Идти дальше уже не было сил. Ей показалось, что на лицо ей упали горячие капли дождя, и что этот последний дождь исцелит ее, превратит всю пустыню в море, а потом отступит - и вновь возникнет город, поднимутся из песка высокие стены, зажгутся <text:soft-page-break/>бесчисленные огни, поезда начнут ходить по эстакадам, и музыка как молитва, как первая передача нового мира польется из тысяч приемников, прерываемая легким шумом помех.</text:p>
      <text:p text:style-name="P3">Но она уже не вернется назад.</text:p>
      <text:p text:style-name="P3"/>
      <text:p text:style-name="P3">21.06.2009</text:p>
      <text:p text:style-name="P3">16.10.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1H26M57S</meta:editing-duration>
    <meta:editing-cycles>19</meta:editing-cycles>
    <meta:generator>OpenOffice.org/3.1$Win32 OpenOffice.org_project/310m11$Build-9399</meta:generator>
    <dc:date>2009-11-06T04:33:27.65</dc:date>
    <dc:creator>Василий Воронков</dc:creator>
    <meta:document-statistic meta:table-count="0" meta:image-count="0" meta:object-count="0" meta:page-count="124" meta:paragraph-count="1345" meta:word-count="45312" meta:character-count="293886"/>
    <meta:user-defined meta:name="Info 1"/>
    <meta:user-defined meta:name="Info 2"/>
    <meta:user-defined meta:name="Info 3"/>
    <meta:user-defined meta:name="Info 4"/>
  </office:meta>
</office:document-meta>
</file>